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About">
      <style:table-properties table:display="true" style:writing-mode="lr-tb"/>
    </style:style>
    <style:style style:name="ta2" style:family="table" style:master-page-name="PageStyle_5f_Current_20_Financials">
      <style:table-properties table:display="true" style:writing-mode="lr-tb"/>
    </style:style>
    <style:style style:name="ta3" style:family="table" style:master-page-name="PageStyle_5f_Ten_20_Year_20_Plan">
      <style:table-properties table:display="true" style:writing-mode="lr-tb"/>
    </style:style>
    <style:style style:name="ta4" style:family="table" style:master-page-name="PageStyle_5f_Current_20_Year_20_Planner">
      <style:table-properties table:display="true" style:writing-mode="lr-tb"/>
    </style:style>
    <style:style style:name="ta5" style:family="table" style:master-page-name="PageStyle_5f_Planning_20_and_20_Projections">
      <style:table-properties table:display="true" style:writing-mode="lr-tb"/>
    </style:style>
    <style:style style:name="ta6" style:family="table" style:master-page-name="PageStyle_5f_Budget_20_Summary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33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="none" style:rotation-align="non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 style:cell-protect="protected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dddddd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dddddd" style:cell-protect="protected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33">
      <style:table-cell-properties fo:background-color="#dddddd" style:cell-protect="protected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33">
      <style:table-cell-properties fo:background-color="#dddddd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34">
      <style:table-cell-properties style:rotation-align="none"/>
    </style:style>
    <style:style style:name="ce3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style:rotation-align="none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35">
      <style:table-cell-properties style:rotation-align="none"/>
    </style:style>
    <style:style style:name="ce36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fo:background-color="#dddddd" style:cell-protect="none" style:print-content="true" style:rotation-align="none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36">
      <style:table-cell-properties style:rotation-align="non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8">
      <style:table-cell-properties style:rotation-align="none"/>
    </style:style>
    <style:style style:name="ce48" style:family="table-cell" style:parent-style-name="Default" style:data-style-name="N137">
      <style:table-cell-properties style:rotation-align="none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9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3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74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7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()&gt;=2017" table:allow-empty-cell="true" table:base-cell-address="'Budget Summary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Budget Summary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Budget Summary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>
            <text:p>ReserveFundBudge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ion: 1.4.6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This spreadsheet was created by the Trustees of the Brittany, Tokai Villas Body Corporate in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consultation with Property Principals CC. It is intended to assist in drawing up a reserve fund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budget as required by the Sectional Titles Schemes Management Regulations <text:s/>and to ensur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that a Sectional Title scheme has sufficient reserves to fund its maintenance plan.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This program is free software: you can redistribute it and/or modify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it under the terms of the GNU General Public License version 3 as published by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the Free Software Foundation.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This program is distributed in the hope that it will be useful,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MERCHANTABILITY or FITNESS FOR A PARTICULAR PURPOSE. <text:s/>See th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GNU General Public License for more details.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You should have received a copy of the GNU General Public Licens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4"/>along with this program. <text:s/>If not, see &lt;http://www.gnu.org/licenses/&gt;.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a xlink:href="mailto:trustees@brittanytokaivillas.com" xlink:type="simple">Contact: trustees@brittanytokaivillas.com</text:a></text:p>
          </table:table-cell>
          <table:table-cell table:number-columns-repeated="1023"/>
        </table:table-row>
        <table:table-row table:style-name="ro3" table:number-rows-repeated="4">
          <table:table-cell table:style-name="ce3"/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rent Financials" table:style-name="ta2" table:protected="true">
        <loext:table-protection loext:select-unprotected-cells="true"/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2" table:number-columns-repeated="1022" table:default-cell-style-name="ce6"/>
        <table:table-row table:style-name="ro4">
          <table:table-cell table:style-name="ce7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This worksheet contains: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9" table:number-columns-spanned="2" table:number-rows-spanned="1"/>
          <table:covered-table-cell table:style-name="ce13"/>
          <table:table-cell/>
          <table:table-cell table:style-name="ce18"/>
          <table:table-cell table:number-columns-repeated="1020"/>
        </table:table-row>
        <table:table-row table:style-name="ro3">
          <table:table-cell table:style-name="ce4" office:value-type="string" calcext:value-type="string">
            <text:p>In this and other worksheets, grey cells are editable and need to be populated.</text:p>
          </table:table-cell>
          <table:table-cell table:style-name="ce3"/>
          <table:table-cell/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3"/>
          <table:table-cell/>
          <table:table-cell table:style-name="ce18"/>
          <table:table-cell table:number-columns-repeated="1020"/>
        </table:table-row>
        <table:table-row table:style-name="ro3">
          <table:table-cell table:style-name="ce9" table:number-columns-spanned="2" table:number-rows-spanned="1"/>
          <table:covered-table-cell table:style-name="ce13"/>
          <table:table-cell table:number-columns-repeated="102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4"/>
          <table:table-cell table:number-columns-repeated="1022"/>
        </table:table-row>
        <table:table-row table:style-name="ro3">
          <table:table-cell table:style-name="ce11" office:value-type="string" calcext:value-type="string">
            <text:p>Current Financial Year</text:p>
          </table:table-cell>
          <table:table-cell table:style-name="ce15" table:content-validation-name="val1" office:value-type="float" office:value="2023" calcext:value-type="float">
            <text:p>2023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Previous year administrative costs</text:p>
          </table:table-cell>
          <table:table-cell table:style-name="ce16" office:value-type="currency" office:currency="ZAR" office:value="0" calcext:value-type="currency">
            <office:annotation draw:style-name="gr1" draw:text-style-name="P2" svg:width="2.893cm" svg:height="4.151cm" svg:x="14.523cm" svg:y="4.132cm" draw:caption-point-x="-0.618cm" draw:caption-point-y="1.499cm">
              <dc:date>2023-01-01T00:00:00</dc:date>
              <text:p text:style-name="P1">Administrative costs includes amounts to be spent on employees, insurance, utilities, repairs and maintenance, etc..</text:p>
            </office:annotation>
            <text:p>R 0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Previous year total budget</text:p>
          </table:table-cell>
          <table:table-cell table:style-name="ce16" office:value-type="currency" office:currency="ZAR" office:value="1457222" calcext:value-type="currency">
            <text:p>R 1 457 222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urrent year projected administrative costs</text:p>
          </table:table-cell>
          <table:table-cell table:style-name="ce16" office:value-type="currency" office:currency="ZAR" office:value="1194840" calcext:value-type="currency">
            <office:annotation draw:style-name="gr2" draw:text-style-name="P2" svg:width="2.893cm" svg:height="4.546cm" svg:x="14.523cm" svg:y="5.035cm" draw:caption-point-x="-0.618cm" draw:caption-point-y="1.499cm">
              <dc:date>2023-01-01T00:00:00</dc:date>
              <text:p text:style-name="P1">The total administrative costs includes amounts to be spent on employees, insurance, utilities, repairs and maintenance, etc..</text:p>
            </office:annotation>
            <text:p>R 1 194 840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urrent year projected repairs and maintenance costs</text:p>
          </table:table-cell>
          <table:table-cell table:style-name="ce16" office:value-type="currency" office:currency="ZAR" office:value="438600" calcext:value-type="currency">
            <office:annotation draw:style-name="gr3" draw:text-style-name="P2" svg:width="2.893cm" svg:height="4.942cm" svg:x="14.523cm" svg:y="5.486cm" draw:caption-point-x="-0.618cm" draw:caption-point-y="1.5cm">
              <dc:date>2023-01-01T00:00:00</dc:date>
              <text:p text:style-name="P1">The repairs and maintenance costs from the administrative budget are needed to determine the minimum amount that needs to be contributed to the reserve fund.</text:p>
            </office:annotation>
            <text:p>R 438 600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urrent year initial reserve fund amount</text:p>
          </table:table-cell>
          <table:table-cell table:style-name="ce16" office:value-type="currency" office:currency="ZAR" office:value="1964455" calcext:value-type="currency">
            <text:p>R 1 964 455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Assumed inflation rate</text:p>
          </table:table-cell>
          <table:table-cell table:style-name="ce17" office:value-type="percentage" office:value="0.05" calcext:value-type="percentage">
            <office:annotation draw:style-name="gr4" draw:text-style-name="P2" svg:width="2.893cm" svg:height="2.966cm" svg:x="14.523cm" svg:y="6.39cm" draw:caption-point-x="-0.618cm" draw:caption-point-y="1.499cm">
              <dc:date>2023-01-01T00:00:00</dc:date>
              <text:p text:style-name="P1">This spreadsheet assumes that inflation will be constant over the next ten years.</text:p>
            </office:annotation>
            <text:p>5,00%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Bank deposit interest rate</text:p>
          </table:table-cell>
          <table:table-cell table:style-name="ce17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 Year Plan" table:style-name="ta3" table:protected="true">
        <loext:table-protection loext:select-unprotected-cells="true"/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number-columns-repeated="1019" table:default-cell-style-name="ce6"/>
        <table:table-row table:style-name="ro4">
          <table:table-cell table:style-name="ce19" office:value-type="string" calcext:value-type="string" table:number-columns-spanned="4" table:number-rows-spanned="1">
            <text:p>Ten Year Plan</text:p>
          </table:table-cell>
          <table:covered-table-cell table:number-columns-repeated="3" table:style-name="ce2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Budgeted items would include: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<text:s/>- Repainting <text:s/>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<text:s/>- Security enhancements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<text:s/>- Wall and fence repairs and replacement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<text:s/>- Gutter and drainpipe repairs and replacement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table:number-columns-spanned="4" table:number-rows-spanned="1"/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0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1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21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$'Current Financials'.B12]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  <table:table-cell table:style-name="ce30" table:formula="of:=[.K15]+1" office:value-type="float" office:value="2028" calcext:value-type="float">
            <text:p>2028</text:p>
          </table:table-cell>
          <table:table-cell table:style-name="ce30" table:formula="of:=[.L15]+1" office:value-type="float" office:value="2029" calcext:value-type="float">
            <text:p>2029</text:p>
          </table:table-cell>
          <table:table-cell table:style-name="ce30" table:formula="of:=[.M15]+1" office:value-type="float" office:value="2030" calcext:value-type="float">
            <text:p>2030</text:p>
          </table:table-cell>
          <table:table-cell table:style-name="ce30" table:formula="of:=[.N15]+1" office:value-type="float" office:value="2031" calcext:value-type="float">
            <text:p>2031</text:p>
          </table:table-cell>
          <table:table-cell table:style-name="ce30" table:formula="of:=[.O15]+1" office:value-type="float" office:value="2032" calcext:value-type="float">
            <text:p>2032</text:p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Wiring, lighting &amp; electrical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16];[.G$15]&gt;[.$C16]);0;IF(MOD([.G$15]-[.$B16]; [.$D16]) = 0; [.$E1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16];[.H$15]&gt;[.$C16]);0;IF(MOD([.H$15]-[.$B16]; [.$D16]) = 0; [.$E1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16];[.I$15]&gt;[.$C16]);0;IF(MOD([.I$15]-[.$B16]; [.$D16]) = 0; [.$E1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16];[.J$15]&gt;[.$C16]);0;IF(MOD([.J$15]-[.$B16]; [.$D16]) = 0; [.$E1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16];[.K$15]&gt;[.$C16]);0;IF(MOD([.K$15]-[.$B16]; [.$D16]) = 0; [.$E1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16];[.L$15]&gt;[.$C16]);0;IF(MOD([.L$15]-[.$B16]; [.$D16]) = 0; [.$E1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16];[.M$15]&gt;[.$C16]);0;IF(MOD([.M$15]-[.$B16]; [.$D16]) = 0; [.$E1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16];[.N$15]&gt;[.$C16]);0;IF(MOD([.N$15]-[.$B16]; [.$D16]) = 0; [.$E1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16];[.O$15]&gt;[.$C16]);0;IF(MOD([.O$15]-[.$B16]; [.$D16]) = 0; [.$E1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16];[.P$15]&gt;[.$C16]);0;IF(MOD([.P$15]-[.$B16]; [.$D16]) = 0; [.$E1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Light fittings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10000" calcext:value-type="currency">
            <text:p>R 10 000</text:p>
          </table:table-cell>
          <table:table-cell/>
          <table:table-cell table:style-name="ce31" table:formula="of:=(IF(OR([.G$15]&lt;[.$B17];[.G$15]&gt;[.$C17]);0;IF(MOD([.G$15]-[.$B17]; [.$D17]) = 0; [.$E17]; 0)))*(1+[$'Current Financials'.$B$18])^([.G$15]-[$'Current Financials'.$B$12])" office:value-type="float" office:value="10000" calcext:value-type="float">
            <text:p>R 10 000</text:p>
          </table:table-cell>
          <table:table-cell table:style-name="ce31" table:formula="of:=(IF(OR([.H$15]&lt;[.$B17];[.H$15]&gt;[.$C17]);0;IF(MOD([.H$15]-[.$B17]; [.$D17]) = 0; [.$E17]; 0)))*(1+[$'Current Financials'.$B$18])^([.H$15]-[$'Current Financials'.$B$12])" office:value-type="float" office:value="10500" calcext:value-type="float">
            <text:p>R 10 500</text:p>
          </table:table-cell>
          <table:table-cell table:style-name="ce31" table:formula="of:=(IF(OR([.I$15]&lt;[.$B17];[.I$15]&gt;[.$C17]);0;IF(MOD([.I$15]-[.$B17]; [.$D17]) = 0; [.$E17]; 0)))*(1+[$'Current Financials'.$B$18])^([.I$15]-[$'Current Financials'.$B$12])" office:value-type="float" office:value="11025" calcext:value-type="float">
            <text:p>R 11 025</text:p>
          </table:table-cell>
          <table:table-cell table:style-name="ce31" table:formula="of:=(IF(OR([.J$15]&lt;[.$B17];[.J$15]&gt;[.$C17]);0;IF(MOD([.J$15]-[.$B17]; [.$D17]) = 0; [.$E17]; 0)))*(1+[$'Current Financials'.$B$18])^([.J$15]-[$'Current Financials'.$B$12])" office:value-type="float" office:value="11576.25" calcext:value-type="float">
            <text:p>R 11 576</text:p>
          </table:table-cell>
          <table:table-cell table:style-name="ce31" table:formula="of:=(IF(OR([.K$15]&lt;[.$B17];[.K$15]&gt;[.$C17]);0;IF(MOD([.K$15]-[.$B17]; [.$D17]) = 0; [.$E17]; 0)))*(1+[$'Current Financials'.$B$18])^([.K$15]-[$'Current Financials'.$B$12])" office:value-type="float" office:value="12155.0625" calcext:value-type="float">
            <text:p>R 12 155</text:p>
          </table:table-cell>
          <table:table-cell table:style-name="ce31" table:formula="of:=(IF(OR([.L$15]&lt;[.$B17];[.L$15]&gt;[.$C17]);0;IF(MOD([.L$15]-[.$B17]; [.$D17]) = 0; [.$E17]; 0)))*(1+[$'Current Financials'.$B$18])^([.L$15]-[$'Current Financials'.$B$12])" office:value-type="float" office:value="12762.815625" calcext:value-type="float">
            <text:p>R 12 763</text:p>
          </table:table-cell>
          <table:table-cell table:style-name="ce31" table:formula="of:=(IF(OR([.M$15]&lt;[.$B17];[.M$15]&gt;[.$C17]);0;IF(MOD([.M$15]-[.$B17]; [.$D17]) = 0; [.$E17]; 0)))*(1+[$'Current Financials'.$B$18])^([.M$15]-[$'Current Financials'.$B$12])" office:value-type="float" office:value="13400.95640625" calcext:value-type="float">
            <text:p>R 13 401</text:p>
          </table:table-cell>
          <table:table-cell table:style-name="ce31" table:formula="of:=(IF(OR([.N$15]&lt;[.$B17];[.N$15]&gt;[.$C17]);0;IF(MOD([.N$15]-[.$B17]; [.$D17]) = 0; [.$E17]; 0)))*(1+[$'Current Financials'.$B$18])^([.N$15]-[$'Current Financials'.$B$12])" office:value-type="float" office:value="14071.0042265625" calcext:value-type="float">
            <text:p>R 14 071</text:p>
          </table:table-cell>
          <table:table-cell table:style-name="ce31" table:formula="of:=(IF(OR([.O$15]&lt;[.$B17];[.O$15]&gt;[.$C17]);0;IF(MOD([.O$15]-[.$B17]; [.$D17]) = 0; [.$E17]; 0)))*(1+[$'Current Financials'.$B$18])^([.O$15]-[$'Current Financials'.$B$12])" office:value-type="float" office:value="14774.5544378906" calcext:value-type="float">
            <text:p>R 14 775</text:p>
          </table:table-cell>
          <table:table-cell table:style-name="ce31" table:formula="of:=(IF(OR([.P$15]&lt;[.$B17];[.P$15]&gt;[.$C17]);0;IF(MOD([.P$15]-[.$B17]; [.$D17]) = 0; [.$E17]; 0)))*(1+[$'Current Financials'.$B$18])^([.P$15]-[$'Current Financials'.$B$12])" office:value-type="float" office:value="15513.2821597852" calcext:value-type="float">
            <text:p>R 15 513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Gate motor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3" calcext:value-type="float">
            <text:p>3</text:p>
          </table:table-cell>
          <table:table-cell table:style-name="ce29" office:value-type="currency" office:currency="ZAR" office:value="20000" calcext:value-type="currency">
            <text:p>R 20 000</text:p>
          </table:table-cell>
          <table:table-cell/>
          <table:table-cell table:style-name="ce31" table:formula="of:=(IF(OR([.G$15]&lt;[.$B18];[.G$15]&gt;[.$C18]);0;IF(MOD([.G$15]-[.$B18]; [.$D18]) = 0; [.$E18]; 0)))*(1+[$'Current Financials'.$B$18])^([.G$15]-[$'Current Financials'.$B$12])" office:value-type="float" office:value="20000" calcext:value-type="float">
            <text:p>R 20 000</text:p>
          </table:table-cell>
          <table:table-cell table:style-name="ce31" table:formula="of:=(IF(OR([.H$15]&lt;[.$B18];[.H$15]&gt;[.$C18]);0;IF(MOD([.H$15]-[.$B18]; [.$D18]) = 0; [.$E1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18];[.I$15]&gt;[.$C18]);0;IF(MOD([.I$15]-[.$B18]; [.$D18]) = 0; [.$E1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18];[.J$15]&gt;[.$C18]);0;IF(MOD([.J$15]-[.$B18]; [.$D18]) = 0; [.$E18]; 0)))*(1+[$'Current Financials'.$B$18])^([.J$15]-[$'Current Financials'.$B$12])" office:value-type="float" office:value="23152.5" calcext:value-type="float">
            <text:p>R 23 153</text:p>
          </table:table-cell>
          <table:table-cell table:style-name="ce31" table:formula="of:=(IF(OR([.K$15]&lt;[.$B18];[.K$15]&gt;[.$C18]);0;IF(MOD([.K$15]-[.$B18]; [.$D18]) = 0; [.$E1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18];[.L$15]&gt;[.$C18]);0;IF(MOD([.L$15]-[.$B18]; [.$D18]) = 0; [.$E1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18];[.M$15]&gt;[.$C18]);0;IF(MOD([.M$15]-[.$B18]; [.$D18]) = 0; [.$E18]; 0)))*(1+[$'Current Financials'.$B$18])^([.M$15]-[$'Current Financials'.$B$12])" office:value-type="float" office:value="26801.9128125" calcext:value-type="float">
            <text:p>R 26 802</text:p>
          </table:table-cell>
          <table:table-cell table:style-name="ce31" table:formula="of:=(IF(OR([.N$15]&lt;[.$B18];[.N$15]&gt;[.$C18]);0;IF(MOD([.N$15]-[.$B18]; [.$D18]) = 0; [.$E1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18];[.O$15]&gt;[.$C18]);0;IF(MOD([.O$15]-[.$B18]; [.$D18]) = 0; [.$E1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18];[.P$15]&gt;[.$C18]);0;IF(MOD([.P$15]-[.$B18]; [.$D18]) = 0; [.$E18]; 0)))*(1+[$'Current Financials'.$B$18])^([.P$15]-[$'Current Financials'.$B$12])" office:value-type="float" office:value="31026.5643195703" calcext:value-type="float">
            <text:p>R 31 027</text:p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19];[.G$15]&gt;[.$C19]);0;IF(MOD([.G$15]-[.$B19]; [.$D19]) = 0; [.$E1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19];[.H$15]&gt;[.$C19]);0;IF(MOD([.H$15]-[.$B19]; [.$D19]) = 0; [.$E19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19];[.I$15]&gt;[.$C19]);0;IF(MOD([.I$15]-[.$B19]; [.$D19]) = 0; [.$E1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19];[.J$15]&gt;[.$C19]);0;IF(MOD([.J$15]-[.$B19]; [.$D19]) = 0; [.$E1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19];[.K$15]&gt;[.$C19]);0;IF(MOD([.K$15]-[.$B19]; [.$D19]) = 0; [.$E1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19];[.L$15]&gt;[.$C19]);0;IF(MOD([.L$15]-[.$B19]; [.$D19]) = 0; [.$E1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19];[.M$15]&gt;[.$C19]);0;IF(MOD([.M$15]-[.$B19]; [.$D19]) = 0; [.$E1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19];[.N$15]&gt;[.$C19]);0;IF(MOD([.N$15]-[.$B19]; [.$D19]) = 0; [.$E19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19];[.O$15]&gt;[.$C19]);0;IF(MOD([.O$15]-[.$B19]; [.$D19]) = 0; [.$E1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19];[.P$15]&gt;[.$C19]);0;IF(MOD([.P$15]-[.$B19]; [.$D19]) = 0; [.$E1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20];[.G$15]&gt;[.$C20]);0;IF(MOD([.G$15]-[.$B20]; [.$D20]) = 0; [.$E20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0];[.H$15]&gt;[.$C20]);0;IF(MOD([.H$15]-[.$B20]; [.$D20]) = 0; [.$E2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0];[.I$15]&gt;[.$C20]);0;IF(MOD([.I$15]-[.$B20]; [.$D20]) = 0; [.$E2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0];[.J$15]&gt;[.$C20]);0;IF(MOD([.J$15]-[.$B20]; [.$D20]) = 0; [.$E2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0];[.K$15]&gt;[.$C20]);0;IF(MOD([.K$15]-[.$B20]; [.$D20]) = 0; [.$E20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0];[.L$15]&gt;[.$C20]);0;IF(MOD([.L$15]-[.$B20]; [.$D20]) = 0; [.$E2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0];[.M$15]&gt;[.$C20]);0;IF(MOD([.M$15]-[.$B20]; [.$D20]) = 0; [.$E2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0];[.N$15]&gt;[.$C20]);0;IF(MOD([.N$15]-[.$B20]; [.$D20]) = 0; [.$E2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0];[.O$15]&gt;[.$C20]);0;IF(MOD([.O$15]-[.$B20]; [.$D20]) = 0; [.$E20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0];[.P$15]&gt;[.$C20]);0;IF(MOD([.P$15]-[.$B20]; [.$D20]) = 0; [.$E2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21];[.G$15]&gt;[.$C21]);0;IF(MOD([.G$15]-[.$B21]; [.$D21]) = 0; [.$E21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1];[.H$15]&gt;[.$C21]);0;IF(MOD([.H$15]-[.$B21]; [.$D21]) = 0; [.$E21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1];[.I$15]&gt;[.$C21]);0;IF(MOD([.I$15]-[.$B21]; [.$D21]) = 0; [.$E21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1];[.J$15]&gt;[.$C21]);0;IF(MOD([.J$15]-[.$B21]; [.$D21]) = 0; [.$E21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1];[.K$15]&gt;[.$C21]);0;IF(MOD([.K$15]-[.$B21]; [.$D21]) = 0; [.$E21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1];[.L$15]&gt;[.$C21]);0;IF(MOD([.L$15]-[.$B21]; [.$D21]) = 0; [.$E21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1];[.M$15]&gt;[.$C21]);0;IF(MOD([.M$15]-[.$B21]; [.$D21]) = 0; [.$E21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1];[.N$15]&gt;[.$C21]);0;IF(MOD([.N$15]-[.$B21]; [.$D21]) = 0; [.$E21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1];[.O$15]&gt;[.$C21]);0;IF(MOD([.O$15]-[.$B21]; [.$D21]) = 0; [.$E21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1];[.P$15]&gt;[.$C21]);0;IF(MOD([.P$15]-[.$B21]; [.$D21]) = 0; [.$E21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Plumbing, drainage &amp; storm-water system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22];[.G$15]&gt;[.$C22]);0;IF(MOD([.G$15]-[.$B22]; [.$D22]) = 0; [.$E2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2];[.H$15]&gt;[.$C22]);0;IF(MOD([.H$15]-[.$B22]; [.$D22]) = 0; [.$E2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2];[.I$15]&gt;[.$C22]);0;IF(MOD([.I$15]-[.$B22]; [.$D22]) = 0; [.$E2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2];[.J$15]&gt;[.$C22]);0;IF(MOD([.J$15]-[.$B22]; [.$D22]) = 0; [.$E2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2];[.K$15]&gt;[.$C22]);0;IF(MOD([.K$15]-[.$B22]; [.$D22]) = 0; [.$E2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2];[.L$15]&gt;[.$C22]);0;IF(MOD([.L$15]-[.$B22]; [.$D22]) = 0; [.$E2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2];[.M$15]&gt;[.$C22]);0;IF(MOD([.M$15]-[.$B22]; [.$D22]) = 0; [.$E2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2];[.N$15]&gt;[.$C22]);0;IF(MOD([.N$15]-[.$B22]; [.$D22]) = 0; [.$E2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2];[.O$15]&gt;[.$C22]);0;IF(MOD([.O$15]-[.$B22]; [.$D22]) = 0; [.$E2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2];[.P$15]&gt;[.$C22]);0;IF(MOD([.P$15]-[.$B22]; [.$D22]) = 0; [.$E2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Irrigation system</text:p>
          </table:table-cell>
          <table:table-cell table:style-name="ce24" table:content-validation-name="val2" office:value-type="float" office:value="2025" calcext:value-type="float">
            <text:p>2025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5" calcext:value-type="float">
            <text:p>5</text:p>
          </table:table-cell>
          <table:table-cell table:style-name="ce29" office:value-type="currency" office:currency="ZAR" office:value="82000" calcext:value-type="currency">
            <text:p>R 82 000</text:p>
          </table:table-cell>
          <table:table-cell/>
          <table:table-cell table:style-name="ce31" table:formula="of:=(IF(OR([.G$15]&lt;[.$B23];[.G$15]&gt;[.$C23]);0;IF(MOD([.G$15]-[.$B23]; [.$D23]) = 0; [.$E23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3];[.H$15]&gt;[.$C23]);0;IF(MOD([.H$15]-[.$B23]; [.$D23]) = 0; [.$E2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3];[.I$15]&gt;[.$C23]);0;IF(MOD([.I$15]-[.$B23]; [.$D23]) = 0; [.$E23]; 0)))*(1+[$'Current Financials'.$B$18])^([.I$15]-[$'Current Financials'.$B$12])" office:value-type="float" office:value="90405" calcext:value-type="float">
            <text:p>R 90 405</text:p>
          </table:table-cell>
          <table:table-cell table:style-name="ce31" table:formula="of:=(IF(OR([.J$15]&lt;[.$B23];[.J$15]&gt;[.$C23]);0;IF(MOD([.J$15]-[.$B23]; [.$D23]) = 0; [.$E23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3];[.K$15]&gt;[.$C23]);0;IF(MOD([.K$15]-[.$B23]; [.$D23]) = 0; [.$E2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3];[.L$15]&gt;[.$C23]);0;IF(MOD([.L$15]-[.$B23]; [.$D23]) = 0; [.$E2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3];[.M$15]&gt;[.$C23]);0;IF(MOD([.M$15]-[.$B23]; [.$D23]) = 0; [.$E23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3];[.N$15]&gt;[.$C23]);0;IF(MOD([.N$15]-[.$B23]; [.$D23]) = 0; [.$E23]; 0)))*(1+[$'Current Financials'.$B$18])^([.N$15]-[$'Current Financials'.$B$12])" office:value-type="float" office:value="115382.234657813" calcext:value-type="float">
            <text:p>R 115 382</text:p>
          </table:table-cell>
          <table:table-cell table:style-name="ce31" table:formula="of:=(IF(OR([.O$15]&lt;[.$B23];[.O$15]&gt;[.$C23]);0;IF(MOD([.O$15]-[.$B23]; [.$D23]) = 0; [.$E2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3];[.P$15]&gt;[.$C23]);0;IF(MOD([.P$15]-[.$B23]; [.$D23]) = 0; [.$E23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Water meters</text:p>
          </table:table-cell>
          <table:table-cell table:number-columns-repeated="2" table:style-name="ce24" table:content-validation-name="val2" office:value-type="float" office:value="2027" calcext:value-type="float">
            <text:p>2027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640000" calcext:value-type="currency">
            <text:p>R 640 000</text:p>
          </table:table-cell>
          <table:table-cell/>
          <table:table-cell table:style-name="ce31" table:formula="of:=(IF(OR([.G$15]&lt;[.$B24];[.G$15]&gt;[.$C24]);0;IF(MOD([.G$15]-[.$B24]; [.$D24]) = 0; [.$E2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4];[.H$15]&gt;[.$C24]);0;IF(MOD([.H$15]-[.$B24]; [.$D24]) = 0; [.$E2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4];[.I$15]&gt;[.$C24]);0;IF(MOD([.I$15]-[.$B24]; [.$D24]) = 0; [.$E2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4];[.J$15]&gt;[.$C24]);0;IF(MOD([.J$15]-[.$B24]; [.$D24]) = 0; [.$E2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4];[.K$15]&gt;[.$C24]);0;IF(MOD([.K$15]-[.$B24]; [.$D24]) = 0; [.$E24]; 0)))*(1+[$'Current Financials'.$B$18])^([.K$15]-[$'Current Financials'.$B$12])" office:value-type="float" office:value="777924" calcext:value-type="float">
            <text:p>R 777 924</text:p>
          </table:table-cell>
          <table:table-cell table:style-name="ce31" table:formula="of:=(IF(OR([.L$15]&lt;[.$B24];[.L$15]&gt;[.$C24]);0;IF(MOD([.L$15]-[.$B24]; [.$D24]) = 0; [.$E2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4];[.M$15]&gt;[.$C24]);0;IF(MOD([.M$15]-[.$B24]; [.$D24]) = 0; [.$E2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4];[.N$15]&gt;[.$C24]);0;IF(MOD([.N$15]-[.$B24]; [.$D24]) = 0; [.$E2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4];[.O$15]&gt;[.$C24]);0;IF(MOD([.O$15]-[.$B24]; [.$D24]) = 0; [.$E2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4];[.P$15]&gt;[.$C24]);0;IF(MOD([.P$15]-[.$B24]; [.$D24]) = 0; [.$E2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Iron removal</text:p>
          </table:table-cell>
          <table:table-cell table:number-columns-repeated="2"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140000" calcext:value-type="currency">
            <text:p>R 140 000</text:p>
          </table:table-cell>
          <table:table-cell/>
          <table:table-cell table:style-name="ce31" table:formula="of:=(IF(OR([.G$15]&lt;[.$B25];[.G$15]&gt;[.$C25]);0;IF(MOD([.G$15]-[.$B25]; [.$D25]) = 0; [.$E25]; 0)))*(1+[$'Current Financials'.$B$18])^([.G$15]-[$'Current Financials'.$B$12])" office:value-type="float" office:value="140000" calcext:value-type="float">
            <text:p>R 140 000</text:p>
          </table:table-cell>
          <table:table-cell table:style-name="ce31" table:formula="of:=(IF(OR([.H$15]&lt;[.$B25];[.H$15]&gt;[.$C25]);0;IF(MOD([.H$15]-[.$B25]; [.$D25]) = 0; [.$E2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5];[.I$15]&gt;[.$C25]);0;IF(MOD([.I$15]-[.$B25]; [.$D25]) = 0; [.$E2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5];[.J$15]&gt;[.$C25]);0;IF(MOD([.J$15]-[.$B25]; [.$D25]) = 0; [.$E2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5];[.K$15]&gt;[.$C25]);0;IF(MOD([.K$15]-[.$B25]; [.$D25]) = 0; [.$E2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5];[.L$15]&gt;[.$C25]);0;IF(MOD([.L$15]-[.$B25]; [.$D25]) = 0; [.$E2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5];[.M$15]&gt;[.$C25]);0;IF(MOD([.M$15]-[.$B25]; [.$D25]) = 0; [.$E2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5];[.N$15]&gt;[.$C25]);0;IF(MOD([.N$15]-[.$B25]; [.$D25]) = 0; [.$E2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5];[.O$15]&gt;[.$C25]);0;IF(MOD([.O$15]-[.$B25]; [.$D25]) = 0; [.$E2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5];[.P$15]&gt;[.$C25]);0;IF(MOD([.P$15]-[.$B25]; [.$D25]) = 0; [.$E2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Drainage blocks</text:p>
          </table:table-cell>
          <table:table-cell table:number-columns-repeated="2"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110000" calcext:value-type="currency">
            <text:p>R 110 000</text:p>
          </table:table-cell>
          <table:table-cell/>
          <table:table-cell table:style-name="ce31" table:formula="of:=(IF(OR([.G$15]&lt;[.$B26];[.G$15]&gt;[.$C26]);0;IF(MOD([.G$15]-[.$B26]; [.$D26]) = 0; [.$E26]; 0)))*(1+[$'Current Financials'.$B$18])^([.G$15]-[$'Current Financials'.$B$12])" office:value-type="float" office:value="110000" calcext:value-type="float">
            <text:p>R 110 000</text:p>
          </table:table-cell>
          <table:table-cell table:style-name="ce31" table:formula="of:=(IF(OR([.H$15]&lt;[.$B26];[.H$15]&gt;[.$C26]);0;IF(MOD([.H$15]-[.$B26]; [.$D26]) = 0; [.$E2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6];[.I$15]&gt;[.$C26]);0;IF(MOD([.I$15]-[.$B26]; [.$D26]) = 0; [.$E2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6];[.J$15]&gt;[.$C26]);0;IF(MOD([.J$15]-[.$B26]; [.$D26]) = 0; [.$E2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6];[.K$15]&gt;[.$C26]);0;IF(MOD([.K$15]-[.$B26]; [.$D26]) = 0; [.$E2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6];[.L$15]&gt;[.$C26]);0;IF(MOD([.L$15]-[.$B26]; [.$D26]) = 0; [.$E2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6];[.M$15]&gt;[.$C26]);0;IF(MOD([.M$15]-[.$B26]; [.$D26]) = 0; [.$E2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6];[.N$15]&gt;[.$C26]);0;IF(MOD([.N$15]-[.$B26]; [.$D26]) = 0; [.$E2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6];[.O$15]&gt;[.$C26]);0;IF(MOD([.O$15]-[.$B26]; [.$D26]) = 0; [.$E2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6];[.P$15]&gt;[.$C26]);0;IF(MOD([.P$15]-[.$B26]; [.$D26]) = 0; [.$E2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27];[.G$15]&gt;[.$C27]);0;IF(MOD([.G$15]-[.$B27]; [.$D27]) = 0; [.$E2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7];[.H$15]&gt;[.$C27]);0;IF(MOD([.H$15]-[.$B27]; [.$D27]) = 0; [.$E2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7];[.I$15]&gt;[.$C27]);0;IF(MOD([.I$15]-[.$B27]; [.$D27]) = 0; [.$E2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7];[.J$15]&gt;[.$C27]);0;IF(MOD([.J$15]-[.$B27]; [.$D27]) = 0; [.$E2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7];[.K$15]&gt;[.$C27]);0;IF(MOD([.K$15]-[.$B27]; [.$D27]) = 0; [.$E2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7];[.L$15]&gt;[.$C27]);0;IF(MOD([.L$15]-[.$B27]; [.$D27]) = 0; [.$E2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7];[.M$15]&gt;[.$C27]);0;IF(MOD([.M$15]-[.$B27]; [.$D27]) = 0; [.$E2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7];[.N$15]&gt;[.$C27]);0;IF(MOD([.N$15]-[.$B27]; [.$D27]) = 0; [.$E2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7];[.O$15]&gt;[.$C27]);0;IF(MOD([.O$15]-[.$B27]; [.$D27]) = 0; [.$E2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7];[.P$15]&gt;[.$C27]);0;IF(MOD([.P$15]-[.$B27]; [.$D27]) = 0; [.$E2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Painting &amp; waterproofing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28];[.G$15]&gt;[.$C28]);0;IF(MOD([.G$15]-[.$B28]; [.$D28]) = 0; [.$E2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8];[.H$15]&gt;[.$C28]);0;IF(MOD([.H$15]-[.$B28]; [.$D28]) = 0; [.$E2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28];[.I$15]&gt;[.$C28]);0;IF(MOD([.I$15]-[.$B28]; [.$D28]) = 0; [.$E2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8];[.J$15]&gt;[.$C28]);0;IF(MOD([.J$15]-[.$B28]; [.$D28]) = 0; [.$E2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8];[.K$15]&gt;[.$C28]);0;IF(MOD([.K$15]-[.$B28]; [.$D28]) = 0; [.$E2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8];[.L$15]&gt;[.$C28]);0;IF(MOD([.L$15]-[.$B28]; [.$D28]) = 0; [.$E2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8];[.M$15]&gt;[.$C28]);0;IF(MOD([.M$15]-[.$B28]; [.$D28]) = 0; [.$E2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8];[.N$15]&gt;[.$C28]);0;IF(MOD([.N$15]-[.$B28]; [.$D28]) = 0; [.$E2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28];[.O$15]&gt;[.$C28]);0;IF(MOD([.O$15]-[.$B28]; [.$D28]) = 0; [.$E2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8];[.P$15]&gt;[.$C28]);0;IF(MOD([.P$15]-[.$B28]; [.$D28]) = 0; [.$E2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Walls</text:p>
          </table:table-cell>
          <table:table-cell table:style-name="ce24" table:content-validation-name="val2" office:value-type="float" office:value="2024" calcext:value-type="float">
            <text:p>2024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6" calcext:value-type="float">
            <text:p>6</text:p>
          </table:table-cell>
          <table:table-cell table:style-name="ce29" office:value-type="currency" office:currency="ZAR" office:value="1200000" calcext:value-type="currency">
            <text:p>R 1 200 000</text:p>
          </table:table-cell>
          <table:table-cell/>
          <table:table-cell table:style-name="ce31" table:formula="of:=(IF(OR([.G$15]&lt;[.$B29];[.G$15]&gt;[.$C29]);0;IF(MOD([.G$15]-[.$B29]; [.$D29]) = 0; [.$E2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29];[.H$15]&gt;[.$C29]);0;IF(MOD([.H$15]-[.$B29]; [.$D29]) = 0; [.$E29]; 0)))*(1+[$'Current Financials'.$B$18])^([.H$15]-[$'Current Financials'.$B$12])" office:value-type="float" office:value="1260000" calcext:value-type="float">
            <text:p>R 1 260 000</text:p>
          </table:table-cell>
          <table:table-cell table:style-name="ce31" table:formula="of:=(IF(OR([.I$15]&lt;[.$B29];[.I$15]&gt;[.$C29]);0;IF(MOD([.I$15]-[.$B29]; [.$D29]) = 0; [.$E2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29];[.J$15]&gt;[.$C29]);0;IF(MOD([.J$15]-[.$B29]; [.$D29]) = 0; [.$E2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29];[.K$15]&gt;[.$C29]);0;IF(MOD([.K$15]-[.$B29]; [.$D29]) = 0; [.$E2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29];[.L$15]&gt;[.$C29]);0;IF(MOD([.L$15]-[.$B29]; [.$D29]) = 0; [.$E2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29];[.M$15]&gt;[.$C29]);0;IF(MOD([.M$15]-[.$B29]; [.$D29]) = 0; [.$E2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29];[.N$15]&gt;[.$C29]);0;IF(MOD([.N$15]-[.$B29]; [.$D29]) = 0; [.$E29]; 0)))*(1+[$'Current Financials'.$B$18])^([.N$15]-[$'Current Financials'.$B$12])" office:value-type="float" office:value="1688520.5071875" calcext:value-type="float">
            <text:p>R 1 688 521</text:p>
          </table:table-cell>
          <table:table-cell table:style-name="ce31" table:formula="of:=(IF(OR([.O$15]&lt;[.$B29];[.O$15]&gt;[.$C29]);0;IF(MOD([.O$15]-[.$B29]; [.$D29]) = 0; [.$E2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29];[.P$15]&gt;[.$C29]);0;IF(MOD([.P$15]-[.$B29]; [.$D29]) = 0; [.$E2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Woodwork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4" calcext:value-type="float">
            <text:p>4</text:p>
          </table:table-cell>
          <table:table-cell table:style-name="ce29" office:value-type="currency" office:currency="ZAR" office:value="280000" calcext:value-type="currency">
            <text:p>R 280 000</text:p>
          </table:table-cell>
          <table:table-cell/>
          <table:table-cell table:style-name="ce31" table:formula="of:=(IF(OR([.G$15]&lt;[.$B30];[.G$15]&gt;[.$C30]);0;IF(MOD([.G$15]-[.$B30]; [.$D30]) = 0; [.$E30]; 0)))*(1+[$'Current Financials'.$B$18])^([.G$15]-[$'Current Financials'.$B$12])" office:value-type="float" office:value="280000" calcext:value-type="float">
            <text:p>R 280 000</text:p>
          </table:table-cell>
          <table:table-cell table:style-name="ce31" table:formula="of:=(IF(OR([.H$15]&lt;[.$B30];[.H$15]&gt;[.$C30]);0;IF(MOD([.H$15]-[.$B30]; [.$D30]) = 0; [.$E3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0];[.I$15]&gt;[.$C30]);0;IF(MOD([.I$15]-[.$B30]; [.$D30]) = 0; [.$E3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0];[.J$15]&gt;[.$C30]);0;IF(MOD([.J$15]-[.$B30]; [.$D30]) = 0; [.$E3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0];[.K$15]&gt;[.$C30]);0;IF(MOD([.K$15]-[.$B30]; [.$D30]) = 0; [.$E30]; 0)))*(1+[$'Current Financials'.$B$18])^([.K$15]-[$'Current Financials'.$B$12])" office:value-type="float" office:value="340341.75" calcext:value-type="float">
            <text:p>R 340 342</text:p>
          </table:table-cell>
          <table:table-cell table:style-name="ce31" table:formula="of:=(IF(OR([.L$15]&lt;[.$B30];[.L$15]&gt;[.$C30]);0;IF(MOD([.L$15]-[.$B30]; [.$D30]) = 0; [.$E3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0];[.M$15]&gt;[.$C30]);0;IF(MOD([.M$15]-[.$B30]; [.$D30]) = 0; [.$E3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0];[.N$15]&gt;[.$C30]);0;IF(MOD([.N$15]-[.$B30]; [.$D30]) = 0; [.$E3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0];[.O$15]&gt;[.$C30]);0;IF(MOD([.O$15]-[.$B30]; [.$D30]) = 0; [.$E30]; 0)))*(1+[$'Current Financials'.$B$18])^([.O$15]-[$'Current Financials'.$B$12])" office:value-type="float" office:value="413687.524260938" calcext:value-type="float">
            <text:p>R 413 688</text:p>
          </table:table-cell>
          <table:table-cell table:style-name="ce31" table:formula="of:=(IF(OR([.P$15]&lt;[.$B30];[.P$15]&gt;[.$C30]);0;IF(MOD([.P$15]-[.$B30]; [.$D30]) = 0; [.$E3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Aluminium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10000" calcext:value-type="currency">
            <text:p>R 10 000</text:p>
          </table:table-cell>
          <table:table-cell/>
          <table:table-cell table:style-name="ce31" table:formula="of:=(IF(OR([.G$15]&lt;[.$B31];[.G$15]&gt;[.$C31]);0;IF(MOD([.G$15]-[.$B31]; [.$D31]) = 0; [.$E31]; 0)))*(1+[$'Current Financials'.$B$18])^([.G$15]-[$'Current Financials'.$B$12])" office:value-type="float" office:value="10000" calcext:value-type="float">
            <text:p>R 10 000</text:p>
          </table:table-cell>
          <table:table-cell table:style-name="ce31" table:formula="of:=(IF(OR([.H$15]&lt;[.$B31];[.H$15]&gt;[.$C31]);0;IF(MOD([.H$15]-[.$B31]; [.$D31]) = 0; [.$E31]; 0)))*(1+[$'Current Financials'.$B$18])^([.H$15]-[$'Current Financials'.$B$12])" office:value-type="float" office:value="10500" calcext:value-type="float">
            <text:p>R 10 500</text:p>
          </table:table-cell>
          <table:table-cell table:style-name="ce31" table:formula="of:=(IF(OR([.I$15]&lt;[.$B31];[.I$15]&gt;[.$C31]);0;IF(MOD([.I$15]-[.$B31]; [.$D31]) = 0; [.$E31]; 0)))*(1+[$'Current Financials'.$B$18])^([.I$15]-[$'Current Financials'.$B$12])" office:value-type="float" office:value="11025" calcext:value-type="float">
            <text:p>R 11 025</text:p>
          </table:table-cell>
          <table:table-cell table:style-name="ce31" table:formula="of:=(IF(OR([.J$15]&lt;[.$B31];[.J$15]&gt;[.$C31]);0;IF(MOD([.J$15]-[.$B31]; [.$D31]) = 0; [.$E31]; 0)))*(1+[$'Current Financials'.$B$18])^([.J$15]-[$'Current Financials'.$B$12])" office:value-type="float" office:value="11576.25" calcext:value-type="float">
            <text:p>R 11 576</text:p>
          </table:table-cell>
          <table:table-cell table:style-name="ce31" table:formula="of:=(IF(OR([.K$15]&lt;[.$B31];[.K$15]&gt;[.$C31]);0;IF(MOD([.K$15]-[.$B31]; [.$D31]) = 0; [.$E31]; 0)))*(1+[$'Current Financials'.$B$18])^([.K$15]-[$'Current Financials'.$B$12])" office:value-type="float" office:value="12155.0625" calcext:value-type="float">
            <text:p>R 12 155</text:p>
          </table:table-cell>
          <table:table-cell table:style-name="ce31" table:formula="of:=(IF(OR([.L$15]&lt;[.$B31];[.L$15]&gt;[.$C31]);0;IF(MOD([.L$15]-[.$B31]; [.$D31]) = 0; [.$E31]; 0)))*(1+[$'Current Financials'.$B$18])^([.L$15]-[$'Current Financials'.$B$12])" office:value-type="float" office:value="12762.815625" calcext:value-type="float">
            <text:p>R 12 763</text:p>
          </table:table-cell>
          <table:table-cell table:style-name="ce31" table:formula="of:=(IF(OR([.M$15]&lt;[.$B31];[.M$15]&gt;[.$C31]);0;IF(MOD([.M$15]-[.$B31]; [.$D31]) = 0; [.$E31]; 0)))*(1+[$'Current Financials'.$B$18])^([.M$15]-[$'Current Financials'.$B$12])" office:value-type="float" office:value="13400.95640625" calcext:value-type="float">
            <text:p>R 13 401</text:p>
          </table:table-cell>
          <table:table-cell table:style-name="ce31" table:formula="of:=(IF(OR([.N$15]&lt;[.$B31];[.N$15]&gt;[.$C31]);0;IF(MOD([.N$15]-[.$B31]; [.$D31]) = 0; [.$E31]; 0)))*(1+[$'Current Financials'.$B$18])^([.N$15]-[$'Current Financials'.$B$12])" office:value-type="float" office:value="14071.0042265625" calcext:value-type="float">
            <text:p>R 14 071</text:p>
          </table:table-cell>
          <table:table-cell table:style-name="ce31" table:formula="of:=(IF(OR([.O$15]&lt;[.$B31];[.O$15]&gt;[.$C31]);0;IF(MOD([.O$15]-[.$B31]; [.$D31]) = 0; [.$E31]; 0)))*(1+[$'Current Financials'.$B$18])^([.O$15]-[$'Current Financials'.$B$12])" office:value-type="float" office:value="14774.5544378906" calcext:value-type="float">
            <text:p>R 14 775</text:p>
          </table:table-cell>
          <table:table-cell table:style-name="ce31" table:formula="of:=(IF(OR([.P$15]&lt;[.$B31];[.P$15]&gt;[.$C31]);0;IF(MOD([.P$15]-[.$B31]; [.$D31]) = 0; [.$E31]; 0)))*(1+[$'Current Financials'.$B$18])^([.P$15]-[$'Current Financials'.$B$12])" office:value-type="float" office:value="15513.2821597852" calcext:value-type="float">
            <text:p>R 15 513</text:p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32];[.G$15]&gt;[.$C32]);0;IF(MOD([.G$15]-[.$B32]; [.$D32]) = 0; [.$E3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2];[.H$15]&gt;[.$C32]);0;IF(MOD([.H$15]-[.$B32]; [.$D32]) = 0; [.$E3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2];[.I$15]&gt;[.$C32]);0;IF(MOD([.I$15]-[.$B32]; [.$D32]) = 0; [.$E3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2];[.J$15]&gt;[.$C32]);0;IF(MOD([.J$15]-[.$B32]; [.$D32]) = 0; [.$E3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2];[.K$15]&gt;[.$C32]);0;IF(MOD([.K$15]-[.$B32]; [.$D32]) = 0; [.$E3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2];[.L$15]&gt;[.$C32]);0;IF(MOD([.L$15]-[.$B32]; [.$D32]) = 0; [.$E3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2];[.M$15]&gt;[.$C32]);0;IF(MOD([.M$15]-[.$B32]; [.$D32]) = 0; [.$E3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2];[.N$15]&gt;[.$C32]);0;IF(MOD([.N$15]-[.$B32]; [.$D32]) = 0; [.$E3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2];[.O$15]&gt;[.$C32]);0;IF(MOD([.O$15]-[.$B32]; [.$D32]) = 0; [.$E3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2];[.P$15]&gt;[.$C32]);0;IF(MOD([.P$15]-[.$B32]; [.$D32]) = 0; [.$E3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33];[.G$15]&gt;[.$C33]);0;IF(MOD([.G$15]-[.$B33]; [.$D33]) = 0; [.$E33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3];[.H$15]&gt;[.$C33]);0;IF(MOD([.H$15]-[.$B33]; [.$D33]) = 0; [.$E3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3];[.I$15]&gt;[.$C33]);0;IF(MOD([.I$15]-[.$B33]; [.$D33]) = 0; [.$E33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3];[.J$15]&gt;[.$C33]);0;IF(MOD([.J$15]-[.$B33]; [.$D33]) = 0; [.$E33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3];[.K$15]&gt;[.$C33]);0;IF(MOD([.K$15]-[.$B33]; [.$D33]) = 0; [.$E3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3];[.L$15]&gt;[.$C33]);0;IF(MOD([.L$15]-[.$B33]; [.$D33]) = 0; [.$E3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3];[.M$15]&gt;[.$C33]);0;IF(MOD([.M$15]-[.$B33]; [.$D33]) = 0; [.$E33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3];[.N$15]&gt;[.$C33]);0;IF(MOD([.N$15]-[.$B33]; [.$D33]) = 0; [.$E33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3];[.O$15]&gt;[.$C33]);0;IF(MOD([.O$15]-[.$B33]; [.$D33]) = 0; [.$E3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3];[.P$15]&gt;[.$C33]);0;IF(MOD([.P$15]-[.$B33]; [.$D33]) = 0; [.$E33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Security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34];[.G$15]&gt;[.$C34]);0;IF(MOD([.G$15]-[.$B34]; [.$D34]) = 0; [.$E3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4];[.H$15]&gt;[.$C34]);0;IF(MOD([.H$15]-[.$B34]; [.$D34]) = 0; [.$E3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4];[.I$15]&gt;[.$C34]);0;IF(MOD([.I$15]-[.$B34]; [.$D34]) = 0; [.$E3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4];[.J$15]&gt;[.$C34]);0;IF(MOD([.J$15]-[.$B34]; [.$D34]) = 0; [.$E3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4];[.K$15]&gt;[.$C34]);0;IF(MOD([.K$15]-[.$B34]; [.$D34]) = 0; [.$E3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4];[.L$15]&gt;[.$C34]);0;IF(MOD([.L$15]-[.$B34]; [.$D34]) = 0; [.$E3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4];[.M$15]&gt;[.$C34]);0;IF(MOD([.M$15]-[.$B34]; [.$D34]) = 0; [.$E3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4];[.N$15]&gt;[.$C34]);0;IF(MOD([.N$15]-[.$B34]; [.$D34]) = 0; [.$E3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4];[.O$15]&gt;[.$C34]);0;IF(MOD([.O$15]-[.$B34]; [.$D34]) = 0; [.$E3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4];[.P$15]&gt;[.$C34]);0;IF(MOD([.P$15]-[.$B34]; [.$D34]) = 0; [.$E3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Electric fence</text:p>
          </table:table-cell>
          <table:table-cell table:style-name="ce24" table:content-validation-name="val2" office:value-type="float" office:value="2024" calcext:value-type="float">
            <text:p>2024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0" calcext:value-type="float">
            <text:p>10</text:p>
          </table:table-cell>
          <table:table-cell table:style-name="ce29" office:value-type="currency" office:currency="ZAR" office:value="126000" calcext:value-type="currency">
            <text:p>R 126 000</text:p>
          </table:table-cell>
          <table:table-cell/>
          <table:table-cell table:style-name="ce31" table:formula="of:=(IF(OR([.G$15]&lt;[.$B35];[.G$15]&gt;[.$C35]);0;IF(MOD([.G$15]-[.$B35]; [.$D35]) = 0; [.$E3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5];[.H$15]&gt;[.$C35]);0;IF(MOD([.H$15]-[.$B35]; [.$D35]) = 0; [.$E35]; 0)))*(1+[$'Current Financials'.$B$18])^([.H$15]-[$'Current Financials'.$B$12])" office:value-type="float" office:value="132300" calcext:value-type="float">
            <text:p>R 132 300</text:p>
          </table:table-cell>
          <table:table-cell table:style-name="ce31" table:formula="of:=(IF(OR([.I$15]&lt;[.$B35];[.I$15]&gt;[.$C35]);0;IF(MOD([.I$15]-[.$B35]; [.$D35]) = 0; [.$E3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5];[.J$15]&gt;[.$C35]);0;IF(MOD([.J$15]-[.$B35]; [.$D35]) = 0; [.$E3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5];[.K$15]&gt;[.$C35]);0;IF(MOD([.K$15]-[.$B35]; [.$D35]) = 0; [.$E3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5];[.L$15]&gt;[.$C35]);0;IF(MOD([.L$15]-[.$B35]; [.$D35]) = 0; [.$E3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5];[.M$15]&gt;[.$C35]);0;IF(MOD([.M$15]-[.$B35]; [.$D35]) = 0; [.$E3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5];[.N$15]&gt;[.$C35]);0;IF(MOD([.N$15]-[.$B35]; [.$D35]) = 0; [.$E3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5];[.O$15]&gt;[.$C35]);0;IF(MOD([.O$15]-[.$B35]; [.$D35]) = 0; [.$E3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5];[.P$15]&gt;[.$C35]);0;IF(MOD([.P$15]-[.$B35]; [.$D35]) = 0; [.$E3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Cameras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2" calcext:value-type="float">
            <text:p>2</text:p>
          </table:table-cell>
          <table:table-cell table:style-name="ce29" office:value-type="currency" office:currency="ZAR" office:value="10000" calcext:value-type="currency">
            <text:p>R 10 000</text:p>
          </table:table-cell>
          <table:table-cell/>
          <table:table-cell table:style-name="ce31" table:formula="of:=(IF(OR([.G$15]&lt;[.$B36];[.G$15]&gt;[.$C36]);0;IF(MOD([.G$15]-[.$B36]; [.$D36]) = 0; [.$E36]; 0)))*(1+[$'Current Financials'.$B$18])^([.G$15]-[$'Current Financials'.$B$12])" office:value-type="float" office:value="10000" calcext:value-type="float">
            <text:p>R 10 000</text:p>
          </table:table-cell>
          <table:table-cell table:style-name="ce31" table:formula="of:=(IF(OR([.H$15]&lt;[.$B36];[.H$15]&gt;[.$C36]);0;IF(MOD([.H$15]-[.$B36]; [.$D36]) = 0; [.$E3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6];[.I$15]&gt;[.$C36]);0;IF(MOD([.I$15]-[.$B36]; [.$D36]) = 0; [.$E36]; 0)))*(1+[$'Current Financials'.$B$18])^([.I$15]-[$'Current Financials'.$B$12])" office:value-type="float" office:value="11025" calcext:value-type="float">
            <text:p>R 11 025</text:p>
          </table:table-cell>
          <table:table-cell table:style-name="ce31" table:formula="of:=(IF(OR([.J$15]&lt;[.$B36];[.J$15]&gt;[.$C36]);0;IF(MOD([.J$15]-[.$B36]; [.$D36]) = 0; [.$E3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6];[.K$15]&gt;[.$C36]);0;IF(MOD([.K$15]-[.$B36]; [.$D36]) = 0; [.$E36]; 0)))*(1+[$'Current Financials'.$B$18])^([.K$15]-[$'Current Financials'.$B$12])" office:value-type="float" office:value="12155.0625" calcext:value-type="float">
            <text:p>R 12 155</text:p>
          </table:table-cell>
          <table:table-cell table:style-name="ce31" table:formula="of:=(IF(OR([.L$15]&lt;[.$B36];[.L$15]&gt;[.$C36]);0;IF(MOD([.L$15]-[.$B36]; [.$D36]) = 0; [.$E3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6];[.M$15]&gt;[.$C36]);0;IF(MOD([.M$15]-[.$B36]; [.$D36]) = 0; [.$E36]; 0)))*(1+[$'Current Financials'.$B$18])^([.M$15]-[$'Current Financials'.$B$12])" office:value-type="float" office:value="13400.95640625" calcext:value-type="float">
            <text:p>R 13 401</text:p>
          </table:table-cell>
          <table:table-cell table:style-name="ce31" table:formula="of:=(IF(OR([.N$15]&lt;[.$B36];[.N$15]&gt;[.$C36]);0;IF(MOD([.N$15]-[.$B36]; [.$D36]) = 0; [.$E3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6];[.O$15]&gt;[.$C36]);0;IF(MOD([.O$15]-[.$B36]; [.$D36]) = 0; [.$E36]; 0)))*(1+[$'Current Financials'.$B$18])^([.O$15]-[$'Current Financials'.$B$12])" office:value-type="float" office:value="14774.5544378906" calcext:value-type="float">
            <text:p>R 14 775</text:p>
          </table:table-cell>
          <table:table-cell table:style-name="ce31" table:formula="of:=(IF(OR([.P$15]&lt;[.$B36];[.P$15]&gt;[.$C36]);0;IF(MOD([.P$15]-[.$B36]; [.$D36]) = 0; [.$E3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37];[.G$15]&gt;[.$C37]);0;IF(MOD([.G$15]-[.$B37]; [.$D37]) = 0; [.$E3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7];[.H$15]&gt;[.$C37]);0;IF(MOD([.H$15]-[.$B37]; [.$D37]) = 0; [.$E3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7];[.I$15]&gt;[.$C37]);0;IF(MOD([.I$15]-[.$B37]; [.$D37]) = 0; [.$E3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7];[.J$15]&gt;[.$C37]);0;IF(MOD([.J$15]-[.$B37]; [.$D37]) = 0; [.$E3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7];[.K$15]&gt;[.$C37]);0;IF(MOD([.K$15]-[.$B37]; [.$D37]) = 0; [.$E3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7];[.L$15]&gt;[.$C37]);0;IF(MOD([.L$15]-[.$B37]; [.$D37]) = 0; [.$E3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7];[.M$15]&gt;[.$C37]);0;IF(MOD([.M$15]-[.$B37]; [.$D37]) = 0; [.$E3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7];[.N$15]&gt;[.$C37]);0;IF(MOD([.N$15]-[.$B37]; [.$D37]) = 0; [.$E3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7];[.O$15]&gt;[.$C37]);0;IF(MOD([.O$15]-[.$B37]; [.$D37]) = 0; [.$E3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7];[.P$15]&gt;[.$C37]);0;IF(MOD([.P$15]-[.$B37]; [.$D37]) = 0; [.$E3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38];[.G$15]&gt;[.$C38]);0;IF(MOD([.G$15]-[.$B38]; [.$D38]) = 0; [.$E3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8];[.H$15]&gt;[.$C38]);0;IF(MOD([.H$15]-[.$B38]; [.$D38]) = 0; [.$E3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8];[.I$15]&gt;[.$C38]);0;IF(MOD([.I$15]-[.$B38]; [.$D38]) = 0; [.$E3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8];[.J$15]&gt;[.$C38]);0;IF(MOD([.J$15]-[.$B38]; [.$D38]) = 0; [.$E3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8];[.K$15]&gt;[.$C38]);0;IF(MOD([.K$15]-[.$B38]; [.$D38]) = 0; [.$E3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8];[.L$15]&gt;[.$C38]);0;IF(MOD([.L$15]-[.$B38]; [.$D38]) = 0; [.$E3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8];[.M$15]&gt;[.$C38]);0;IF(MOD([.M$15]-[.$B38]; [.$D38]) = 0; [.$E3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8];[.N$15]&gt;[.$C38]);0;IF(MOD([.N$15]-[.$B38]; [.$D38]) = 0; [.$E3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8];[.O$15]&gt;[.$C38]);0;IF(MOD([.O$15]-[.$B38]; [.$D38]) = 0; [.$E3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8];[.P$15]&gt;[.$C38]);0;IF(MOD([.P$15]-[.$B38]; [.$D38]) = 0; [.$E3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39];[.G$15]&gt;[.$C39]);0;IF(MOD([.G$15]-[.$B39]; [.$D39]) = 0; [.$E3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39];[.H$15]&gt;[.$C39]);0;IF(MOD([.H$15]-[.$B39]; [.$D39]) = 0; [.$E39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39];[.I$15]&gt;[.$C39]);0;IF(MOD([.I$15]-[.$B39]; [.$D39]) = 0; [.$E3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39];[.J$15]&gt;[.$C39]);0;IF(MOD([.J$15]-[.$B39]; [.$D39]) = 0; [.$E3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39];[.K$15]&gt;[.$C39]);0;IF(MOD([.K$15]-[.$B39]; [.$D39]) = 0; [.$E3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39];[.L$15]&gt;[.$C39]);0;IF(MOD([.L$15]-[.$B39]; [.$D39]) = 0; [.$E3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39];[.M$15]&gt;[.$C39]);0;IF(MOD([.M$15]-[.$B39]; [.$D39]) = 0; [.$E3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39];[.N$15]&gt;[.$C39]);0;IF(MOD([.N$15]-[.$B39]; [.$D39]) = 0; [.$E39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39];[.O$15]&gt;[.$C39]);0;IF(MOD([.O$15]-[.$B39]; [.$D39]) = 0; [.$E3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39];[.P$15]&gt;[.$C39]);0;IF(MOD([.P$15]-[.$B39]; [.$D39]) = 0; [.$E3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Recreational facilities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40];[.G$15]&gt;[.$C40]);0;IF(MOD([.G$15]-[.$B40]; [.$D40]) = 0; [.$E40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0];[.H$15]&gt;[.$C40]);0;IF(MOD([.H$15]-[.$B40]; [.$D40]) = 0; [.$E4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0];[.I$15]&gt;[.$C40]);0;IF(MOD([.I$15]-[.$B40]; [.$D40]) = 0; [.$E4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0];[.J$15]&gt;[.$C40]);0;IF(MOD([.J$15]-[.$B40]; [.$D40]) = 0; [.$E4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0];[.K$15]&gt;[.$C40]);0;IF(MOD([.K$15]-[.$B40]; [.$D40]) = 0; [.$E40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0];[.L$15]&gt;[.$C40]);0;IF(MOD([.L$15]-[.$B40]; [.$D40]) = 0; [.$E4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0];[.M$15]&gt;[.$C40]);0;IF(MOD([.M$15]-[.$B40]; [.$D40]) = 0; [.$E4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0];[.N$15]&gt;[.$C40]);0;IF(MOD([.N$15]-[.$B40]; [.$D40]) = 0; [.$E4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0];[.O$15]&gt;[.$C40]);0;IF(MOD([.O$15]-[.$B40]; [.$D40]) = 0; [.$E40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0];[.P$15]&gt;[.$C40]);0;IF(MOD([.P$15]-[.$B40]; [.$D40]) = 0; [.$E4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Furntiture</text:p>
          </table:table-cell>
          <table:table-cell table:style-name="ce24" table:content-validation-name="val2" office:value-type="float" office:value="2024" calcext:value-type="float">
            <text:p>2024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3" calcext:value-type="float">
            <text:p>3</text:p>
          </table:table-cell>
          <table:table-cell table:style-name="ce29" office:value-type="currency" office:currency="ZAR" office:value="15000" calcext:value-type="currency">
            <text:p>R 15 000</text:p>
          </table:table-cell>
          <table:table-cell/>
          <table:table-cell table:style-name="ce31" table:formula="of:=(IF(OR([.G$15]&lt;[.$B41];[.G$15]&gt;[.$C41]);0;IF(MOD([.G$15]-[.$B41]; [.$D41]) = 0; [.$E41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1];[.H$15]&gt;[.$C41]);0;IF(MOD([.H$15]-[.$B41]; [.$D41]) = 0; [.$E41]; 0)))*(1+[$'Current Financials'.$B$18])^([.H$15]-[$'Current Financials'.$B$12])" office:value-type="float" office:value="15750" calcext:value-type="float">
            <text:p>R 15 750</text:p>
          </table:table-cell>
          <table:table-cell table:style-name="ce31" table:formula="of:=(IF(OR([.I$15]&lt;[.$B41];[.I$15]&gt;[.$C41]);0;IF(MOD([.I$15]-[.$B41]; [.$D41]) = 0; [.$E41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1];[.J$15]&gt;[.$C41]);0;IF(MOD([.J$15]-[.$B41]; [.$D41]) = 0; [.$E41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1];[.K$15]&gt;[.$C41]);0;IF(MOD([.K$15]-[.$B41]; [.$D41]) = 0; [.$E41]; 0)))*(1+[$'Current Financials'.$B$18])^([.K$15]-[$'Current Financials'.$B$12])" office:value-type="float" office:value="18232.59375" calcext:value-type="float">
            <text:p>R 18 233</text:p>
          </table:table-cell>
          <table:table-cell table:style-name="ce31" table:formula="of:=(IF(OR([.L$15]&lt;[.$B41];[.L$15]&gt;[.$C41]);0;IF(MOD([.L$15]-[.$B41]; [.$D41]) = 0; [.$E41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1];[.M$15]&gt;[.$C41]);0;IF(MOD([.M$15]-[.$B41]; [.$D41]) = 0; [.$E41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1];[.N$15]&gt;[.$C41]);0;IF(MOD([.N$15]-[.$B41]; [.$D41]) = 0; [.$E41]; 0)))*(1+[$'Current Financials'.$B$18])^([.N$15]-[$'Current Financials'.$B$12])" office:value-type="float" office:value="21106.5063398438" calcext:value-type="float">
            <text:p>R 21 107</text:p>
          </table:table-cell>
          <table:table-cell table:style-name="ce31" table:formula="of:=(IF(OR([.O$15]&lt;[.$B41];[.O$15]&gt;[.$C41]);0;IF(MOD([.O$15]-[.$B41]; [.$D41]) = 0; [.$E41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1];[.P$15]&gt;[.$C41]);0;IF(MOD([.P$15]-[.$B41]; [.$D41]) = 0; [.$E41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Pool pump</text:p>
          </table:table-cell>
          <table:table-cell table:style-name="ce24" table:content-validation-name="val2" office:value-type="float" office:value="2024" calcext:value-type="float">
            <text:p>2024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3" calcext:value-type="float">
            <text:p>3</text:p>
          </table:table-cell>
          <table:table-cell table:style-name="ce29" office:value-type="currency" office:currency="ZAR" office:value="7000" calcext:value-type="currency">
            <text:p>R 7 000</text:p>
          </table:table-cell>
          <table:table-cell/>
          <table:table-cell table:style-name="ce31" table:formula="of:=(IF(OR([.G$15]&lt;[.$B42];[.G$15]&gt;[.$C42]);0;IF(MOD([.G$15]-[.$B42]; [.$D42]) = 0; [.$E4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2];[.H$15]&gt;[.$C42]);0;IF(MOD([.H$15]-[.$B42]; [.$D42]) = 0; [.$E42]; 0)))*(1+[$'Current Financials'.$B$18])^([.H$15]-[$'Current Financials'.$B$12])" office:value-type="float" office:value="7350" calcext:value-type="float">
            <text:p>R 7 350</text:p>
          </table:table-cell>
          <table:table-cell table:style-name="ce31" table:formula="of:=(IF(OR([.I$15]&lt;[.$B42];[.I$15]&gt;[.$C42]);0;IF(MOD([.I$15]-[.$B42]; [.$D42]) = 0; [.$E4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2];[.J$15]&gt;[.$C42]);0;IF(MOD([.J$15]-[.$B42]; [.$D42]) = 0; [.$E4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2];[.K$15]&gt;[.$C42]);0;IF(MOD([.K$15]-[.$B42]; [.$D42]) = 0; [.$E42]; 0)))*(1+[$'Current Financials'.$B$18])^([.K$15]-[$'Current Financials'.$B$12])" office:value-type="float" office:value="8508.54375" calcext:value-type="float">
            <text:p>R 8 509</text:p>
          </table:table-cell>
          <table:table-cell table:style-name="ce31" table:formula="of:=(IF(OR([.L$15]&lt;[.$B42];[.L$15]&gt;[.$C42]);0;IF(MOD([.L$15]-[.$B42]; [.$D42]) = 0; [.$E4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2];[.M$15]&gt;[.$C42]);0;IF(MOD([.M$15]-[.$B42]; [.$D42]) = 0; [.$E4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2];[.N$15]&gt;[.$C42]);0;IF(MOD([.N$15]-[.$B42]; [.$D42]) = 0; [.$E42]; 0)))*(1+[$'Current Financials'.$B$18])^([.N$15]-[$'Current Financials'.$B$12])" office:value-type="float" office:value="9849.70295859375" calcext:value-type="float">
            <text:p>R 9 850</text:p>
          </table:table-cell>
          <table:table-cell table:style-name="ce31" table:formula="of:=(IF(OR([.O$15]&lt;[.$B42];[.O$15]&gt;[.$C42]);0;IF(MOD([.O$15]-[.$B42]; [.$D42]) = 0; [.$E4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2];[.P$15]&gt;[.$C42]);0;IF(MOD([.P$15]-[.$B42]; [.$D42]) = 0; [.$E4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3];[.G$15]&gt;[.$C43]);0;IF(MOD([.G$15]-[.$B43]; [.$D43]) = 0; [.$E43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3];[.H$15]&gt;[.$C43]);0;IF(MOD([.H$15]-[.$B43]; [.$D43]) = 0; [.$E4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3];[.I$15]&gt;[.$C43]);0;IF(MOD([.I$15]-[.$B43]; [.$D43]) = 0; [.$E43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3];[.J$15]&gt;[.$C43]);0;IF(MOD([.J$15]-[.$B43]; [.$D43]) = 0; [.$E43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3];[.K$15]&gt;[.$C43]);0;IF(MOD([.K$15]-[.$B43]; [.$D43]) = 0; [.$E4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3];[.L$15]&gt;[.$C43]);0;IF(MOD([.L$15]-[.$B43]; [.$D43]) = 0; [.$E4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3];[.M$15]&gt;[.$C43]);0;IF(MOD([.M$15]-[.$B43]; [.$D43]) = 0; [.$E43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3];[.N$15]&gt;[.$C43]);0;IF(MOD([.N$15]-[.$B43]; [.$D43]) = 0; [.$E43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3];[.O$15]&gt;[.$C43]);0;IF(MOD([.O$15]-[.$B43]; [.$D43]) = 0; [.$E4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3];[.P$15]&gt;[.$C43]);0;IF(MOD([.P$15]-[.$B43]; [.$D43]) = 0; [.$E43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4];[.G$15]&gt;[.$C44]);0;IF(MOD([.G$15]-[.$B44]; [.$D44]) = 0; [.$E4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4];[.H$15]&gt;[.$C44]);0;IF(MOD([.H$15]-[.$B44]; [.$D44]) = 0; [.$E4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4];[.I$15]&gt;[.$C44]);0;IF(MOD([.I$15]-[.$B44]; [.$D44]) = 0; [.$E4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4];[.J$15]&gt;[.$C44]);0;IF(MOD([.J$15]-[.$B44]; [.$D44]) = 0; [.$E4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4];[.K$15]&gt;[.$C44]);0;IF(MOD([.K$15]-[.$B44]; [.$D44]) = 0; [.$E4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4];[.L$15]&gt;[.$C44]);0;IF(MOD([.L$15]-[.$B44]; [.$D44]) = 0; [.$E4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4];[.M$15]&gt;[.$C44]);0;IF(MOD([.M$15]-[.$B44]; [.$D44]) = 0; [.$E4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4];[.N$15]&gt;[.$C44]);0;IF(MOD([.N$15]-[.$B44]; [.$D44]) = 0; [.$E4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4];[.O$15]&gt;[.$C44]);0;IF(MOD([.O$15]-[.$B44]; [.$D44]) = 0; [.$E4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4];[.P$15]&gt;[.$C44]);0;IF(MOD([.P$15]-[.$B44]; [.$D44]) = 0; [.$E4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5];[.G$15]&gt;[.$C45]);0;IF(MOD([.G$15]-[.$B45]; [.$D45]) = 0; [.$E4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5];[.H$15]&gt;[.$C45]);0;IF(MOD([.H$15]-[.$B45]; [.$D45]) = 0; [.$E4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5];[.I$15]&gt;[.$C45]);0;IF(MOD([.I$15]-[.$B45]; [.$D45]) = 0; [.$E4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5];[.J$15]&gt;[.$C45]);0;IF(MOD([.J$15]-[.$B45]; [.$D45]) = 0; [.$E4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5];[.K$15]&gt;[.$C45]);0;IF(MOD([.K$15]-[.$B45]; [.$D45]) = 0; [.$E4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5];[.L$15]&gt;[.$C45]);0;IF(MOD([.L$15]-[.$B45]; [.$D45]) = 0; [.$E4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5];[.M$15]&gt;[.$C45]);0;IF(MOD([.M$15]-[.$B45]; [.$D45]) = 0; [.$E4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5];[.N$15]&gt;[.$C45]);0;IF(MOD([.N$15]-[.$B45]; [.$D45]) = 0; [.$E4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5];[.O$15]&gt;[.$C45]);0;IF(MOD([.O$15]-[.$B45]; [.$D45]) = 0; [.$E4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5];[.P$15]&gt;[.$C45]);0;IF(MOD([.P$15]-[.$B45]; [.$D45]) = 0; [.$E4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Communication systems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46];[.G$15]&gt;[.$C46]);0;IF(MOD([.G$15]-[.$B46]; [.$D46]) = 0; [.$E4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6];[.H$15]&gt;[.$C46]);0;IF(MOD([.H$15]-[.$B46]; [.$D46]) = 0; [.$E4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6];[.I$15]&gt;[.$C46]);0;IF(MOD([.I$15]-[.$B46]; [.$D46]) = 0; [.$E4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6];[.J$15]&gt;[.$C46]);0;IF(MOD([.J$15]-[.$B46]; [.$D46]) = 0; [.$E4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6];[.K$15]&gt;[.$C46]);0;IF(MOD([.K$15]-[.$B46]; [.$D46]) = 0; [.$E4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6];[.L$15]&gt;[.$C46]);0;IF(MOD([.L$15]-[.$B46]; [.$D46]) = 0; [.$E4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6];[.M$15]&gt;[.$C46]);0;IF(MOD([.M$15]-[.$B46]; [.$D46]) = 0; [.$E4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6];[.N$15]&gt;[.$C46]);0;IF(MOD([.N$15]-[.$B46]; [.$D46]) = 0; [.$E4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6];[.O$15]&gt;[.$C46]);0;IF(MOD([.O$15]-[.$B46]; [.$D46]) = 0; [.$E4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6];[.P$15]&gt;[.$C46]);0;IF(MOD([.P$15]-[.$B46]; [.$D46]) = 0; [.$E4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7];[.G$15]&gt;[.$C47]);0;IF(MOD([.G$15]-[.$B47]; [.$D47]) = 0; [.$E4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7];[.H$15]&gt;[.$C47]);0;IF(MOD([.H$15]-[.$B47]; [.$D47]) = 0; [.$E4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7];[.I$15]&gt;[.$C47]);0;IF(MOD([.I$15]-[.$B47]; [.$D47]) = 0; [.$E4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7];[.J$15]&gt;[.$C47]);0;IF(MOD([.J$15]-[.$B47]; [.$D47]) = 0; [.$E4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7];[.K$15]&gt;[.$C47]);0;IF(MOD([.K$15]-[.$B47]; [.$D47]) = 0; [.$E4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7];[.L$15]&gt;[.$C47]);0;IF(MOD([.L$15]-[.$B47]; [.$D47]) = 0; [.$E4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7];[.M$15]&gt;[.$C47]);0;IF(MOD([.M$15]-[.$B47]; [.$D47]) = 0; [.$E4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7];[.N$15]&gt;[.$C47]);0;IF(MOD([.N$15]-[.$B47]; [.$D47]) = 0; [.$E4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7];[.O$15]&gt;[.$C47]);0;IF(MOD([.O$15]-[.$B47]; [.$D47]) = 0; [.$E4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7];[.P$15]&gt;[.$C47]);0;IF(MOD([.P$15]-[.$B47]; [.$D47]) = 0; [.$E4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8];[.G$15]&gt;[.$C48]);0;IF(MOD([.G$15]-[.$B48]; [.$D48]) = 0; [.$E4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8];[.H$15]&gt;[.$C48]);0;IF(MOD([.H$15]-[.$B48]; [.$D48]) = 0; [.$E4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8];[.I$15]&gt;[.$C48]);0;IF(MOD([.I$15]-[.$B48]; [.$D48]) = 0; [.$E4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8];[.J$15]&gt;[.$C48]);0;IF(MOD([.J$15]-[.$B48]; [.$D48]) = 0; [.$E4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8];[.K$15]&gt;[.$C48]);0;IF(MOD([.K$15]-[.$B48]; [.$D48]) = 0; [.$E4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8];[.L$15]&gt;[.$C48]);0;IF(MOD([.L$15]-[.$B48]; [.$D48]) = 0; [.$E4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8];[.M$15]&gt;[.$C48]);0;IF(MOD([.M$15]-[.$B48]; [.$D48]) = 0; [.$E4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8];[.N$15]&gt;[.$C48]);0;IF(MOD([.N$15]-[.$B48]; [.$D48]) = 0; [.$E4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8];[.O$15]&gt;[.$C48]);0;IF(MOD([.O$15]-[.$B48]; [.$D48]) = 0; [.$E4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8];[.P$15]&gt;[.$C48]);0;IF(MOD([.P$15]-[.$B48]; [.$D48]) = 0; [.$E4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49];[.G$15]&gt;[.$C49]);0;IF(MOD([.G$15]-[.$B49]; [.$D49]) = 0; [.$E4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49];[.H$15]&gt;[.$C49]);0;IF(MOD([.H$15]-[.$B49]; [.$D49]) = 0; [.$E49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49];[.I$15]&gt;[.$C49]);0;IF(MOD([.I$15]-[.$B49]; [.$D49]) = 0; [.$E4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49];[.J$15]&gt;[.$C49]);0;IF(MOD([.J$15]-[.$B49]; [.$D49]) = 0; [.$E4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49];[.K$15]&gt;[.$C49]);0;IF(MOD([.K$15]-[.$B49]; [.$D49]) = 0; [.$E4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49];[.L$15]&gt;[.$C49]);0;IF(MOD([.L$15]-[.$B49]; [.$D49]) = 0; [.$E4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49];[.M$15]&gt;[.$C49]);0;IF(MOD([.M$15]-[.$B49]; [.$D49]) = 0; [.$E4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49];[.N$15]&gt;[.$C49]);0;IF(MOD([.N$15]-[.$B49]; [.$D49]) = 0; [.$E49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49];[.O$15]&gt;[.$C49]);0;IF(MOD([.O$15]-[.$B49]; [.$D49]) = 0; [.$E4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49];[.P$15]&gt;[.$C49]);0;IF(MOD([.P$15]-[.$B49]; [.$D49]) = 0; [.$E4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50];[.G$15]&gt;[.$C50]);0;IF(MOD([.G$15]-[.$B50]; [.$D50]) = 0; [.$E50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0];[.H$15]&gt;[.$C50]);0;IF(MOD([.H$15]-[.$B50]; [.$D50]) = 0; [.$E5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0];[.I$15]&gt;[.$C50]);0;IF(MOD([.I$15]-[.$B50]; [.$D50]) = 0; [.$E5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0];[.J$15]&gt;[.$C50]);0;IF(MOD([.J$15]-[.$B50]; [.$D50]) = 0; [.$E5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0];[.K$15]&gt;[.$C50]);0;IF(MOD([.K$15]-[.$B50]; [.$D50]) = 0; [.$E50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0];[.L$15]&gt;[.$C50]);0;IF(MOD([.L$15]-[.$B50]; [.$D50]) = 0; [.$E5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0];[.M$15]&gt;[.$C50]);0;IF(MOD([.M$15]-[.$B50]; [.$D50]) = 0; [.$E5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0];[.N$15]&gt;[.$C50]);0;IF(MOD([.N$15]-[.$B50]; [.$D50]) = 0; [.$E5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0];[.O$15]&gt;[.$C50]);0;IF(MOD([.O$15]-[.$B50]; [.$D50]) = 0; [.$E50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0];[.P$15]&gt;[.$C50]);0;IF(MOD([.P$15]-[.$B50]; [.$D50]) = 0; [.$E5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51];[.G$15]&gt;[.$C51]);0;IF(MOD([.G$15]-[.$B51]; [.$D51]) = 0; [.$E51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1];[.H$15]&gt;[.$C51]);0;IF(MOD([.H$15]-[.$B51]; [.$D51]) = 0; [.$E51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1];[.I$15]&gt;[.$C51]);0;IF(MOD([.I$15]-[.$B51]; [.$D51]) = 0; [.$E51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1];[.J$15]&gt;[.$C51]);0;IF(MOD([.J$15]-[.$B51]; [.$D51]) = 0; [.$E51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1];[.K$15]&gt;[.$C51]);0;IF(MOD([.K$15]-[.$B51]; [.$D51]) = 0; [.$E51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1];[.L$15]&gt;[.$C51]);0;IF(MOD([.L$15]-[.$B51]; [.$D51]) = 0; [.$E51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1];[.M$15]&gt;[.$C51]);0;IF(MOD([.M$15]-[.$B51]; [.$D51]) = 0; [.$E51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1];[.N$15]&gt;[.$C51]);0;IF(MOD([.N$15]-[.$B51]; [.$D51]) = 0; [.$E51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1];[.O$15]&gt;[.$C51]);0;IF(MOD([.O$15]-[.$B51]; [.$D51]) = 0; [.$E51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1];[.P$15]&gt;[.$C51]);0;IF(MOD([.P$15]-[.$B51]; [.$D51]) = 0; [.$E51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Parking, roadways &amp; paving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52];[.G$15]&gt;[.$C52]);0;IF(MOD([.G$15]-[.$B52]; [.$D52]) = 0; [.$E5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2];[.H$15]&gt;[.$C52]);0;IF(MOD([.H$15]-[.$B52]; [.$D52]) = 0; [.$E5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2];[.I$15]&gt;[.$C52]);0;IF(MOD([.I$15]-[.$B52]; [.$D52]) = 0; [.$E5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2];[.J$15]&gt;[.$C52]);0;IF(MOD([.J$15]-[.$B52]; [.$D52]) = 0; [.$E5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2];[.K$15]&gt;[.$C52]);0;IF(MOD([.K$15]-[.$B52]; [.$D52]) = 0; [.$E5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2];[.L$15]&gt;[.$C52]);0;IF(MOD([.L$15]-[.$B52]; [.$D52]) = 0; [.$E5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2];[.M$15]&gt;[.$C52]);0;IF(MOD([.M$15]-[.$B52]; [.$D52]) = 0; [.$E5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2];[.N$15]&gt;[.$C52]);0;IF(MOD([.N$15]-[.$B52]; [.$D52]) = 0; [.$E5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2];[.O$15]&gt;[.$C52]);0;IF(MOD([.O$15]-[.$B52]; [.$D52]) = 0; [.$E5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2];[.P$15]&gt;[.$C52]);0;IF(MOD([.P$15]-[.$B52]; [.$D52]) = 0; [.$E5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Paving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3" calcext:value-type="float">
            <text:p>3</text:p>
          </table:table-cell>
          <table:table-cell table:style-name="ce29" office:value-type="currency" office:currency="ZAR" office:value="30000" calcext:value-type="currency">
            <text:p>R 30 000</text:p>
          </table:table-cell>
          <table:table-cell/>
          <table:table-cell table:style-name="ce31" table:formula="of:=(IF(OR([.G$15]&lt;[.$B53];[.G$15]&gt;[.$C53]);0;IF(MOD([.G$15]-[.$B53]; [.$D53]) = 0; [.$E53]; 0)))*(1+[$'Current Financials'.$B$18])^([.G$15]-[$'Current Financials'.$B$12])" office:value-type="float" office:value="30000" calcext:value-type="float">
            <text:p>R 30 000</text:p>
          </table:table-cell>
          <table:table-cell table:style-name="ce31" table:formula="of:=(IF(OR([.H$15]&lt;[.$B53];[.H$15]&gt;[.$C53]);0;IF(MOD([.H$15]-[.$B53]; [.$D53]) = 0; [.$E5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3];[.I$15]&gt;[.$C53]);0;IF(MOD([.I$15]-[.$B53]; [.$D53]) = 0; [.$E53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3];[.J$15]&gt;[.$C53]);0;IF(MOD([.J$15]-[.$B53]; [.$D53]) = 0; [.$E53]; 0)))*(1+[$'Current Financials'.$B$18])^([.J$15]-[$'Current Financials'.$B$12])" office:value-type="float" office:value="34728.75" calcext:value-type="float">
            <text:p>R 34 729</text:p>
          </table:table-cell>
          <table:table-cell table:style-name="ce31" table:formula="of:=(IF(OR([.K$15]&lt;[.$B53];[.K$15]&gt;[.$C53]);0;IF(MOD([.K$15]-[.$B53]; [.$D53]) = 0; [.$E5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3];[.L$15]&gt;[.$C53]);0;IF(MOD([.L$15]-[.$B53]; [.$D53]) = 0; [.$E5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3];[.M$15]&gt;[.$C53]);0;IF(MOD([.M$15]-[.$B53]; [.$D53]) = 0; [.$E53]; 0)))*(1+[$'Current Financials'.$B$18])^([.M$15]-[$'Current Financials'.$B$12])" office:value-type="float" office:value="40202.86921875" calcext:value-type="float">
            <text:p>R 40 203</text:p>
          </table:table-cell>
          <table:table-cell table:style-name="ce31" table:formula="of:=(IF(OR([.N$15]&lt;[.$B53];[.N$15]&gt;[.$C53]);0;IF(MOD([.N$15]-[.$B53]; [.$D53]) = 0; [.$E53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3];[.O$15]&gt;[.$C53]);0;IF(MOD([.O$15]-[.$B53]; [.$D53]) = 0; [.$E5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3];[.P$15]&gt;[.$C53]);0;IF(MOD([.P$15]-[.$B53]; [.$D53]) = 0; [.$E53]; 0)))*(1+[$'Current Financials'.$B$18])^([.P$15]-[$'Current Financials'.$B$12])" office:value-type="float" office:value="46539.8464793555" calcext:value-type="float">
            <text:p>R 46 540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Spur parking</text:p>
          </table:table-cell>
          <table:table-cell table:number-columns-repeated="2"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20000" calcext:value-type="currency">
            <text:p>R 20 000</text:p>
          </table:table-cell>
          <table:table-cell/>
          <table:table-cell table:style-name="ce31" table:formula="of:=(IF(OR([.G$15]&lt;[.$B54];[.G$15]&gt;[.$C54]);0;IF(MOD([.G$15]-[.$B54]; [.$D54]) = 0; [.$E54]; 0)))*(1+[$'Current Financials'.$B$18])^([.G$15]-[$'Current Financials'.$B$12])" office:value-type="float" office:value="20000" calcext:value-type="float">
            <text:p>R 20 000</text:p>
          </table:table-cell>
          <table:table-cell table:style-name="ce31" table:formula="of:=(IF(OR([.H$15]&lt;[.$B54];[.H$15]&gt;[.$C54]);0;IF(MOD([.H$15]-[.$B54]; [.$D54]) = 0; [.$E5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4];[.I$15]&gt;[.$C54]);0;IF(MOD([.I$15]-[.$B54]; [.$D54]) = 0; [.$E5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4];[.J$15]&gt;[.$C54]);0;IF(MOD([.J$15]-[.$B54]; [.$D54]) = 0; [.$E5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4];[.K$15]&gt;[.$C54]);0;IF(MOD([.K$15]-[.$B54]; [.$D54]) = 0; [.$E5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4];[.L$15]&gt;[.$C54]);0;IF(MOD([.L$15]-[.$B54]; [.$D54]) = 0; [.$E5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4];[.M$15]&gt;[.$C54]);0;IF(MOD([.M$15]-[.$B54]; [.$D54]) = 0; [.$E5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4];[.N$15]&gt;[.$C54]);0;IF(MOD([.N$15]-[.$B54]; [.$D54]) = 0; [.$E5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4];[.O$15]&gt;[.$C54]);0;IF(MOD([.O$15]-[.$B54]; [.$D54]) = 0; [.$E5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4];[.P$15]&gt;[.$C54]);0;IF(MOD([.P$15]-[.$B54]; [.$D54]) = 0; [.$E5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55];[.G$15]&gt;[.$C55]);0;IF(MOD([.G$15]-[.$B55]; [.$D55]) = 0; [.$E5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5];[.H$15]&gt;[.$C55]);0;IF(MOD([.H$15]-[.$B55]; [.$D55]) = 0; [.$E5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5];[.I$15]&gt;[.$C55]);0;IF(MOD([.I$15]-[.$B55]; [.$D55]) = 0; [.$E5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5];[.J$15]&gt;[.$C55]);0;IF(MOD([.J$15]-[.$B55]; [.$D55]) = 0; [.$E5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5];[.K$15]&gt;[.$C55]);0;IF(MOD([.K$15]-[.$B55]; [.$D55]) = 0; [.$E5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5];[.L$15]&gt;[.$C55]);0;IF(MOD([.L$15]-[.$B55]; [.$D55]) = 0; [.$E5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5];[.M$15]&gt;[.$C55]);0;IF(MOD([.M$15]-[.$B55]; [.$D55]) = 0; [.$E5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5];[.N$15]&gt;[.$C55]);0;IF(MOD([.N$15]-[.$B55]; [.$D55]) = 0; [.$E5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5];[.O$15]&gt;[.$C55]);0;IF(MOD([.O$15]-[.$B55]; [.$D55]) = 0; [.$E5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5];[.P$15]&gt;[.$C55]);0;IF(MOD([.P$15]-[.$B55]; [.$D55]) = 0; [.$E5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56];[.G$15]&gt;[.$C56]);0;IF(MOD([.G$15]-[.$B56]; [.$D56]) = 0; [.$E5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6];[.H$15]&gt;[.$C56]);0;IF(MOD([.H$15]-[.$B56]; [.$D56]) = 0; [.$E5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6];[.I$15]&gt;[.$C56]);0;IF(MOD([.I$15]-[.$B56]; [.$D56]) = 0; [.$E5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6];[.J$15]&gt;[.$C56]);0;IF(MOD([.J$15]-[.$B56]; [.$D56]) = 0; [.$E5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6];[.K$15]&gt;[.$C56]);0;IF(MOD([.K$15]-[.$B56]; [.$D56]) = 0; [.$E5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6];[.L$15]&gt;[.$C56]);0;IF(MOD([.L$15]-[.$B56]; [.$D56]) = 0; [.$E5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6];[.M$15]&gt;[.$C56]);0;IF(MOD([.M$15]-[.$B56]; [.$D56]) = 0; [.$E5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6];[.N$15]&gt;[.$C56]);0;IF(MOD([.N$15]-[.$B56]; [.$D56]) = 0; [.$E5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6];[.O$15]&gt;[.$C56]);0;IF(MOD([.O$15]-[.$B56]; [.$D56]) = 0; [.$E5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6];[.P$15]&gt;[.$C56]);0;IF(MOD([.P$15]-[.$B56]; [.$D56]) = 0; [.$E5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57];[.G$15]&gt;[.$C57]);0;IF(MOD([.G$15]-[.$B57]; [.$D57]) = 0; [.$E5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7];[.H$15]&gt;[.$C57]);0;IF(MOD([.H$15]-[.$B57]; [.$D57]) = 0; [.$E5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7];[.I$15]&gt;[.$C57]);0;IF(MOD([.I$15]-[.$B57]; [.$D57]) = 0; [.$E5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7];[.J$15]&gt;[.$C57]);0;IF(MOD([.J$15]-[.$B57]; [.$D57]) = 0; [.$E5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7];[.K$15]&gt;[.$C57]);0;IF(MOD([.K$15]-[.$B57]; [.$D57]) = 0; [.$E5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7];[.L$15]&gt;[.$C57]);0;IF(MOD([.L$15]-[.$B57]; [.$D57]) = 0; [.$E5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7];[.M$15]&gt;[.$C57]);0;IF(MOD([.M$15]-[.$B57]; [.$D57]) = 0; [.$E5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7];[.N$15]&gt;[.$C57]);0;IF(MOD([.N$15]-[.$B57]; [.$D57]) = 0; [.$E5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7];[.O$15]&gt;[.$C57]);0;IF(MOD([.O$15]-[.$B57]; [.$D57]) = 0; [.$E5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7];[.P$15]&gt;[.$C57]);0;IF(MOD([.P$15]-[.$B57]; [.$D57]) = 0; [.$E5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Roofing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58];[.G$15]&gt;[.$C58]);0;IF(MOD([.G$15]-[.$B58]; [.$D58]) = 0; [.$E5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58];[.H$15]&gt;[.$C58]);0;IF(MOD([.H$15]-[.$B58]; [.$D58]) = 0; [.$E5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58];[.I$15]&gt;[.$C58]);0;IF(MOD([.I$15]-[.$B58]; [.$D58]) = 0; [.$E5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58];[.J$15]&gt;[.$C58]);0;IF(MOD([.J$15]-[.$B58]; [.$D58]) = 0; [.$E5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58];[.K$15]&gt;[.$C58]);0;IF(MOD([.K$15]-[.$B58]; [.$D58]) = 0; [.$E5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58];[.L$15]&gt;[.$C58]);0;IF(MOD([.L$15]-[.$B58]; [.$D58]) = 0; [.$E5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58];[.M$15]&gt;[.$C58]);0;IF(MOD([.M$15]-[.$B58]; [.$D58]) = 0; [.$E5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58];[.N$15]&gt;[.$C58]);0;IF(MOD([.N$15]-[.$B58]; [.$D58]) = 0; [.$E5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58];[.O$15]&gt;[.$C58]);0;IF(MOD([.O$15]-[.$B58]; [.$D58]) = 0; [.$E5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58];[.P$15]&gt;[.$C58]);0;IF(MOD([.P$15]-[.$B58]; [.$D58]) = 0; [.$E5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Repairs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20000" calcext:value-type="currency">
            <text:p>R 20 000</text:p>
          </table:table-cell>
          <table:table-cell/>
          <table:table-cell table:style-name="ce31" table:formula="of:=(IF(OR([.G$15]&lt;[.$B59];[.G$15]&gt;[.$C59]);0;IF(MOD([.G$15]-[.$B59]; [.$D59]) = 0; [.$E59]; 0)))*(1+[$'Current Financials'.$B$18])^([.G$15]-[$'Current Financials'.$B$12])" office:value-type="float" office:value="20000" calcext:value-type="float">
            <text:p>R 20 000</text:p>
          </table:table-cell>
          <table:table-cell table:style-name="ce31" table:formula="of:=(IF(OR([.H$15]&lt;[.$B59];[.H$15]&gt;[.$C59]);0;IF(MOD([.H$15]-[.$B59]; [.$D59]) = 0; [.$E59]; 0)))*(1+[$'Current Financials'.$B$18])^([.H$15]-[$'Current Financials'.$B$12])" office:value-type="float" office:value="21000" calcext:value-type="float">
            <text:p>R 21 000</text:p>
          </table:table-cell>
          <table:table-cell table:style-name="ce31" table:formula="of:=(IF(OR([.I$15]&lt;[.$B59];[.I$15]&gt;[.$C59]);0;IF(MOD([.I$15]-[.$B59]; [.$D59]) = 0; [.$E59]; 0)))*(1+[$'Current Financials'.$B$18])^([.I$15]-[$'Current Financials'.$B$12])" office:value-type="float" office:value="22050" calcext:value-type="float">
            <text:p>R 22 050</text:p>
          </table:table-cell>
          <table:table-cell table:style-name="ce31" table:formula="of:=(IF(OR([.J$15]&lt;[.$B59];[.J$15]&gt;[.$C59]);0;IF(MOD([.J$15]-[.$B59]; [.$D59]) = 0; [.$E59]; 0)))*(1+[$'Current Financials'.$B$18])^([.J$15]-[$'Current Financials'.$B$12])" office:value-type="float" office:value="23152.5" calcext:value-type="float">
            <text:p>R 23 153</text:p>
          </table:table-cell>
          <table:table-cell table:style-name="ce31" table:formula="of:=(IF(OR([.K$15]&lt;[.$B59];[.K$15]&gt;[.$C59]);0;IF(MOD([.K$15]-[.$B59]; [.$D59]) = 0; [.$E59]; 0)))*(1+[$'Current Financials'.$B$18])^([.K$15]-[$'Current Financials'.$B$12])" office:value-type="float" office:value="24310.125" calcext:value-type="float">
            <text:p>R 24 310</text:p>
          </table:table-cell>
          <table:table-cell table:style-name="ce31" table:formula="of:=(IF(OR([.L$15]&lt;[.$B59];[.L$15]&gt;[.$C59]);0;IF(MOD([.L$15]-[.$B59]; [.$D59]) = 0; [.$E59]; 0)))*(1+[$'Current Financials'.$B$18])^([.L$15]-[$'Current Financials'.$B$12])" office:value-type="float" office:value="25525.63125" calcext:value-type="float">
            <text:p>R 25 526</text:p>
          </table:table-cell>
          <table:table-cell table:style-name="ce31" table:formula="of:=(IF(OR([.M$15]&lt;[.$B59];[.M$15]&gt;[.$C59]);0;IF(MOD([.M$15]-[.$B59]; [.$D59]) = 0; [.$E59]; 0)))*(1+[$'Current Financials'.$B$18])^([.M$15]-[$'Current Financials'.$B$12])" office:value-type="float" office:value="26801.9128125" calcext:value-type="float">
            <text:p>R 26 802</text:p>
          </table:table-cell>
          <table:table-cell table:style-name="ce31" table:formula="of:=(IF(OR([.N$15]&lt;[.$B59];[.N$15]&gt;[.$C59]);0;IF(MOD([.N$15]-[.$B59]; [.$D59]) = 0; [.$E59]; 0)))*(1+[$'Current Financials'.$B$18])^([.N$15]-[$'Current Financials'.$B$12])" office:value-type="float" office:value="28142.008453125" calcext:value-type="float">
            <text:p>R 28 142</text:p>
          </table:table-cell>
          <table:table-cell table:style-name="ce31" table:formula="of:=(IF(OR([.O$15]&lt;[.$B59];[.O$15]&gt;[.$C59]);0;IF(MOD([.O$15]-[.$B59]; [.$D59]) = 0; [.$E59]; 0)))*(1+[$'Current Financials'.$B$18])^([.O$15]-[$'Current Financials'.$B$12])" office:value-type="float" office:value="29549.1088757813" calcext:value-type="float">
            <text:p>R 29 549</text:p>
          </table:table-cell>
          <table:table-cell table:style-name="ce31" table:formula="of:=(IF(OR([.P$15]&lt;[.$B59];[.P$15]&gt;[.$C59]);0;IF(MOD([.P$15]-[.$B59]; [.$D59]) = 0; [.$E59]; 0)))*(1+[$'Current Financials'.$B$18])^([.P$15]-[$'Current Financials'.$B$12])" office:value-type="float" office:value="31026.5643195703" calcext:value-type="float">
            <text:p>R 31 027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Tree removal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30000" calcext:value-type="currency">
            <text:p>R 30 000</text:p>
          </table:table-cell>
          <table:table-cell/>
          <table:table-cell table:style-name="ce31" table:formula="of:=(IF(OR([.G$15]&lt;[.$B60];[.G$15]&gt;[.$C60]);0;IF(MOD([.G$15]-[.$B60]; [.$D60]) = 0; [.$E60]; 0)))*(1+[$'Current Financials'.$B$18])^([.G$15]-[$'Current Financials'.$B$12])" office:value-type="float" office:value="30000" calcext:value-type="float">
            <text:p>R 30 000</text:p>
          </table:table-cell>
          <table:table-cell table:style-name="ce31" table:formula="of:=(IF(OR([.H$15]&lt;[.$B60];[.H$15]&gt;[.$C60]);0;IF(MOD([.H$15]-[.$B60]; [.$D60]) = 0; [.$E60]; 0)))*(1+[$'Current Financials'.$B$18])^([.H$15]-[$'Current Financials'.$B$12])" office:value-type="float" office:value="31500" calcext:value-type="float">
            <text:p>R 31 500</text:p>
          </table:table-cell>
          <table:table-cell table:style-name="ce31" table:formula="of:=(IF(OR([.I$15]&lt;[.$B60];[.I$15]&gt;[.$C60]);0;IF(MOD([.I$15]-[.$B60]; [.$D60]) = 0; [.$E60]; 0)))*(1+[$'Current Financials'.$B$18])^([.I$15]-[$'Current Financials'.$B$12])" office:value-type="float" office:value="33075" calcext:value-type="float">
            <text:p>R 33 075</text:p>
          </table:table-cell>
          <table:table-cell table:style-name="ce31" table:formula="of:=(IF(OR([.J$15]&lt;[.$B60];[.J$15]&gt;[.$C60]);0;IF(MOD([.J$15]-[.$B60]; [.$D60]) = 0; [.$E60]; 0)))*(1+[$'Current Financials'.$B$18])^([.J$15]-[$'Current Financials'.$B$12])" office:value-type="float" office:value="34728.75" calcext:value-type="float">
            <text:p>R 34 729</text:p>
          </table:table-cell>
          <table:table-cell table:style-name="ce31" table:formula="of:=(IF(OR([.K$15]&lt;[.$B60];[.K$15]&gt;[.$C60]);0;IF(MOD([.K$15]-[.$B60]; [.$D60]) = 0; [.$E60]; 0)))*(1+[$'Current Financials'.$B$18])^([.K$15]-[$'Current Financials'.$B$12])" office:value-type="float" office:value="36465.1875" calcext:value-type="float">
            <text:p>R 36 465</text:p>
          </table:table-cell>
          <table:table-cell table:style-name="ce31" table:formula="of:=(IF(OR([.L$15]&lt;[.$B60];[.L$15]&gt;[.$C60]);0;IF(MOD([.L$15]-[.$B60]; [.$D60]) = 0; [.$E60]; 0)))*(1+[$'Current Financials'.$B$18])^([.L$15]-[$'Current Financials'.$B$12])" office:value-type="float" office:value="38288.446875" calcext:value-type="float">
            <text:p>R 38 288</text:p>
          </table:table-cell>
          <table:table-cell table:style-name="ce31" table:formula="of:=(IF(OR([.M$15]&lt;[.$B60];[.M$15]&gt;[.$C60]);0;IF(MOD([.M$15]-[.$B60]; [.$D60]) = 0; [.$E60]; 0)))*(1+[$'Current Financials'.$B$18])^([.M$15]-[$'Current Financials'.$B$12])" office:value-type="float" office:value="40202.86921875" calcext:value-type="float">
            <text:p>R 40 203</text:p>
          </table:table-cell>
          <table:table-cell table:style-name="ce31" table:formula="of:=(IF(OR([.N$15]&lt;[.$B60];[.N$15]&gt;[.$C60]);0;IF(MOD([.N$15]-[.$B60]; [.$D60]) = 0; [.$E60]; 0)))*(1+[$'Current Financials'.$B$18])^([.N$15]-[$'Current Financials'.$B$12])" office:value-type="float" office:value="42213.0126796875" calcext:value-type="float">
            <text:p>R 42 213</text:p>
          </table:table-cell>
          <table:table-cell table:style-name="ce31" table:formula="of:=(IF(OR([.O$15]&lt;[.$B60];[.O$15]&gt;[.$C60]);0;IF(MOD([.O$15]-[.$B60]; [.$D60]) = 0; [.$E60]; 0)))*(1+[$'Current Financials'.$B$18])^([.O$15]-[$'Current Financials'.$B$12])" office:value-type="float" office:value="44323.6633136719" calcext:value-type="float">
            <text:p>R 44 324</text:p>
          </table:table-cell>
          <table:table-cell table:style-name="ce31" table:formula="of:=(IF(OR([.P$15]&lt;[.$B60];[.P$15]&gt;[.$C60]);0;IF(MOD([.P$15]-[.$B60]; [.$D60]) = 0; [.$E60]; 0)))*(1+[$'Current Financials'.$B$18])^([.P$15]-[$'Current Financials'.$B$12])" office:value-type="float" office:value="46539.8464793555" calcext:value-type="float">
            <text:p>R 46 540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Pruning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7500" calcext:value-type="currency">
            <text:p>R 7 500</text:p>
          </table:table-cell>
          <table:table-cell/>
          <table:table-cell table:style-name="ce31" table:formula="of:=(IF(OR([.G$15]&lt;[.$B61];[.G$15]&gt;[.$C61]);0;IF(MOD([.G$15]-[.$B61]; [.$D61]) = 0; [.$E61]; 0)))*(1+[$'Current Financials'.$B$18])^([.G$15]-[$'Current Financials'.$B$12])" office:value-type="float" office:value="7500" calcext:value-type="float">
            <text:p>R 7 500</text:p>
          </table:table-cell>
          <table:table-cell table:style-name="ce31" table:formula="of:=(IF(OR([.H$15]&lt;[.$B61];[.H$15]&gt;[.$C61]);0;IF(MOD([.H$15]-[.$B61]; [.$D61]) = 0; [.$E61]; 0)))*(1+[$'Current Financials'.$B$18])^([.H$15]-[$'Current Financials'.$B$12])" office:value-type="float" office:value="7875" calcext:value-type="float">
            <text:p>R 7 875</text:p>
          </table:table-cell>
          <table:table-cell table:style-name="ce31" table:formula="of:=(IF(OR([.I$15]&lt;[.$B61];[.I$15]&gt;[.$C61]);0;IF(MOD([.I$15]-[.$B61]; [.$D61]) = 0; [.$E61]; 0)))*(1+[$'Current Financials'.$B$18])^([.I$15]-[$'Current Financials'.$B$12])" office:value-type="float" office:value="8268.75" calcext:value-type="float">
            <text:p>R 8 269</text:p>
          </table:table-cell>
          <table:table-cell table:style-name="ce31" table:formula="of:=(IF(OR([.J$15]&lt;[.$B61];[.J$15]&gt;[.$C61]);0;IF(MOD([.J$15]-[.$B61]; [.$D61]) = 0; [.$E61]; 0)))*(1+[$'Current Financials'.$B$18])^([.J$15]-[$'Current Financials'.$B$12])" office:value-type="float" office:value="8682.1875" calcext:value-type="float">
            <text:p>R 8 682</text:p>
          </table:table-cell>
          <table:table-cell table:style-name="ce31" table:formula="of:=(IF(OR([.K$15]&lt;[.$B61];[.K$15]&gt;[.$C61]);0;IF(MOD([.K$15]-[.$B61]; [.$D61]) = 0; [.$E61]; 0)))*(1+[$'Current Financials'.$B$18])^([.K$15]-[$'Current Financials'.$B$12])" office:value-type="float" office:value="9116.296875" calcext:value-type="float">
            <text:p>R 9 116</text:p>
          </table:table-cell>
          <table:table-cell table:style-name="ce31" table:formula="of:=(IF(OR([.L$15]&lt;[.$B61];[.L$15]&gt;[.$C61]);0;IF(MOD([.L$15]-[.$B61]; [.$D61]) = 0; [.$E61]; 0)))*(1+[$'Current Financials'.$B$18])^([.L$15]-[$'Current Financials'.$B$12])" office:value-type="float" office:value="9572.11171875" calcext:value-type="float">
            <text:p>R 9 572</text:p>
          </table:table-cell>
          <table:table-cell table:style-name="ce31" table:formula="of:=(IF(OR([.M$15]&lt;[.$B61];[.M$15]&gt;[.$C61]);0;IF(MOD([.M$15]-[.$B61]; [.$D61]) = 0; [.$E61]; 0)))*(1+[$'Current Financials'.$B$18])^([.M$15]-[$'Current Financials'.$B$12])" office:value-type="float" office:value="10050.7173046875" calcext:value-type="float">
            <text:p>R 10 051</text:p>
          </table:table-cell>
          <table:table-cell table:style-name="ce31" table:formula="of:=(IF(OR([.N$15]&lt;[.$B61];[.N$15]&gt;[.$C61]);0;IF(MOD([.N$15]-[.$B61]; [.$D61]) = 0; [.$E61]; 0)))*(1+[$'Current Financials'.$B$18])^([.N$15]-[$'Current Financials'.$B$12])" office:value-type="float" office:value="10553.2531699219" calcext:value-type="float">
            <text:p>R 10 553</text:p>
          </table:table-cell>
          <table:table-cell table:style-name="ce31" table:formula="of:=(IF(OR([.O$15]&lt;[.$B61];[.O$15]&gt;[.$C61]);0;IF(MOD([.O$15]-[.$B61]; [.$D61]) = 0; [.$E61]; 0)))*(1+[$'Current Financials'.$B$18])^([.O$15]-[$'Current Financials'.$B$12])" office:value-type="float" office:value="11080.915828418" calcext:value-type="float">
            <text:p>R 11 081</text:p>
          </table:table-cell>
          <table:table-cell table:style-name="ce31" table:formula="of:=(IF(OR([.P$15]&lt;[.$B61];[.P$15]&gt;[.$C61]);0;IF(MOD([.P$15]-[.$B61]; [.$D61]) = 0; [.$E61]; 0)))*(1+[$'Current Financials'.$B$18])^([.P$15]-[$'Current Financials'.$B$12])" office:value-type="float" office:value="11634.9616198389" calcext:value-type="float">
            <text:p>R 11 635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Gate</text:p>
          </table:table-cell>
          <table:table-cell table:number-columns-repeated="2"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50000" calcext:value-type="currency">
            <text:p>R 50 000</text:p>
          </table:table-cell>
          <table:table-cell/>
          <table:table-cell table:style-name="ce31" table:formula="of:=(IF(OR([.G$15]&lt;[.$B62];[.G$15]&gt;[.$C62]);0;IF(MOD([.G$15]-[.$B62]; [.$D62]) = 0; [.$E6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2];[.H$15]&gt;[.$C62]);0;IF(MOD([.H$15]-[.$B62]; [.$D62]) = 0; [.$E6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2];[.I$15]&gt;[.$C62]);0;IF(MOD([.I$15]-[.$B62]; [.$D62]) = 0; [.$E6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2];[.J$15]&gt;[.$C62]);0;IF(MOD([.J$15]-[.$B62]; [.$D62]) = 0; [.$E6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2];[.K$15]&gt;[.$C62]);0;IF(MOD([.K$15]-[.$B62]; [.$D62]) = 0; [.$E6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2];[.L$15]&gt;[.$C62]);0;IF(MOD([.L$15]-[.$B62]; [.$D62]) = 0; [.$E6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2];[.M$15]&gt;[.$C62]);0;IF(MOD([.M$15]-[.$B62]; [.$D62]) = 0; [.$E6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2];[.N$15]&gt;[.$C62]);0;IF(MOD([.N$15]-[.$B62]; [.$D62]) = 0; [.$E6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2];[.O$15]&gt;[.$C62]);0;IF(MOD([.O$15]-[.$B62]; [.$D62]) = 0; [.$E6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2];[.P$15]&gt;[.$C62]);0;IF(MOD([.P$15]-[.$B62]; [.$D62]) = 0; [.$E62]; 0)))*(1+[$'Current Financials'.$B$18])^([.P$15]-[$'Current Financials'.$B$12])" office:value-type="float" office:value="77566.4107989258" calcext:value-type="float">
            <text:p>R 77 566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4" table:content-validation-name="val2" office:value-type="float" office:value="2023" calcext:value-type="float">
            <text:p>2023</text:p>
          </table:table-cell>
          <table:table-cell table:style-name="ce24" table:content-validation-name="val2" office:value-type="float" office:value="2032" calcext:value-type="float">
            <text:p>2032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29" office:value-type="currency" office:currency="ZAR" office:value="10000" calcext:value-type="currency">
            <text:p>R 10 000</text:p>
          </table:table-cell>
          <table:table-cell/>
          <table:table-cell table:style-name="ce31" table:formula="of:=(IF(OR([.G$15]&lt;[.$B63];[.G$15]&gt;[.$C63]);0;IF(MOD([.G$15]-[.$B63]; [.$D63]) = 0; [.$E63]; 0)))*(1+[$'Current Financials'.$B$18])^([.G$15]-[$'Current Financials'.$B$12])" office:value-type="float" office:value="10000" calcext:value-type="float">
            <text:p>R 10 000</text:p>
          </table:table-cell>
          <table:table-cell table:style-name="ce31" table:formula="of:=(IF(OR([.H$15]&lt;[.$B63];[.H$15]&gt;[.$C63]);0;IF(MOD([.H$15]-[.$B63]; [.$D63]) = 0; [.$E63]; 0)))*(1+[$'Current Financials'.$B$18])^([.H$15]-[$'Current Financials'.$B$12])" office:value-type="float" office:value="10500" calcext:value-type="float">
            <text:p>R 10 500</text:p>
          </table:table-cell>
          <table:table-cell table:style-name="ce31" table:formula="of:=(IF(OR([.I$15]&lt;[.$B63];[.I$15]&gt;[.$C63]);0;IF(MOD([.I$15]-[.$B63]; [.$D63]) = 0; [.$E63]; 0)))*(1+[$'Current Financials'.$B$18])^([.I$15]-[$'Current Financials'.$B$12])" office:value-type="float" office:value="11025" calcext:value-type="float">
            <text:p>R 11 025</text:p>
          </table:table-cell>
          <table:table-cell table:style-name="ce31" table:formula="of:=(IF(OR([.J$15]&lt;[.$B63];[.J$15]&gt;[.$C63]);0;IF(MOD([.J$15]-[.$B63]; [.$D63]) = 0; [.$E63]; 0)))*(1+[$'Current Financials'.$B$18])^([.J$15]-[$'Current Financials'.$B$12])" office:value-type="float" office:value="11576.25" calcext:value-type="float">
            <text:p>R 11 576</text:p>
          </table:table-cell>
          <table:table-cell table:style-name="ce31" table:formula="of:=(IF(OR([.K$15]&lt;[.$B63];[.K$15]&gt;[.$C63]);0;IF(MOD([.K$15]-[.$B63]; [.$D63]) = 0; [.$E63]; 0)))*(1+[$'Current Financials'.$B$18])^([.K$15]-[$'Current Financials'.$B$12])" office:value-type="float" office:value="12155.0625" calcext:value-type="float">
            <text:p>R 12 155</text:p>
          </table:table-cell>
          <table:table-cell table:style-name="ce31" table:formula="of:=(IF(OR([.L$15]&lt;[.$B63];[.L$15]&gt;[.$C63]);0;IF(MOD([.L$15]-[.$B63]; [.$D63]) = 0; [.$E63]; 0)))*(1+[$'Current Financials'.$B$18])^([.L$15]-[$'Current Financials'.$B$12])" office:value-type="float" office:value="12762.815625" calcext:value-type="float">
            <text:p>R 12 763</text:p>
          </table:table-cell>
          <table:table-cell table:style-name="ce31" table:formula="of:=(IF(OR([.M$15]&lt;[.$B63];[.M$15]&gt;[.$C63]);0;IF(MOD([.M$15]-[.$B63]; [.$D63]) = 0; [.$E63]; 0)))*(1+[$'Current Financials'.$B$18])^([.M$15]-[$'Current Financials'.$B$12])" office:value-type="float" office:value="13400.95640625" calcext:value-type="float">
            <text:p>R 13 401</text:p>
          </table:table-cell>
          <table:table-cell table:style-name="ce31" table:formula="of:=(IF(OR([.N$15]&lt;[.$B63];[.N$15]&gt;[.$C63]);0;IF(MOD([.N$15]-[.$B63]; [.$D63]) = 0; [.$E63]; 0)))*(1+[$'Current Financials'.$B$18])^([.N$15]-[$'Current Financials'.$B$12])" office:value-type="float" office:value="14071.0042265625" calcext:value-type="float">
            <text:p>R 14 071</text:p>
          </table:table-cell>
          <table:table-cell table:style-name="ce31" table:formula="of:=(IF(OR([.O$15]&lt;[.$B63];[.O$15]&gt;[.$C63]);0;IF(MOD([.O$15]-[.$B63]; [.$D63]) = 0; [.$E63]; 0)))*(1+[$'Current Financials'.$B$18])^([.O$15]-[$'Current Financials'.$B$12])" office:value-type="float" office:value="14774.5544378906" calcext:value-type="float">
            <text:p>R 14 775</text:p>
          </table:table-cell>
          <table:table-cell table:style-name="ce31" table:formula="of:=(IF(OR([.P$15]&lt;[.$B63];[.P$15]&gt;[.$C63]);0;IF(MOD([.P$15]-[.$B63]; [.$D63]) = 0; [.$E63]; 0)))*(1+[$'Current Financials'.$B$18])^([.P$15]-[$'Current Financials'.$B$12])" office:value-type="float" office:value="15513.2821597852" calcext:value-type="float">
            <text:p>R 15 513</text:p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Lifts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64];[.G$15]&gt;[.$C64]);0;IF(MOD([.G$15]-[.$B64]; [.$D64]) = 0; [.$E6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4];[.H$15]&gt;[.$C64]);0;IF(MOD([.H$15]-[.$B64]; [.$D64]) = 0; [.$E6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4];[.I$15]&gt;[.$C64]);0;IF(MOD([.I$15]-[.$B64]; [.$D64]) = 0; [.$E6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4];[.J$15]&gt;[.$C64]);0;IF(MOD([.J$15]-[.$B64]; [.$D64]) = 0; [.$E6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4];[.K$15]&gt;[.$C64]);0;IF(MOD([.K$15]-[.$B64]; [.$D64]) = 0; [.$E6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4];[.L$15]&gt;[.$C64]);0;IF(MOD([.L$15]-[.$B64]; [.$D64]) = 0; [.$E6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4];[.M$15]&gt;[.$C64]);0;IF(MOD([.M$15]-[.$B64]; [.$D64]) = 0; [.$E6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4];[.N$15]&gt;[.$C64]);0;IF(MOD([.N$15]-[.$B64]; [.$D64]) = 0; [.$E6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4];[.O$15]&gt;[.$C64]);0;IF(MOD([.O$15]-[.$B64]; [.$D64]) = 0; [.$E6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4];[.P$15]&gt;[.$C64]);0;IF(MOD([.P$15]-[.$B64]; [.$D64]) = 0; [.$E6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65];[.G$15]&gt;[.$C65]);0;IF(MOD([.G$15]-[.$B65]; [.$D65]) = 0; [.$E6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5];[.H$15]&gt;[.$C65]);0;IF(MOD([.H$15]-[.$B65]; [.$D65]) = 0; [.$E6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5];[.I$15]&gt;[.$C65]);0;IF(MOD([.I$15]-[.$B65]; [.$D65]) = 0; [.$E6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5];[.J$15]&gt;[.$C65]);0;IF(MOD([.J$15]-[.$B65]; [.$D65]) = 0; [.$E6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5];[.K$15]&gt;[.$C65]);0;IF(MOD([.K$15]-[.$B65]; [.$D65]) = 0; [.$E6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5];[.L$15]&gt;[.$C65]);0;IF(MOD([.L$15]-[.$B65]; [.$D65]) = 0; [.$E6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5];[.M$15]&gt;[.$C65]);0;IF(MOD([.M$15]-[.$B65]; [.$D65]) = 0; [.$E6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5];[.N$15]&gt;[.$C65]);0;IF(MOD([.N$15]-[.$B65]; [.$D65]) = 0; [.$E6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5];[.O$15]&gt;[.$C65]);0;IF(MOD([.O$15]-[.$B65]; [.$D65]) = 0; [.$E6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5];[.P$15]&gt;[.$C65]);0;IF(MOD([.P$15]-[.$B65]; [.$D65]) = 0; [.$E6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66];[.G$15]&gt;[.$C66]);0;IF(MOD([.G$15]-[.$B66]; [.$D66]) = 0; [.$E6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6];[.H$15]&gt;[.$C66]);0;IF(MOD([.H$15]-[.$B66]; [.$D66]) = 0; [.$E6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6];[.I$15]&gt;[.$C66]);0;IF(MOD([.I$15]-[.$B66]; [.$D66]) = 0; [.$E6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6];[.J$15]&gt;[.$C66]);0;IF(MOD([.J$15]-[.$B66]; [.$D66]) = 0; [.$E6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6];[.K$15]&gt;[.$C66]);0;IF(MOD([.K$15]-[.$B66]; [.$D66]) = 0; [.$E6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6];[.L$15]&gt;[.$C66]);0;IF(MOD([.L$15]-[.$B66]; [.$D66]) = 0; [.$E6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6];[.M$15]&gt;[.$C66]);0;IF(MOD([.M$15]-[.$B66]; [.$D66]) = 0; [.$E6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6];[.N$15]&gt;[.$C66]);0;IF(MOD([.N$15]-[.$B66]; [.$D66]) = 0; [.$E6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6];[.O$15]&gt;[.$C66]);0;IF(MOD([.O$15]-[.$B66]; [.$D66]) = 0; [.$E6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6];[.P$15]&gt;[.$C66]);0;IF(MOD([.P$15]-[.$B66]; [.$D66]) = 0; [.$E6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67];[.G$15]&gt;[.$C67]);0;IF(MOD([.G$15]-[.$B67]; [.$D67]) = 0; [.$E6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7];[.H$15]&gt;[.$C67]);0;IF(MOD([.H$15]-[.$B67]; [.$D67]) = 0; [.$E6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7];[.I$15]&gt;[.$C67]);0;IF(MOD([.I$15]-[.$B67]; [.$D67]) = 0; [.$E6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7];[.J$15]&gt;[.$C67]);0;IF(MOD([.J$15]-[.$B67]; [.$D67]) = 0; [.$E6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7];[.K$15]&gt;[.$C67]);0;IF(MOD([.K$15]-[.$B67]; [.$D67]) = 0; [.$E6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7];[.L$15]&gt;[.$C67]);0;IF(MOD([.L$15]-[.$B67]; [.$D67]) = 0; [.$E6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7];[.M$15]&gt;[.$C67]);0;IF(MOD([.M$15]-[.$B67]; [.$D67]) = 0; [.$E6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7];[.N$15]&gt;[.$C67]);0;IF(MOD([.N$15]-[.$B67]; [.$D67]) = 0; [.$E6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7];[.O$15]&gt;[.$C67]);0;IF(MOD([.O$15]-[.$B67]; [.$D67]) = 0; [.$E6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7];[.P$15]&gt;[.$C67]);0;IF(MOD([.P$15]-[.$B67]; [.$D67]) = 0; [.$E6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68];[.G$15]&gt;[.$C68]);0;IF(MOD([.G$15]-[.$B68]; [.$D68]) = 0; [.$E6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8];[.H$15]&gt;[.$C68]);0;IF(MOD([.H$15]-[.$B68]; [.$D68]) = 0; [.$E6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8];[.I$15]&gt;[.$C68]);0;IF(MOD([.I$15]-[.$B68]; [.$D68]) = 0; [.$E6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8];[.J$15]&gt;[.$C68]);0;IF(MOD([.J$15]-[.$B68]; [.$D68]) = 0; [.$E6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8];[.K$15]&gt;[.$C68]);0;IF(MOD([.K$15]-[.$B68]; [.$D68]) = 0; [.$E6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8];[.L$15]&gt;[.$C68]);0;IF(MOD([.L$15]-[.$B68]; [.$D68]) = 0; [.$E6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8];[.M$15]&gt;[.$C68]);0;IF(MOD([.M$15]-[.$B68]; [.$D68]) = 0; [.$E6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8];[.N$15]&gt;[.$C68]);0;IF(MOD([.N$15]-[.$B68]; [.$D68]) = 0; [.$E6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8];[.O$15]&gt;[.$C68]);0;IF(MOD([.O$15]-[.$B68]; [.$D68]) = 0; [.$E6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8];[.P$15]&gt;[.$C68]);0;IF(MOD([.P$15]-[.$B68]; [.$D68]) = 0; [.$E6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69];[.G$15]&gt;[.$C69]);0;IF(MOD([.G$15]-[.$B69]; [.$D69]) = 0; [.$E6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69];[.H$15]&gt;[.$C69]);0;IF(MOD([.H$15]-[.$B69]; [.$D69]) = 0; [.$E69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69];[.I$15]&gt;[.$C69]);0;IF(MOD([.I$15]-[.$B69]; [.$D69]) = 0; [.$E6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69];[.J$15]&gt;[.$C69]);0;IF(MOD([.J$15]-[.$B69]; [.$D69]) = 0; [.$E6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69];[.K$15]&gt;[.$C69]);0;IF(MOD([.K$15]-[.$B69]; [.$D69]) = 0; [.$E6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69];[.L$15]&gt;[.$C69]);0;IF(MOD([.L$15]-[.$B69]; [.$D69]) = 0; [.$E6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69];[.M$15]&gt;[.$C69]);0;IF(MOD([.M$15]-[.$B69]; [.$D69]) = 0; [.$E6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69];[.N$15]&gt;[.$C69]);0;IF(MOD([.N$15]-[.$B69]; [.$D69]) = 0; [.$E69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69];[.O$15]&gt;[.$C69]);0;IF(MOD([.O$15]-[.$B69]; [.$D69]) = 0; [.$E6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69];[.P$15]&gt;[.$C69]);0;IF(MOD([.P$15]-[.$B69]; [.$D69]) = 0; [.$E6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Carpeting &amp; Furnishings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70];[.G$15]&gt;[.$C70]);0;IF(MOD([.G$15]-[.$B70]; [.$D70]) = 0; [.$E70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0];[.H$15]&gt;[.$C70]);0;IF(MOD([.H$15]-[.$B70]; [.$D70]) = 0; [.$E7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0];[.I$15]&gt;[.$C70]);0;IF(MOD([.I$15]-[.$B70]; [.$D70]) = 0; [.$E7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0];[.J$15]&gt;[.$C70]);0;IF(MOD([.J$15]-[.$B70]; [.$D70]) = 0; [.$E7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0];[.K$15]&gt;[.$C70]);0;IF(MOD([.K$15]-[.$B70]; [.$D70]) = 0; [.$E70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0];[.L$15]&gt;[.$C70]);0;IF(MOD([.L$15]-[.$B70]; [.$D70]) = 0; [.$E7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0];[.M$15]&gt;[.$C70]);0;IF(MOD([.M$15]-[.$B70]; [.$D70]) = 0; [.$E7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0];[.N$15]&gt;[.$C70]);0;IF(MOD([.N$15]-[.$B70]; [.$D70]) = 0; [.$E7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0];[.O$15]&gt;[.$C70]);0;IF(MOD([.O$15]-[.$B70]; [.$D70]) = 0; [.$E70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0];[.P$15]&gt;[.$C70]);0;IF(MOD([.P$15]-[.$B70]; [.$D70]) = 0; [.$E7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1];[.G$15]&gt;[.$C71]);0;IF(MOD([.G$15]-[.$B71]; [.$D71]) = 0; [.$E71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1];[.H$15]&gt;[.$C71]);0;IF(MOD([.H$15]-[.$B71]; [.$D71]) = 0; [.$E71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1];[.I$15]&gt;[.$C71]);0;IF(MOD([.I$15]-[.$B71]; [.$D71]) = 0; [.$E71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1];[.J$15]&gt;[.$C71]);0;IF(MOD([.J$15]-[.$B71]; [.$D71]) = 0; [.$E71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1];[.K$15]&gt;[.$C71]);0;IF(MOD([.K$15]-[.$B71]; [.$D71]) = 0; [.$E71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1];[.L$15]&gt;[.$C71]);0;IF(MOD([.L$15]-[.$B71]; [.$D71]) = 0; [.$E71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1];[.M$15]&gt;[.$C71]);0;IF(MOD([.M$15]-[.$B71]; [.$D71]) = 0; [.$E71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1];[.N$15]&gt;[.$C71]);0;IF(MOD([.N$15]-[.$B71]; [.$D71]) = 0; [.$E71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1];[.O$15]&gt;[.$C71]);0;IF(MOD([.O$15]-[.$B71]; [.$D71]) = 0; [.$E71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1];[.P$15]&gt;[.$C71]);0;IF(MOD([.P$15]-[.$B71]; [.$D71]) = 0; [.$E71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2];[.G$15]&gt;[.$C72]);0;IF(MOD([.G$15]-[.$B72]; [.$D72]) = 0; [.$E7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2];[.H$15]&gt;[.$C72]);0;IF(MOD([.H$15]-[.$B72]; [.$D72]) = 0; [.$E7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2];[.I$15]&gt;[.$C72]);0;IF(MOD([.I$15]-[.$B72]; [.$D72]) = 0; [.$E7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2];[.J$15]&gt;[.$C72]);0;IF(MOD([.J$15]-[.$B72]; [.$D72]) = 0; [.$E7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2];[.K$15]&gt;[.$C72]);0;IF(MOD([.K$15]-[.$B72]; [.$D72]) = 0; [.$E7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2];[.L$15]&gt;[.$C72]);0;IF(MOD([.L$15]-[.$B72]; [.$D72]) = 0; [.$E7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2];[.M$15]&gt;[.$C72]);0;IF(MOD([.M$15]-[.$B72]; [.$D72]) = 0; [.$E7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2];[.N$15]&gt;[.$C72]);0;IF(MOD([.N$15]-[.$B72]; [.$D72]) = 0; [.$E7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2];[.O$15]&gt;[.$C72]);0;IF(MOD([.O$15]-[.$B72]; [.$D72]) = 0; [.$E7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2];[.P$15]&gt;[.$C72]);0;IF(MOD([.P$15]-[.$B72]; [.$D72]) = 0; [.$E7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3];[.G$15]&gt;[.$C73]);0;IF(MOD([.G$15]-[.$B73]; [.$D73]) = 0; [.$E73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3];[.H$15]&gt;[.$C73]);0;IF(MOD([.H$15]-[.$B73]; [.$D73]) = 0; [.$E7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3];[.I$15]&gt;[.$C73]);0;IF(MOD([.I$15]-[.$B73]; [.$D73]) = 0; [.$E73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3];[.J$15]&gt;[.$C73]);0;IF(MOD([.J$15]-[.$B73]; [.$D73]) = 0; [.$E73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3];[.K$15]&gt;[.$C73]);0;IF(MOD([.K$15]-[.$B73]; [.$D73]) = 0; [.$E7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3];[.L$15]&gt;[.$C73]);0;IF(MOD([.L$15]-[.$B73]; [.$D73]) = 0; [.$E7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3];[.M$15]&gt;[.$C73]);0;IF(MOD([.M$15]-[.$B73]; [.$D73]) = 0; [.$E73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3];[.N$15]&gt;[.$C73]);0;IF(MOD([.N$15]-[.$B73]; [.$D73]) = 0; [.$E73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3];[.O$15]&gt;[.$C73]);0;IF(MOD([.O$15]-[.$B73]; [.$D73]) = 0; [.$E7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3];[.P$15]&gt;[.$C73]);0;IF(MOD([.P$15]-[.$B73]; [.$D73]) = 0; [.$E73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4];[.G$15]&gt;[.$C74]);0;IF(MOD([.G$15]-[.$B74]; [.$D74]) = 0; [.$E7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4];[.H$15]&gt;[.$C74]);0;IF(MOD([.H$15]-[.$B74]; [.$D74]) = 0; [.$E7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4];[.I$15]&gt;[.$C74]);0;IF(MOD([.I$15]-[.$B74]; [.$D74]) = 0; [.$E7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4];[.J$15]&gt;[.$C74]);0;IF(MOD([.J$15]-[.$B74]; [.$D74]) = 0; [.$E7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4];[.K$15]&gt;[.$C74]);0;IF(MOD([.K$15]-[.$B74]; [.$D74]) = 0; [.$E7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4];[.L$15]&gt;[.$C74]);0;IF(MOD([.L$15]-[.$B74]; [.$D74]) = 0; [.$E7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4];[.M$15]&gt;[.$C74]);0;IF(MOD([.M$15]-[.$B74]; [.$D74]) = 0; [.$E7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4];[.N$15]&gt;[.$C74]);0;IF(MOD([.N$15]-[.$B74]; [.$D74]) = 0; [.$E7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4];[.O$15]&gt;[.$C74]);0;IF(MOD([.O$15]-[.$B74]; [.$D74]) = 0; [.$E7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4];[.P$15]&gt;[.$C74]);0;IF(MOD([.P$15]-[.$B74]; [.$D74]) = 0; [.$E7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5];[.G$15]&gt;[.$C75]);0;IF(MOD([.G$15]-[.$B75]; [.$D75]) = 0; [.$E7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5];[.H$15]&gt;[.$C75]);0;IF(MOD([.H$15]-[.$B75]; [.$D75]) = 0; [.$E7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5];[.I$15]&gt;[.$C75]);0;IF(MOD([.I$15]-[.$B75]; [.$D75]) = 0; [.$E7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5];[.J$15]&gt;[.$C75]);0;IF(MOD([.J$15]-[.$B75]; [.$D75]) = 0; [.$E7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5];[.K$15]&gt;[.$C75]);0;IF(MOD([.K$15]-[.$B75]; [.$D75]) = 0; [.$E7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5];[.L$15]&gt;[.$C75]);0;IF(MOD([.L$15]-[.$B75]; [.$D75]) = 0; [.$E7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5];[.M$15]&gt;[.$C75]);0;IF(MOD([.M$15]-[.$B75]; [.$D75]) = 0; [.$E7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5];[.N$15]&gt;[.$C75]);0;IF(MOD([.N$15]-[.$B75]; [.$D75]) = 0; [.$E7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5];[.O$15]&gt;[.$C75]);0;IF(MOD([.O$15]-[.$B75]; [.$D75]) = 0; [.$E7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5];[.P$15]&gt;[.$C75]);0;IF(MOD([.P$15]-[.$B75]; [.$D75]) = 0; [.$E7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Heating &amp; cooling facilities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76];[.G$15]&gt;[.$C76]);0;IF(MOD([.G$15]-[.$B76]; [.$D76]) = 0; [.$E7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6];[.H$15]&gt;[.$C76]);0;IF(MOD([.H$15]-[.$B76]; [.$D76]) = 0; [.$E7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6];[.I$15]&gt;[.$C76]);0;IF(MOD([.I$15]-[.$B76]; [.$D76]) = 0; [.$E7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6];[.J$15]&gt;[.$C76]);0;IF(MOD([.J$15]-[.$B76]; [.$D76]) = 0; [.$E7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6];[.K$15]&gt;[.$C76]);0;IF(MOD([.K$15]-[.$B76]; [.$D76]) = 0; [.$E7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6];[.L$15]&gt;[.$C76]);0;IF(MOD([.L$15]-[.$B76]; [.$D76]) = 0; [.$E7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6];[.M$15]&gt;[.$C76]);0;IF(MOD([.M$15]-[.$B76]; [.$D76]) = 0; [.$E7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6];[.N$15]&gt;[.$C76]);0;IF(MOD([.N$15]-[.$B76]; [.$D76]) = 0; [.$E7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6];[.O$15]&gt;[.$C76]);0;IF(MOD([.O$15]-[.$B76]; [.$D76]) = 0; [.$E7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6];[.P$15]&gt;[.$C76]);0;IF(MOD([.P$15]-[.$B76]; [.$D76]) = 0; [.$E7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7];[.G$15]&gt;[.$C77]);0;IF(MOD([.G$15]-[.$B77]; [.$D77]) = 0; [.$E7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7];[.H$15]&gt;[.$C77]);0;IF(MOD([.H$15]-[.$B77]; [.$D77]) = 0; [.$E7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7];[.I$15]&gt;[.$C77]);0;IF(MOD([.I$15]-[.$B77]; [.$D77]) = 0; [.$E7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7];[.J$15]&gt;[.$C77]);0;IF(MOD([.J$15]-[.$B77]; [.$D77]) = 0; [.$E7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7];[.K$15]&gt;[.$C77]);0;IF(MOD([.K$15]-[.$B77]; [.$D77]) = 0; [.$E7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7];[.L$15]&gt;[.$C77]);0;IF(MOD([.L$15]-[.$B77]; [.$D77]) = 0; [.$E7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7];[.M$15]&gt;[.$C77]);0;IF(MOD([.M$15]-[.$B77]; [.$D77]) = 0; [.$E7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7];[.N$15]&gt;[.$C77]);0;IF(MOD([.N$15]-[.$B77]; [.$D77]) = 0; [.$E7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7];[.O$15]&gt;[.$C77]);0;IF(MOD([.O$15]-[.$B77]; [.$D77]) = 0; [.$E7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7];[.P$15]&gt;[.$C77]);0;IF(MOD([.P$15]-[.$B77]; [.$D77]) = 0; [.$E7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8];[.G$15]&gt;[.$C78]);0;IF(MOD([.G$15]-[.$B78]; [.$D78]) = 0; [.$E78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8];[.H$15]&gt;[.$C78]);0;IF(MOD([.H$15]-[.$B78]; [.$D78]) = 0; [.$E78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8];[.I$15]&gt;[.$C78]);0;IF(MOD([.I$15]-[.$B78]; [.$D78]) = 0; [.$E78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8];[.J$15]&gt;[.$C78]);0;IF(MOD([.J$15]-[.$B78]; [.$D78]) = 0; [.$E78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8];[.K$15]&gt;[.$C78]);0;IF(MOD([.K$15]-[.$B78]; [.$D78]) = 0; [.$E78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8];[.L$15]&gt;[.$C78]);0;IF(MOD([.L$15]-[.$B78]; [.$D78]) = 0; [.$E78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8];[.M$15]&gt;[.$C78]);0;IF(MOD([.M$15]-[.$B78]; [.$D78]) = 0; [.$E78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8];[.N$15]&gt;[.$C78]);0;IF(MOD([.N$15]-[.$B78]; [.$D78]) = 0; [.$E78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8];[.O$15]&gt;[.$C78]);0;IF(MOD([.O$15]-[.$B78]; [.$D78]) = 0; [.$E78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8];[.P$15]&gt;[.$C78]);0;IF(MOD([.P$15]-[.$B78]; [.$D78]) = 0; [.$E78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79];[.G$15]&gt;[.$C79]);0;IF(MOD([.G$15]-[.$B79]; [.$D79]) = 0; [.$E79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79];[.H$15]&gt;[.$C79]);0;IF(MOD([.H$15]-[.$B79]; [.$D79]) = 0; [.$E79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79];[.I$15]&gt;[.$C79]);0;IF(MOD([.I$15]-[.$B79]; [.$D79]) = 0; [.$E79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79];[.J$15]&gt;[.$C79]);0;IF(MOD([.J$15]-[.$B79]; [.$D79]) = 0; [.$E79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79];[.K$15]&gt;[.$C79]);0;IF(MOD([.K$15]-[.$B79]; [.$D79]) = 0; [.$E79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79];[.L$15]&gt;[.$C79]);0;IF(MOD([.L$15]-[.$B79]; [.$D79]) = 0; [.$E79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79];[.M$15]&gt;[.$C79]);0;IF(MOD([.M$15]-[.$B79]; [.$D79]) = 0; [.$E79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79];[.N$15]&gt;[.$C79]);0;IF(MOD([.N$15]-[.$B79]; [.$D79]) = 0; [.$E79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79];[.O$15]&gt;[.$C79]);0;IF(MOD([.O$15]-[.$B79]; [.$D79]) = 0; [.$E79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79];[.P$15]&gt;[.$C79]);0;IF(MOD([.P$15]-[.$B79]; [.$D79]) = 0; [.$E79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0];[.G$15]&gt;[.$C80]);0;IF(MOD([.G$15]-[.$B80]; [.$D80]) = 0; [.$E80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0];[.H$15]&gt;[.$C80]);0;IF(MOD([.H$15]-[.$B80]; [.$D80]) = 0; [.$E80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0];[.I$15]&gt;[.$C80]);0;IF(MOD([.I$15]-[.$B80]; [.$D80]) = 0; [.$E80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0];[.J$15]&gt;[.$C80]);0;IF(MOD([.J$15]-[.$B80]; [.$D80]) = 0; [.$E80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0];[.K$15]&gt;[.$C80]);0;IF(MOD([.K$15]-[.$B80]; [.$D80]) = 0; [.$E80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0];[.L$15]&gt;[.$C80]);0;IF(MOD([.L$15]-[.$B80]; [.$D80]) = 0; [.$E80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0];[.M$15]&gt;[.$C80]);0;IF(MOD([.M$15]-[.$B80]; [.$D80]) = 0; [.$E80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0];[.N$15]&gt;[.$C80]);0;IF(MOD([.N$15]-[.$B80]; [.$D80]) = 0; [.$E80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0];[.O$15]&gt;[.$C80]);0;IF(MOD([.O$15]-[.$B80]; [.$D80]) = 0; [.$E80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0];[.P$15]&gt;[.$C80]);0;IF(MOD([.P$15]-[.$B80]; [.$D80]) = 0; [.$E80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1];[.G$15]&gt;[.$C81]);0;IF(MOD([.G$15]-[.$B81]; [.$D81]) = 0; [.$E81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1];[.H$15]&gt;[.$C81]);0;IF(MOD([.H$15]-[.$B81]; [.$D81]) = 0; [.$E81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1];[.I$15]&gt;[.$C81]);0;IF(MOD([.I$15]-[.$B81]; [.$D81]) = 0; [.$E81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1];[.J$15]&gt;[.$C81]);0;IF(MOD([.J$15]-[.$B81]; [.$D81]) = 0; [.$E81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1];[.K$15]&gt;[.$C81]);0;IF(MOD([.K$15]-[.$B81]; [.$D81]) = 0; [.$E81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1];[.L$15]&gt;[.$C81]);0;IF(MOD([.L$15]-[.$B81]; [.$D81]) = 0; [.$E81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1];[.M$15]&gt;[.$C81]);0;IF(MOD([.M$15]-[.$B81]; [.$D81]) = 0; [.$E81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1];[.N$15]&gt;[.$C81]);0;IF(MOD([.N$15]-[.$B81]; [.$D81]) = 0; [.$E81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1];[.O$15]&gt;[.$C81]);0;IF(MOD([.O$15]-[.$B81]; [.$D81]) = 0; [.$E81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1];[.P$15]&gt;[.$C81]);0;IF(MOD([.P$15]-[.$B81]; [.$D81]) = 0; [.$E81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Other</text:p>
          </table:table-cell>
          <table:table-cell table:style-name="ce27" table:content-validation-name="val2" table:number-columns-repeated="2"/>
          <table:table-cell table:style-name="ce27" table:content-validation-name="val3"/>
          <table:table-cell table:style-name="ce28"/>
          <table:table-cell/>
          <table:table-cell table:style-name="ce31" table:formula="of:=(IF(OR([.G$15]&lt;[.$B82];[.G$15]&gt;[.$C82]);0;IF(MOD([.G$15]-[.$B82]; [.$D82]) = 0; [.$E82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2];[.H$15]&gt;[.$C82]);0;IF(MOD([.H$15]-[.$B82]; [.$D82]) = 0; [.$E82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2];[.I$15]&gt;[.$C82]);0;IF(MOD([.I$15]-[.$B82]; [.$D82]) = 0; [.$E82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2];[.J$15]&gt;[.$C82]);0;IF(MOD([.J$15]-[.$B82]; [.$D82]) = 0; [.$E82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2];[.K$15]&gt;[.$C82]);0;IF(MOD([.K$15]-[.$B82]; [.$D82]) = 0; [.$E82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2];[.L$15]&gt;[.$C82]);0;IF(MOD([.L$15]-[.$B82]; [.$D82]) = 0; [.$E82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2];[.M$15]&gt;[.$C82]);0;IF(MOD([.M$15]-[.$B82]; [.$D82]) = 0; [.$E82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2];[.N$15]&gt;[.$C82]);0;IF(MOD([.N$15]-[.$B82]; [.$D82]) = 0; [.$E82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2];[.O$15]&gt;[.$C82]);0;IF(MOD([.O$15]-[.$B82]; [.$D82]) = 0; [.$E82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2];[.P$15]&gt;[.$C82]);0;IF(MOD([.P$15]-[.$B82]; [.$D82]) = 0; [.$E82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3];[.G$15]&gt;[.$C83]);0;IF(MOD([.G$15]-[.$B83]; [.$D83]) = 0; [.$E83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3];[.H$15]&gt;[.$C83]);0;IF(MOD([.H$15]-[.$B83]; [.$D83]) = 0; [.$E83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3];[.I$15]&gt;[.$C83]);0;IF(MOD([.I$15]-[.$B83]; [.$D83]) = 0; [.$E83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3];[.J$15]&gt;[.$C83]);0;IF(MOD([.J$15]-[.$B83]; [.$D83]) = 0; [.$E83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3];[.K$15]&gt;[.$C83]);0;IF(MOD([.K$15]-[.$B83]; [.$D83]) = 0; [.$E83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3];[.L$15]&gt;[.$C83]);0;IF(MOD([.L$15]-[.$B83]; [.$D83]) = 0; [.$E83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3];[.M$15]&gt;[.$C83]);0;IF(MOD([.M$15]-[.$B83]; [.$D83]) = 0; [.$E83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3];[.N$15]&gt;[.$C83]);0;IF(MOD([.N$15]-[.$B83]; [.$D83]) = 0; [.$E83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3];[.O$15]&gt;[.$C83]);0;IF(MOD([.O$15]-[.$B83]; [.$D83]) = 0; [.$E83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3];[.P$15]&gt;[.$C83]);0;IF(MOD([.P$15]-[.$B83]; [.$D83]) = 0; [.$E83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4];[.G$15]&gt;[.$C84]);0;IF(MOD([.G$15]-[.$B84]; [.$D84]) = 0; [.$E84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4];[.H$15]&gt;[.$C84]);0;IF(MOD([.H$15]-[.$B84]; [.$D84]) = 0; [.$E84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4];[.I$15]&gt;[.$C84]);0;IF(MOD([.I$15]-[.$B84]; [.$D84]) = 0; [.$E84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4];[.J$15]&gt;[.$C84]);0;IF(MOD([.J$15]-[.$B84]; [.$D84]) = 0; [.$E84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4];[.K$15]&gt;[.$C84]);0;IF(MOD([.K$15]-[.$B84]; [.$D84]) = 0; [.$E84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4];[.L$15]&gt;[.$C84]);0;IF(MOD([.L$15]-[.$B84]; [.$D84]) = 0; [.$E84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4];[.M$15]&gt;[.$C84]);0;IF(MOD([.M$15]-[.$B84]; [.$D84]) = 0; [.$E84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4];[.N$15]&gt;[.$C84]);0;IF(MOD([.N$15]-[.$B84]; [.$D84]) = 0; [.$E84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4];[.O$15]&gt;[.$C84]);0;IF(MOD([.O$15]-[.$B84]; [.$D84]) = 0; [.$E84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4];[.P$15]&gt;[.$C84]);0;IF(MOD([.P$15]-[.$B84]; [.$D84]) = 0; [.$E84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5];[.G$15]&gt;[.$C85]);0;IF(MOD([.G$15]-[.$B85]; [.$D85]) = 0; [.$E85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5];[.H$15]&gt;[.$C85]);0;IF(MOD([.H$15]-[.$B85]; [.$D85]) = 0; [.$E85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5];[.I$15]&gt;[.$C85]);0;IF(MOD([.I$15]-[.$B85]; [.$D85]) = 0; [.$E85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5];[.J$15]&gt;[.$C85]);0;IF(MOD([.J$15]-[.$B85]; [.$D85]) = 0; [.$E85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5];[.K$15]&gt;[.$C85]);0;IF(MOD([.K$15]-[.$B85]; [.$D85]) = 0; [.$E85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5];[.L$15]&gt;[.$C85]);0;IF(MOD([.L$15]-[.$B85]; [.$D85]) = 0; [.$E85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5];[.M$15]&gt;[.$C85]);0;IF(MOD([.M$15]-[.$B85]; [.$D85]) = 0; [.$E85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5];[.N$15]&gt;[.$C85]);0;IF(MOD([.N$15]-[.$B85]; [.$D85]) = 0; [.$E85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5];[.O$15]&gt;[.$C85]);0;IF(MOD([.O$15]-[.$B85]; [.$D85]) = 0; [.$E85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5];[.P$15]&gt;[.$C85]);0;IF(MOD([.P$15]-[.$B85]; [.$D85]) = 0; [.$E85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6];[.G$15]&gt;[.$C86]);0;IF(MOD([.G$15]-[.$B86]; [.$D86]) = 0; [.$E86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6];[.H$15]&gt;[.$C86]);0;IF(MOD([.H$15]-[.$B86]; [.$D86]) = 0; [.$E86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6];[.I$15]&gt;[.$C86]);0;IF(MOD([.I$15]-[.$B86]; [.$D86]) = 0; [.$E86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6];[.J$15]&gt;[.$C86]);0;IF(MOD([.J$15]-[.$B86]; [.$D86]) = 0; [.$E86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6];[.K$15]&gt;[.$C86]);0;IF(MOD([.K$15]-[.$B86]; [.$D86]) = 0; [.$E86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6];[.L$15]&gt;[.$C86]);0;IF(MOD([.L$15]-[.$B86]; [.$D86]) = 0; [.$E86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6];[.M$15]&gt;[.$C86]);0;IF(MOD([.M$15]-[.$B86]; [.$D86]) = 0; [.$E86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6];[.N$15]&gt;[.$C86]);0;IF(MOD([.N$15]-[.$B86]; [.$D86]) = 0; [.$E86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6];[.O$15]&gt;[.$C86]);0;IF(MOD([.O$15]-[.$B86]; [.$D86]) = 0; [.$E86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6];[.P$15]&gt;[.$C86]);0;IF(MOD([.P$15]-[.$B86]; [.$D86]) = 0; [.$E86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>
          <table:table-cell table:style-name="ce24"/>
          <table:table-cell table:style-name="ce24" table:content-validation-name="val2" table:number-columns-repeated="2"/>
          <table:table-cell table:style-name="ce24" table:content-validation-name="val3"/>
          <table:table-cell table:style-name="ce29"/>
          <table:table-cell/>
          <table:table-cell table:style-name="ce31" table:formula="of:=(IF(OR([.G$15]&lt;[.$B87];[.G$15]&gt;[.$C87]);0;IF(MOD([.G$15]-[.$B87]; [.$D87]) = 0; [.$E87]; 0)))*(1+[$'Current Financials'.$B$18])^([.G$15]-[$'Current Financials'.$B$12])" office:value-type="float" office:value="0" calcext:value-type="float">
            <text:p/>
          </table:table-cell>
          <table:table-cell table:style-name="ce31" table:formula="of:=(IF(OR([.H$15]&lt;[.$B87];[.H$15]&gt;[.$C87]);0;IF(MOD([.H$15]-[.$B87]; [.$D87]) = 0; [.$E87]; 0)))*(1+[$'Current Financials'.$B$18])^([.H$15]-[$'Current Financials'.$B$12])" office:value-type="float" office:value="0" calcext:value-type="float">
            <text:p/>
          </table:table-cell>
          <table:table-cell table:style-name="ce31" table:formula="of:=(IF(OR([.I$15]&lt;[.$B87];[.I$15]&gt;[.$C87]);0;IF(MOD([.I$15]-[.$B87]; [.$D87]) = 0; [.$E87]; 0)))*(1+[$'Current Financials'.$B$18])^([.I$15]-[$'Current Financials'.$B$12])" office:value-type="float" office:value="0" calcext:value-type="float">
            <text:p/>
          </table:table-cell>
          <table:table-cell table:style-name="ce31" table:formula="of:=(IF(OR([.J$15]&lt;[.$B87];[.J$15]&gt;[.$C87]);0;IF(MOD([.J$15]-[.$B87]; [.$D87]) = 0; [.$E87]; 0)))*(1+[$'Current Financials'.$B$18])^([.J$15]-[$'Current Financials'.$B$12])" office:value-type="float" office:value="0" calcext:value-type="float">
            <text:p/>
          </table:table-cell>
          <table:table-cell table:style-name="ce31" table:formula="of:=(IF(OR([.K$15]&lt;[.$B87];[.K$15]&gt;[.$C87]);0;IF(MOD([.K$15]-[.$B87]; [.$D87]) = 0; [.$E87]; 0)))*(1+[$'Current Financials'.$B$18])^([.K$15]-[$'Current Financials'.$B$12])" office:value-type="float" office:value="0" calcext:value-type="float">
            <text:p/>
          </table:table-cell>
          <table:table-cell table:style-name="ce31" table:formula="of:=(IF(OR([.L$15]&lt;[.$B87];[.L$15]&gt;[.$C87]);0;IF(MOD([.L$15]-[.$B87]; [.$D87]) = 0; [.$E87]; 0)))*(1+[$'Current Financials'.$B$18])^([.L$15]-[$'Current Financials'.$B$12])" office:value-type="float" office:value="0" calcext:value-type="float">
            <text:p/>
          </table:table-cell>
          <table:table-cell table:style-name="ce31" table:formula="of:=(IF(OR([.M$15]&lt;[.$B87];[.M$15]&gt;[.$C87]);0;IF(MOD([.M$15]-[.$B87]; [.$D87]) = 0; [.$E87]; 0)))*(1+[$'Current Financials'.$B$18])^([.M$15]-[$'Current Financials'.$B$12])" office:value-type="float" office:value="0" calcext:value-type="float">
            <text:p/>
          </table:table-cell>
          <table:table-cell table:style-name="ce31" table:formula="of:=(IF(OR([.N$15]&lt;[.$B87];[.N$15]&gt;[.$C87]);0;IF(MOD([.N$15]-[.$B87]; [.$D87]) = 0; [.$E87]; 0)))*(1+[$'Current Financials'.$B$18])^([.N$15]-[$'Current Financials'.$B$12])" office:value-type="float" office:value="0" calcext:value-type="float">
            <text:p/>
          </table:table-cell>
          <table:table-cell table:style-name="ce31" table:formula="of:=(IF(OR([.O$15]&lt;[.$B87];[.O$15]&gt;[.$C87]);0;IF(MOD([.O$15]-[.$B87]; [.$D87]) = 0; [.$E87]; 0)))*(1+[$'Current Financials'.$B$18])^([.O$15]-[$'Current Financials'.$B$12])" office:value-type="float" office:value="0" calcext:value-type="float">
            <text:p/>
          </table:table-cell>
          <table:table-cell table:style-name="ce31" table:formula="of:=(IF(OR([.P$15]&lt;[.$B87];[.P$15]&gt;[.$C87]);0;IF(MOD([.P$15]-[.$B87]; [.$D87]) = 0; [.$E87]; 0)))*(1+[$'Current Financials'.$B$18])^([.P$15]-[$'Current Financials'.$B$12])" office:value-type="float" office:value="0" calcext:value-type="float">
            <text:p/>
          </table:table-cell>
          <table:table-cell table:number-columns-repeated="100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rent Year Planner" table:style-name="ta4" table:protected="true">
        <loext:table-protection loext:select-unprotected-cells="true"/>
        <office:forms form:automatic-focus="false" form:apply-design-mode="false"/>
        <table:table-column table:style-name="co2" table:number-columns-repeated="48" table:default-cell-style-name="ce6"/>
        <table:table-column table:style-name="co10" table:default-cell-style-name="ce6"/>
        <table:table-column table:style-name="co2" table:number-columns-repeated="975" table:default-cell-style-name="ce6"/>
        <table:table-row table:style-name="ro4">
          <table:table-cell table:style-name="ce19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2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5" table:number-rows-spanned="1">
            <text:p>years.</text:p>
          </table:table-cell>
          <table:covered-table-cell table:number-columns-repeated="4" table:style-name="ce5"/>
          <table:table-cell table:number-columns-repeated="1019"/>
        </table:table-row>
        <table:table-row table:style-name="ro3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 table:style-name="ce34"/>
          <table:table-cell table:style-name="ce33" table:formula="of:=[$'Current Financials'.B17]" office:value-type="currency" office:currency="ZAR" office:value="1964455" calcext:value-type="currency">
            <text:p>R 1 964 455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 table:style-name="ce34"/>
          <table:table-cell table:style-name="ce33" table:formula="of:=[.X22]" office:value-type="currency" office:currency="ZAR" office:value="2899350" calcext:value-type="currency">
            <text:p>R 2 899 350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 table:style-name="ce34"/>
          <table:table-cell table:style-name="ce35" table:formula="of:=([.E12]-[.E13])/[.E13]" office:value-type="percentage" office:value="-0.322449859451256" calcext:value-type="percentage">
            <text:p>-32,2%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 table:style-name="ce34"/>
          <table:table-cell table:style-name="ce33" table:formula="of:=[.AY22]" office:value-type="currency" office:currency="ZAR" office:value="1025832.09853036" calcext:value-type="currency">
            <text:p>R 1 025 832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3">
          <table:table-cell table:style-name="ce32" office:value-type="string" calcext:value-type="string" table:number-columns-spanned="4" table:number-rows-spanned="1">
            <text:p>Recommended real budget change</text:p>
          </table:table-cell>
          <table:covered-table-cell table:number-columns-repeated="3" table:style-name="ce34"/>
          <table:table-cell table:style-name="ce36" table:formula="of:=[.E17]-[$'Current Financials'.B18]" office:value-type="percentage" office:value="0.473907886739538" calcext:value-type="percentage">
            <text:p>47,4%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 table:style-name="ce34"/>
          <table:table-cell table:style-name="ce35" table:formula="of:=([$'Current Financials'.$B$15]+[.$E$15])/[$'Current Financials'.$B$14]-1" office:value-type="percentage" office:value="0.523907886739538" calcext:value-type="percentage">
            <text:p>52,4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$'Current Financials'.$B$19]" office:value-type="currency" office:currency="ZAR" office:value="2346002.62476199" calcext:value-type="currency">
            <text:p>R 2 346 00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visibility="collapse">
          <table:table-cell table:formula="of:=[$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$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$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$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  <table:table-cell table:number-columns-repeated="973"/>
        </table:table-row>
        <table:table-row table:style-name="ro3" table:visibility="collapse">
          <table:table-cell table:style-name="ce33" table:formula="of:=[$'Ten Year Plan'.G1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1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1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1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1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1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1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1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1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1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2899350" calcext:value-type="currency">
            <text:p>R 2 899 350</text:p>
          </table:table-cell>
          <table:table-cell table:formula="of:=[$'Current Financials'.$B$17]/[.X22]" office:value-type="float" office:value="0.677550140548744" calcext:value-type="float">
            <text:p>0,677550140548744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3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1025832.09853036" calcext:value-type="currency">
            <text:p>R 1 025 832</text:p>
          </table:table-cell>
          <table:table-cell table:number-columns-repeated="973"/>
        </table:table-row>
        <table:table-row table:style-name="ro3" table:visibility="collapse">
          <table:table-cell table:style-name="ce33" table:formula="of:=[$'Ten Year Plan'.G17]/((1+[$'Current Financials'.$B$18])^([.A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H17]/((1+[$'Current Financials'.$B$18])^([.B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I17]/((1+[$'Current Financials'.$B$18])^([.C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J17]/((1+[$'Current Financials'.$B$18])^([.D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K17]/((1+[$'Current Financials'.$B$18])^([.E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L17]/((1+[$'Current Financials'.$B$18])^([.F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M17]/((1+[$'Current Financials'.$B$18])^([.G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N17]/((1+[$'Current Financials'.$B$18])^([.H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O17]/((1+[$'Current Financials'.$B$18])^([.I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P17]/((1+[$'Current Financials'.$B$18])^([.J$21]-[$'Current Financials'.$B$12]))" office:value-type="currency" office:currency="ZAR" office:value="10000" calcext:value-type="currency">
            <text:p>R 10 000</text:p>
          </table:table-cell>
          <table:table-cell/>
          <table:table-cell table:style-name="ce33" table:formula="of:=[.A23]*0.9" office:value-type="currency" office:currency="ZAR" office:value="9000" calcext:value-type="currency">
            <text:p>R 9 000</text:p>
          </table:table-cell>
          <table:table-cell table:style-name="ce33" table:formula="of:=[.B23]*0.8" office:value-type="currency" office:currency="ZAR" office:value="8000" calcext:value-type="currency">
            <text:p>R 8 000</text:p>
          </table:table-cell>
          <table:table-cell table:style-name="ce33" table:formula="of:=[.C23]*0.7" office:value-type="currency" office:currency="ZAR" office:value="7000" calcext:value-type="currency">
            <text:p>R 7 000</text:p>
          </table:table-cell>
          <table:table-cell table:style-name="ce33" table:formula="of:=[.D23]*0.6" office:value-type="currency" office:currency="ZAR" office:value="6000" calcext:value-type="currency">
            <text:p>R 6 000</text:p>
          </table:table-cell>
          <table:table-cell table:style-name="ce33" table:formula="of:=[.E23]*0.5" office:value-type="currency" office:currency="ZAR" office:value="5000" calcext:value-type="currency">
            <text:p>R 5 000</text:p>
          </table:table-cell>
          <table:table-cell table:style-name="ce33" table:formula="of:=[.F23]*0.4" office:value-type="currency" office:currency="ZAR" office:value="4000" calcext:value-type="currency">
            <text:p>R 4 000</text:p>
          </table:table-cell>
          <table:table-cell table:style-name="ce33" table:formula="of:=[.G23]*0.3" office:value-type="currency" office:currency="ZAR" office:value="3000" calcext:value-type="currency">
            <text:p>R 3 000</text:p>
          </table:table-cell>
          <table:table-cell table:style-name="ce33" table:formula="of:=[.H23]*0.2" office:value-type="currency" office:currency="ZAR" office:value="2000" calcext:value-type="currency">
            <text:p>R 2 000</text:p>
          </table:table-cell>
          <table:table-cell table:style-name="ce33" table:formula="of:=[.I23]*0.1" office:value-type="currency" office:currency="ZAR" office:value="1000" calcext:value-type="currency">
            <text:p>R 1 00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45000" calcext:value-type="currency">
            <text:p>R 45 000</text:p>
          </table:table-cell>
          <table:table-cell table:number-columns-repeated="3"/>
          <table:table-cell table:style-name="ce33" table:formula="of:=[.$Y$22]*[.L23]" office:value-type="currency" office:currency="ZAR" office:value="6097.95126493869" calcext:value-type="currency">
            <text:p>R 6 098</text:p>
          </table:table-cell>
          <table:table-cell table:style-name="ce33" table:formula="of:=[.$Y$22]*[.M23]" office:value-type="currency" office:currency="ZAR" office:value="5420.40112438995" calcext:value-type="currency">
            <text:p>R 5 420</text:p>
          </table:table-cell>
          <table:table-cell table:style-name="ce33" table:formula="of:=[.$Y$22]*[.N23]" office:value-type="currency" office:currency="ZAR" office:value="4742.85098384121" calcext:value-type="currency">
            <text:p>R 4 743</text:p>
          </table:table-cell>
          <table:table-cell table:style-name="ce33" table:formula="of:=[.$Y$22]*[.O23]" office:value-type="currency" office:currency="ZAR" office:value="4065.30084329246" calcext:value-type="currency">
            <text:p>R 4 065</text:p>
          </table:table-cell>
          <table:table-cell table:style-name="ce33" table:formula="of:=[.$Y$22]*[.P23]" office:value-type="currency" office:currency="ZAR" office:value="3387.75070274372" calcext:value-type="currency">
            <text:p>R 3 388</text:p>
          </table:table-cell>
          <table:table-cell table:style-name="ce33" table:formula="of:=[.$Y$22]*[.Q23]" office:value-type="currency" office:currency="ZAR" office:value="2710.20056219497" calcext:value-type="currency">
            <text:p>R 2 710</text:p>
          </table:table-cell>
          <table:table-cell table:style-name="ce33" table:formula="of:=[.$Y$22]*[.R23]" office:value-type="currency" office:currency="ZAR" office:value="2032.65042164623" calcext:value-type="currency">
            <text:p>R 2 033</text:p>
          </table:table-cell>
          <table:table-cell table:style-name="ce33" table:formula="of:=[.$Y$22]*[.S23]" office:value-type="currency" office:currency="ZAR" office:value="1355.10028109749" calcext:value-type="currency">
            <text:p>R 1 355</text:p>
          </table:table-cell>
          <table:table-cell table:style-name="ce33" table:formula="of:=[.$Y$22]*[.T23]" office:value-type="currency" office:currency="ZAR" office:value="677.550140548744" calcext:value-type="currency">
            <text:p>R 678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3902.04873506131" calcext:value-type="currency">
            <text:p>R 3 902</text:p>
          </table:table-cell>
          <table:table-cell table:style-name="ce33" table:formula="of:=([.B23]-[.AB23])/2" office:value-type="currency" office:currency="ZAR" office:value="2289.79943780503" calcext:value-type="currency">
            <text:p>R 2 290</text:p>
          </table:table-cell>
          <table:table-cell table:style-name="ce33" table:formula="of:=([.C23]-[.AC23])/3" office:value-type="currency" office:currency="ZAR" office:value="1752.38300538626" calcext:value-type="currency">
            <text:p>R 1 752</text:p>
          </table:table-cell>
          <table:table-cell table:style-name="ce33" table:formula="of:=([.D23]-[.AD23])/4" office:value-type="currency" office:currency="ZAR" office:value="1483.67478917688" calcext:value-type="currency">
            <text:p>R 1 484</text:p>
          </table:table-cell>
          <table:table-cell table:style-name="ce33" table:formula="of:=([.E23]-[.AE23])/5" office:value-type="currency" office:currency="ZAR" office:value="1322.44985945126" calcext:value-type="currency">
            <text:p>R 1 322</text:p>
          </table:table-cell>
          <table:table-cell table:style-name="ce33" table:formula="of:=([.F23]-[.AF23])/6" office:value-type="currency" office:currency="ZAR" office:value="1214.9665729675" calcext:value-type="currency">
            <text:p>R 1 215</text:p>
          </table:table-cell>
          <table:table-cell table:style-name="ce33" table:formula="of:=([.G23]-[.AG23])/7" office:value-type="currency" office:currency="ZAR" office:value="1138.19279690768" calcext:value-type="currency">
            <text:p>R 1 138</text:p>
          </table:table-cell>
          <table:table-cell table:style-name="ce33" table:formula="of:=([.H23]-[.AH23])/8" office:value-type="currency" office:currency="ZAR" office:value="1080.61246486281" calcext:value-type="currency">
            <text:p>R 1 081</text:p>
          </table:table-cell>
          <table:table-cell table:style-name="ce33" table:formula="of:=([.I23]-[.AI23])/9" office:value-type="currency" office:currency="ZAR" office:value="1035.82776216125" calcext:value-type="currency">
            <text:p>R 1 036</text:p>
          </table:table-cell>
          <table:table-cell table:style-name="ce33" table:formula="of:=([.J23]-[.AJ23])/10" office:value-type="currency" office:currency="ZAR" office:value="1000" calcext:value-type="currency">
            <text:p>R 1 000</text:p>
          </table:table-cell>
          <table:table-cell/>
          <table:table-cell table:style-name="ce33" table:formula="of:=SUM([.AL23:.AU23])" office:value-type="currency" office:currency="ZAR" office:value="16219.95542378" calcext:value-type="currency">
            <text:p>R 16 22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18]/((1+[$'Current Financials'.$B$18])^([.A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H1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1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18]/((1+[$'Current Financials'.$B$18])^([.D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K1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1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18]/((1+[$'Current Financials'.$B$18])^([.G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N1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1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18]/((1+[$'Current Financials'.$B$18])^([.J$21]-[$'Current Financials'.$B$12]))" office:value-type="currency" office:currency="ZAR" office:value="20000" calcext:value-type="currency">
            <text:p>R 20 000</text:p>
          </table:table-cell>
          <table:table-cell/>
          <table:table-cell table:style-name="ce33" table:formula="of:=[.A24]*0.9" office:value-type="currency" office:currency="ZAR" office:value="18000" calcext:value-type="currency">
            <text:p>R 18 00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12000" calcext:value-type="currency">
            <text:p>R 12 00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6000" calcext:value-type="currency">
            <text:p>R 6 00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36000" calcext:value-type="currency">
            <text:p>R 36 000</text:p>
          </table:table-cell>
          <table:table-cell table:number-columns-repeated="3"/>
          <table:table-cell table:style-name="ce33" table:formula="of:=[.$Y$22]*[.L24]" office:value-type="currency" office:currency="ZAR" office:value="12195.9025298774" calcext:value-type="currency">
            <text:p>R 12 196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8130.60168658492" calcext:value-type="currency">
            <text:p>R 8 131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4065.30084329246" calcext:value-type="currency">
            <text:p>R 4 065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7804.09747012262" calcext:value-type="currency">
            <text:p>R 7 804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2967.34957835377" calcext:value-type="currency">
            <text:p>R 2 967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2276.38559381536" calcext:value-type="currency">
            <text:p>R 2 276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2000" calcext:value-type="currency">
            <text:p>R 2 000</text:p>
          </table:table-cell>
          <table:table-cell/>
          <table:table-cell table:style-name="ce33" table:formula="of:=SUM([.AL24:.AU24])" office:value-type="currency" office:currency="ZAR" office:value="15047.8326422917" calcext:value-type="currency">
            <text:p>R 15 048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1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19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1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1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1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1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1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19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1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1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3" table:formula="of:=SUM([.AL25:.AU25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0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0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0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3" table:formula="of:=SUM([.AL26:.AU26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1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1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1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1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1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1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1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1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1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1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3" table:formula="of:=SUM([.AL27:.AU27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3" table:formula="of:=SUM([.AL28:.AU28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3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3]/((1+[$'Current Financials'.$B$18])^([.C$21]-[$'Current Financials'.$B$12]))" office:value-type="currency" office:currency="ZAR" office:value="82000" calcext:value-type="currency">
            <text:p>R 82 000</text:p>
          </table:table-cell>
          <table:table-cell table:style-name="ce33" table:formula="of:=[$'Ten Year Plan'.J23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3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3]/((1+[$'Current Financials'.$B$18])^([.H$21]-[$'Current Financials'.$B$12]))" office:value-type="currency" office:currency="ZAR" office:value="82000" calcext:value-type="currency">
            <text:p>R 82 000</text:p>
          </table:table-cell>
          <table:table-cell table:style-name="ce33" table:formula="of:=[$'Ten Year Plan'.O2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3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57400" calcext:value-type="currency">
            <text:p>R 57 40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16400" calcext:value-type="currency">
            <text:p>R 16 40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73800" calcext:value-type="currency">
            <text:p>R 73 80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38891.3780674979" calcext:value-type="currency">
            <text:p>R 38 891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11111.8223049994" calcext:value-type="currency">
            <text:p>R 11 112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14369.5406441674" calcext:value-type="currency">
            <text:p>R 14 37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8861.02221187508" calcext:value-type="currency">
            <text:p>R 8 861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3" table:formula="of:=SUM([.AL29:.AU29])" office:value-type="currency" office:currency="ZAR" office:value="23230.5628560424" calcext:value-type="currency">
            <text:p>R 23 231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4]/((1+[$'Current Financials'.$B$18])^([.E$21]-[$'Current Financials'.$B$12]))" office:value-type="currency" office:currency="ZAR" office:value="640000" calcext:value-type="currency">
            <text:p>R 640 000</text:p>
          </table:table-cell>
          <table:table-cell table:style-name="ce33" table:formula="of:=[$'Ten Year Plan'.L2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320000" calcext:value-type="currency">
            <text:p>R 320 00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320000" calcext:value-type="currency">
            <text:p>R 320 00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216816.044975598" calcext:value-type="currency">
            <text:p>R 216 816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84636.7910048804" calcext:value-type="currency">
            <text:p>R 84 637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3" table:formula="of:=SUM([.AL30:.AU30])" office:value-type="currency" office:currency="ZAR" office:value="84636.7910048804" calcext:value-type="currency">
            <text:p>R 84 637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5]/((1+[$'Current Financials'.$B$18])^([.A$21]-[$'Current Financials'.$B$12]))" office:value-type="currency" office:currency="ZAR" office:value="140000" calcext:value-type="currency">
            <text:p>R 140 000</text:p>
          </table:table-cell>
          <table:table-cell table:style-name="ce33" table:formula="of:=[$'Ten Year Plan'.H2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126000" calcext:value-type="currency">
            <text:p>R 126 00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126000" calcext:value-type="currency">
            <text:p>R 126 000</text:p>
          </table:table-cell>
          <table:table-cell table:number-columns-repeated="3"/>
          <table:table-cell table:style-name="ce33" table:formula="of:=[.$Y$22]*[.L31]" office:value-type="currency" office:currency="ZAR" office:value="85371.3177091417" calcext:value-type="currency">
            <text:p>R 85 371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54628.6822908583" calcext:value-type="currency">
            <text:p>R 54 629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3" table:formula="of:=SUM([.AL31:.AU31])" office:value-type="currency" office:currency="ZAR" office:value="54628.6822908583" calcext:value-type="currency">
            <text:p>R 54 629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6]/((1+[$'Current Financials'.$B$18])^([.A$21]-[$'Current Financials'.$B$12]))" office:value-type="currency" office:currency="ZAR" office:value="110000" calcext:value-type="currency">
            <text:p>R 110 000</text:p>
          </table:table-cell>
          <table:table-cell table:style-name="ce33" table:formula="of:=[$'Ten Year Plan'.H2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99000" calcext:value-type="currency">
            <text:p>R 99 00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99000" calcext:value-type="currency">
            <text:p>R 99 000</text:p>
          </table:table-cell>
          <table:table-cell table:number-columns-repeated="3"/>
          <table:table-cell table:style-name="ce33" table:formula="of:=[.$Y$22]*[.L32]" office:value-type="currency" office:currency="ZAR" office:value="67077.4639143256" calcext:value-type="currency">
            <text:p>R 67 077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42922.5360856744" calcext:value-type="currency">
            <text:p>R 42 923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3" table:formula="of:=SUM([.AL32:.AU32])" office:value-type="currency" office:currency="ZAR" office:value="42922.5360856744" calcext:value-type="currency">
            <text:p>R 42 923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3" table:formula="of:=SUM([.AL33:.AU3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2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2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3" table:formula="of:=SUM([.AL34:.AU3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2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29]/((1+[$'Current Financials'.$B$18])^([.B$21]-[$'Current Financials'.$B$12]))" office:value-type="currency" office:currency="ZAR" office:value="1200000" calcext:value-type="currency">
            <text:p>R 1 200 000</text:p>
          </table:table-cell>
          <table:table-cell table:style-name="ce33" table:formula="of:=[$'Ten Year Plan'.I2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2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2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2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2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29]/((1+[$'Current Financials'.$B$18])^([.H$21]-[$'Current Financials'.$B$12]))" office:value-type="currency" office:currency="ZAR" office:value="1200000" calcext:value-type="currency">
            <text:p>R 1 200 000</text:p>
          </table:table-cell>
          <table:table-cell table:style-name="ce33" table:formula="of:=[$'Ten Year Plan'.O2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2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960000" calcext:value-type="currency">
            <text:p>R 960 00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240000" calcext:value-type="currency">
            <text:p>R 240 00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1200000" calcext:value-type="currency">
            <text:p>R 1 200 000</text:p>
          </table:table-cell>
          <table:table-cell table:number-columns-repeated="3"/>
          <table:table-cell table:style-name="ce33" table:formula="of:=[.$Y$22]*[.L35]" office:value-type="currency" office:currency="ZAR" office:value="0" calcext:value-type="currency">
            <text:p>R 0</text:p>
          </table:table-cell>
          <table:table-cell table:style-name="ce33" table:formula="of:=[.$Y$22]*[.M35]" office:value-type="currency" office:currency="ZAR" office:value="650448.134926794" calcext:value-type="currency">
            <text:p>R 650 448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162612.033731698" calcext:value-type="currency">
            <text:p>R 162 612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0" calcext:value-type="currency">
            <text:p>R 0</text:p>
          </table:table-cell>
          <table:table-cell table:style-name="ce33" table:formula="of:=([.B35]-[.AB35])/2" office:value-type="currency" office:currency="ZAR" office:value="274775.932536603" calcext:value-type="currency">
            <text:p>R 274 776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129673.495783538" calcext:value-type="currency">
            <text:p>R 129 673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3" table:formula="of:=SUM([.AL35:.AU35])" office:value-type="currency" office:currency="ZAR" office:value="404449.428320141" calcext:value-type="currency">
            <text:p>R 404 449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0]/((1+[$'Current Financials'.$B$18])^([.A$21]-[$'Current Financials'.$B$12]))" office:value-type="currency" office:currency="ZAR" office:value="280000" calcext:value-type="currency">
            <text:p>R 280 000</text:p>
          </table:table-cell>
          <table:table-cell table:style-name="ce33" table:formula="of:=[$'Ten Year Plan'.H3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0]/((1+[$'Current Financials'.$B$18])^([.E$21]-[$'Current Financials'.$B$12]))" office:value-type="currency" office:currency="ZAR" office:value="280000" calcext:value-type="currency">
            <text:p>R 280 000</text:p>
          </table:table-cell>
          <table:table-cell table:style-name="ce33" table:formula="of:=[$'Ten Year Plan'.L3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0]/((1+[$'Current Financials'.$B$18])^([.I$21]-[$'Current Financials'.$B$12]))" office:value-type="currency" office:currency="ZAR" office:value="280000" calcext:value-type="currency">
            <text:p>R 280 000</text:p>
          </table:table-cell>
          <table:table-cell table:style-name="ce33" table:formula="of:=[$'Ten Year Plan'.P3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252000" calcext:value-type="currency">
            <text:p>R 252 00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0" calcext:value-type="currency">
            <text:p>R 0</text:p>
          </table:table-cell>
          <table:table-cell table:style-name="ce33" table:formula="of:=[.E36]*0.5" office:value-type="currency" office:currency="ZAR" office:value="140000" calcext:value-type="currency">
            <text:p>R 140 00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28000" calcext:value-type="currency">
            <text:p>R 28 00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20000" calcext:value-type="currency">
            <text:p>R 420 000</text:p>
          </table:table-cell>
          <table:table-cell table:number-columns-repeated="3"/>
          <table:table-cell table:style-name="ce33" table:formula="of:=[.$Y$22]*[.L36]" office:value-type="currency" office:currency="ZAR" office:value="170742.635418283" calcext:value-type="currency">
            <text:p>R 170 743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0" calcext:value-type="currency">
            <text:p>R 0</text:p>
          </table:table-cell>
          <table:table-cell table:style-name="ce33" table:formula="of:=[.$Y$22]*[.P36]" office:value-type="currency" office:currency="ZAR" office:value="94857.0196768241" calcext:value-type="currency">
            <text:p>R 94 857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18971.4039353648" calcext:value-type="currency">
            <text:p>R 18 971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109257.364581717" calcext:value-type="currency">
            <text:p>R 109 257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0" calcext:value-type="currency">
            <text:p>R 0</text:p>
          </table:table-cell>
          <table:table-cell table:style-name="ce33" table:formula="of:=([.E36]-[.AE36])/5" office:value-type="currency" office:currency="ZAR" office:value="37028.5960646352" calcext:value-type="currency">
            <text:p>R 37 029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29003.177340515" calcext:value-type="currency">
            <text:p>R 29 003</text:p>
          </table:table-cell>
          <table:table-cell table:style-name="ce3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3" table:formula="of:=SUM([.AL36:.AU36])" office:value-type="currency" office:currency="ZAR" office:value="175289.137986867" calcext:value-type="currency">
            <text:p>R 175 289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1]/((1+[$'Current Financials'.$B$18])^([.A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H31]/((1+[$'Current Financials'.$B$18])^([.B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I31]/((1+[$'Current Financials'.$B$18])^([.C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J31]/((1+[$'Current Financials'.$B$18])^([.D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K31]/((1+[$'Current Financials'.$B$18])^([.E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L31]/((1+[$'Current Financials'.$B$18])^([.F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M31]/((1+[$'Current Financials'.$B$18])^([.G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N31]/((1+[$'Current Financials'.$B$18])^([.H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O31]/((1+[$'Current Financials'.$B$18])^([.I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P31]/((1+[$'Current Financials'.$B$18])^([.J$21]-[$'Current Financials'.$B$12]))" office:value-type="currency" office:currency="ZAR" office:value="10000" calcext:value-type="currency">
            <text:p>R 10 000</text:p>
          </table:table-cell>
          <table:table-cell/>
          <table:table-cell table:style-name="ce33" table:formula="of:=[.A37]*0.9" office:value-type="currency" office:currency="ZAR" office:value="9000" calcext:value-type="currency">
            <text:p>R 9 000</text:p>
          </table:table-cell>
          <table:table-cell table:style-name="ce33" table:formula="of:=[.B37]*0.8" office:value-type="currency" office:currency="ZAR" office:value="8000" calcext:value-type="currency">
            <text:p>R 8 000</text:p>
          </table:table-cell>
          <table:table-cell table:style-name="ce33" table:formula="of:=[.C37]*0.7" office:value-type="currency" office:currency="ZAR" office:value="7000" calcext:value-type="currency">
            <text:p>R 7 000</text:p>
          </table:table-cell>
          <table:table-cell table:style-name="ce33" table:formula="of:=[.D37]*0.6" office:value-type="currency" office:currency="ZAR" office:value="6000" calcext:value-type="currency">
            <text:p>R 6 000</text:p>
          </table:table-cell>
          <table:table-cell table:style-name="ce33" table:formula="of:=[.E37]*0.5" office:value-type="currency" office:currency="ZAR" office:value="5000" calcext:value-type="currency">
            <text:p>R 5 000</text:p>
          </table:table-cell>
          <table:table-cell table:style-name="ce33" table:formula="of:=[.F37]*0.4" office:value-type="currency" office:currency="ZAR" office:value="4000" calcext:value-type="currency">
            <text:p>R 4 000</text:p>
          </table:table-cell>
          <table:table-cell table:style-name="ce33" table:formula="of:=[.G37]*0.3" office:value-type="currency" office:currency="ZAR" office:value="3000" calcext:value-type="currency">
            <text:p>R 3 000</text:p>
          </table:table-cell>
          <table:table-cell table:style-name="ce33" table:formula="of:=[.H37]*0.2" office:value-type="currency" office:currency="ZAR" office:value="2000" calcext:value-type="currency">
            <text:p>R 2 000</text:p>
          </table:table-cell>
          <table:table-cell table:style-name="ce33" table:formula="of:=[.I37]*0.1" office:value-type="currency" office:currency="ZAR" office:value="1000" calcext:value-type="currency">
            <text:p>R 1 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45000" calcext:value-type="currency">
            <text:p>R 45 000</text:p>
          </table:table-cell>
          <table:table-cell table:number-columns-repeated="3"/>
          <table:table-cell table:style-name="ce33" table:formula="of:=[.$Y$22]*[.L37]" office:value-type="currency" office:currency="ZAR" office:value="6097.95126493869" calcext:value-type="currency">
            <text:p>R 6 098</text:p>
          </table:table-cell>
          <table:table-cell table:style-name="ce33" table:formula="of:=[.$Y$22]*[.M37]" office:value-type="currency" office:currency="ZAR" office:value="5420.40112438995" calcext:value-type="currency">
            <text:p>R 5 420</text:p>
          </table:table-cell>
          <table:table-cell table:style-name="ce33" table:formula="of:=[.$Y$22]*[.N37]" office:value-type="currency" office:currency="ZAR" office:value="4742.85098384121" calcext:value-type="currency">
            <text:p>R 4 743</text:p>
          </table:table-cell>
          <table:table-cell table:style-name="ce33" table:formula="of:=[.$Y$22]*[.O37]" office:value-type="currency" office:currency="ZAR" office:value="4065.30084329246" calcext:value-type="currency">
            <text:p>R 4 065</text:p>
          </table:table-cell>
          <table:table-cell table:style-name="ce33" table:formula="of:=[.$Y$22]*[.P37]" office:value-type="currency" office:currency="ZAR" office:value="3387.75070274372" calcext:value-type="currency">
            <text:p>R 3 388</text:p>
          </table:table-cell>
          <table:table-cell table:style-name="ce33" table:formula="of:=[.$Y$22]*[.Q37]" office:value-type="currency" office:currency="ZAR" office:value="2710.20056219497" calcext:value-type="currency">
            <text:p>R 2 710</text:p>
          </table:table-cell>
          <table:table-cell table:style-name="ce33" table:formula="of:=[.$Y$22]*[.R37]" office:value-type="currency" office:currency="ZAR" office:value="2032.65042164623" calcext:value-type="currency">
            <text:p>R 2 033</text:p>
          </table:table-cell>
          <table:table-cell table:style-name="ce33" table:formula="of:=[.$Y$22]*[.S37]" office:value-type="currency" office:currency="ZAR" office:value="1355.10028109749" calcext:value-type="currency">
            <text:p>R 1 355</text:p>
          </table:table-cell>
          <table:table-cell table:style-name="ce33" table:formula="of:=[.$Y$22]*[.T37]" office:value-type="currency" office:currency="ZAR" office:value="677.550140548744" calcext:value-type="currency">
            <text:p>R 678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3902.04873506131" calcext:value-type="currency">
            <text:p>R 3 902</text:p>
          </table:table-cell>
          <table:table-cell table:style-name="ce33" table:formula="of:=([.B37]-[.AB37])/2" office:value-type="currency" office:currency="ZAR" office:value="2289.79943780503" calcext:value-type="currency">
            <text:p>R 2 290</text:p>
          </table:table-cell>
          <table:table-cell table:style-name="ce33" table:formula="of:=([.C37]-[.AC37])/3" office:value-type="currency" office:currency="ZAR" office:value="1752.38300538626" calcext:value-type="currency">
            <text:p>R 1 752</text:p>
          </table:table-cell>
          <table:table-cell table:style-name="ce33" table:formula="of:=([.D37]-[.AD37])/4" office:value-type="currency" office:currency="ZAR" office:value="1483.67478917688" calcext:value-type="currency">
            <text:p>R 1 484</text:p>
          </table:table-cell>
          <table:table-cell table:style-name="ce33" table:formula="of:=([.E37]-[.AE37])/5" office:value-type="currency" office:currency="ZAR" office:value="1322.44985945126" calcext:value-type="currency">
            <text:p>R 1 322</text:p>
          </table:table-cell>
          <table:table-cell table:style-name="ce33" table:formula="of:=([.F37]-[.AF37])/6" office:value-type="currency" office:currency="ZAR" office:value="1214.9665729675" calcext:value-type="currency">
            <text:p>R 1 215</text:p>
          </table:table-cell>
          <table:table-cell table:style-name="ce33" table:formula="of:=([.G37]-[.AG37])/7" office:value-type="currency" office:currency="ZAR" office:value="1138.19279690768" calcext:value-type="currency">
            <text:p>R 1 138</text:p>
          </table:table-cell>
          <table:table-cell table:style-name="ce33" table:formula="of:=([.H37]-[.AH37])/8" office:value-type="currency" office:currency="ZAR" office:value="1080.61246486281" calcext:value-type="currency">
            <text:p>R 1 081</text:p>
          </table:table-cell>
          <table:table-cell table:style-name="ce33" table:formula="of:=([.I37]-[.AI37])/9" office:value-type="currency" office:currency="ZAR" office:value="1035.82776216125" calcext:value-type="currency">
            <text:p>R 1 036</text:p>
          </table:table-cell>
          <table:table-cell table:style-name="ce33" table:formula="of:=([.J37]-[.AJ37])/10" office:value-type="currency" office:currency="ZAR" office:value="1000" calcext:value-type="currency">
            <text:p>R 1 000</text:p>
          </table:table-cell>
          <table:table-cell/>
          <table:table-cell table:style-name="ce33" table:formula="of:=SUM([.AL37:.AU37])" office:value-type="currency" office:currency="ZAR" office:value="16219.95542378" calcext:value-type="currency">
            <text:p>R 16 22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currency" office:currency="ZAR" office:value="0" calcext:value-type="currency">
            <text:p>R 0</text:p>
          </table:table-cell>
          <table:table-cell table:style-name="ce33" table:formula="of:=[.$Y$22]*[.M38]" office:value-type="currency" office:currency="ZAR" office:value="0" calcext:value-type="currency">
            <text:p>R 0</text:p>
          </table:table-cell>
          <table:table-cell table:style-name="ce33" table:formula="of:=[.$Y$22]*[.N38]" office:value-type="currency" office:currency="ZAR" office:value="0" calcext:value-type="currency">
            <text:p>R 0</text:p>
          </table:table-cell>
          <table:table-cell table:style-name="ce33" table:formula="of:=[.$Y$22]*[.O38]" office:value-type="currency" office:currency="ZAR" office:value="0" calcext:value-type="currency">
            <text:p>R 0</text:p>
          </table:table-cell>
          <table:table-cell table:style-name="ce33" table:formula="of:=[.$Y$22]*[.P38]" office:value-type="currency" office:currency="ZAR" office:value="0" calcext:value-type="currency">
            <text:p>R 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0" calcext:value-type="currency">
            <text:p>R 0</text:p>
          </table:table-cell>
          <table:table-cell table:style-name="ce33" table:formula="of:=([.B38]-[.AB38])/2" office:value-type="currency" office:currency="ZAR" office:value="0" calcext:value-type="currency">
            <text:p>R 0</text:p>
          </table:table-cell>
          <table:table-cell table:style-name="ce33" table:formula="of:=([.C38]-[.AC38])/3" office:value-type="currency" office:currency="ZAR" office:value="0" calcext:value-type="currency">
            <text:p>R 0</text:p>
          </table:table-cell>
          <table:table-cell table:style-name="ce33" table:formula="of:=([.D38]-[.AD38])/4" office:value-type="currency" office:currency="ZAR" office:value="0" calcext:value-type="currency">
            <text:p>R 0</text:p>
          </table:table-cell>
          <table:table-cell table:style-name="ce33" table:formula="of:=([.E38]-[.AE38])/5" office:value-type="currency" office:currency="ZAR" office:value="0" calcext:value-type="currency">
            <text:p>R 0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3" table:formula="of:=SUM([.AL38:.AU38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3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3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3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3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3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3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3" table:formula="of:=SUM([.AL39:.AU39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3" table:formula="of:=SUM([.AL40:.AU40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5]/((1+[$'Current Financials'.$B$18])^([.B$21]-[$'Current Financials'.$B$12]))" office:value-type="currency" office:currency="ZAR" office:value="126000" calcext:value-type="currency">
            <text:p>R 126 000</text:p>
          </table:table-cell>
          <table:table-cell table:style-name="ce33" table:formula="of:=[$'Ten Year Plan'.I3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100800" calcext:value-type="currency">
            <text:p>R 100 80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100800" calcext:value-type="currency">
            <text:p>R 100 8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68297.0541673134" calcext:value-type="currency">
            <text:p>R 68 297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0" calcext:value-type="currency">
            <text:p>R 0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28851.4729163433" calcext:value-type="currency">
            <text:p>R 28 851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0" calcext:value-type="currency">
            <text:p>R 0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3" table:formula="of:=SUM([.AL41:.AU41])" office:value-type="currency" office:currency="ZAR" office:value="28851.4729163433" calcext:value-type="currency">
            <text:p>R 28 851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6]/((1+[$'Current Financials'.$B$18])^([.A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H3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6]/((1+[$'Current Financials'.$B$18])^([.C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J3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6]/((1+[$'Current Financials'.$B$18])^([.E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L3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6]/((1+[$'Current Financials'.$B$18])^([.G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N3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6]/((1+[$'Current Financials'.$B$18])^([.I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P3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9000" calcext:value-type="currency">
            <text:p>R 9 00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7000" calcext:value-type="currency">
            <text:p>R 7 00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5000" calcext:value-type="currency">
            <text:p>R 5 00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3000" calcext:value-type="currency">
            <text:p>R 3 00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1000" calcext:value-type="currency">
            <text:p>R 1 00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25000" calcext:value-type="currency">
            <text:p>R 25 000</text:p>
          </table:table-cell>
          <table:table-cell table:number-columns-repeated="3"/>
          <table:table-cell table:style-name="ce33" table:formula="of:=[.$Y$22]*[.L42]" office:value-type="currency" office:currency="ZAR" office:value="6097.95126493869" calcext:value-type="currency">
            <text:p>R 6 098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4742.85098384121" calcext:value-type="currency">
            <text:p>R 4 743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3387.75070274372" calcext:value-type="currency">
            <text:p>R 3 388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2032.65042164623" calcext:value-type="currency">
            <text:p>R 2 033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677.550140548744" calcext:value-type="currency">
            <text:p>R 678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3902.04873506131" calcext:value-type="currency">
            <text:p>R 3 902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1752.38300538626" calcext:value-type="currency">
            <text:p>R 1 752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1322.44985945126" calcext:value-type="currency">
            <text:p>R 1 322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1138.19279690768" calcext:value-type="currency">
            <text:p>R 1 138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1035.82776216125" calcext:value-type="currency">
            <text:p>R 1 036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3" table:formula="of:=SUM([.AL42:.AU42])" office:value-type="currency" office:currency="ZAR" office:value="9150.90215896776" calcext:value-type="currency">
            <text:p>R 9 151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3" table:formula="of:=SUM([.AL43:.AU4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3" table:formula="of:=SUM([.AL44:.AU4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3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39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3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3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3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3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3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39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3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3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3" table:formula="of:=SUM([.AL45:.AU45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0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0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0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3" table:formula="of:=SUM([.AL46:.AU46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1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1]/((1+[$'Current Financials'.$B$18])^([.B$21]-[$'Current Financials'.$B$12]))" office:value-type="currency" office:currency="ZAR" office:value="15000" calcext:value-type="currency">
            <text:p>R 15 000</text:p>
          </table:table-cell>
          <table:table-cell table:style-name="ce33" table:formula="of:=[$'Ten Year Plan'.I41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1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1]/((1+[$'Current Financials'.$B$18])^([.E$21]-[$'Current Financials'.$B$12]))" office:value-type="currency" office:currency="ZAR" office:value="15000" calcext:value-type="currency">
            <text:p>R 15 000</text:p>
          </table:table-cell>
          <table:table-cell table:style-name="ce33" table:formula="of:=[$'Ten Year Plan'.L41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1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1]/((1+[$'Current Financials'.$B$18])^([.H$21]-[$'Current Financials'.$B$12]))" office:value-type="currency" office:currency="ZAR" office:value="15000" calcext:value-type="currency">
            <text:p>R 15 000</text:p>
          </table:table-cell>
          <table:table-cell table:style-name="ce33" table:formula="of:=[$'Ten Year Plan'.O41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1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12000" calcext:value-type="currency">
            <text:p>R 12 0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7500" calcext:value-type="currency">
            <text:p>R 7 50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3000" calcext:value-type="currency">
            <text:p>R 3 00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22500" calcext:value-type="currency">
            <text:p>R 22 5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8130.60168658492" calcext:value-type="currency">
            <text:p>R 8 131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5081.62605411558" calcext:value-type="currency">
            <text:p>R 5 082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2032.65042164623" calcext:value-type="currency">
            <text:p>R 2 033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3434.69915670754" calcext:value-type="currency">
            <text:p>R 3 435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1983.67478917688" calcext:value-type="currency">
            <text:p>R 1 984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1620.91869729422" calcext:value-type="currency">
            <text:p>R 1 621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3" table:formula="of:=SUM([.AL47:.AU47])" office:value-type="currency" office:currency="ZAR" office:value="7039.29264317864" calcext:value-type="currency">
            <text:p>R 7 039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2]/((1+[$'Current Financials'.$B$18])^([.B$21]-[$'Current Financials'.$B$12]))" office:value-type="currency" office:currency="ZAR" office:value="7000" calcext:value-type="currency">
            <text:p>R 7 000</text:p>
          </table:table-cell>
          <table:table-cell table:style-name="ce33" table:formula="of:=[$'Ten Year Plan'.I4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2]/((1+[$'Current Financials'.$B$18])^([.E$21]-[$'Current Financials'.$B$12]))" office:value-type="currency" office:currency="ZAR" office:value="7000" calcext:value-type="currency">
            <text:p>R 7 000</text:p>
          </table:table-cell>
          <table:table-cell table:style-name="ce33" table:formula="of:=[$'Ten Year Plan'.L4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2]/((1+[$'Current Financials'.$B$18])^([.H$21]-[$'Current Financials'.$B$12]))" office:value-type="currency" office:currency="ZAR" office:value="7000" calcext:value-type="currency">
            <text:p>R 7 000</text:p>
          </table:table-cell>
          <table:table-cell table:style-name="ce33" table:formula="of:=[$'Ten Year Plan'.O4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5600" calcext:value-type="currency">
            <text:p>R 5 60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3500" calcext:value-type="currency">
            <text:p>R 3 50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1400" calcext:value-type="currency">
            <text:p>R 1 40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10500" calcext:value-type="currency">
            <text:p>R 10 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3794.28078707296" calcext:value-type="currency">
            <text:p>R 3 794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2371.4254919206" calcext:value-type="currency">
            <text:p>R 2 371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0" calcext:value-type="currency">
            <text:p>R 0</text:p>
          </table:table-cell>
          <table:table-cell table:style-name="ce33" table:formula="of:=[.$Y$22]*[.S48]" office:value-type="currency" office:currency="ZAR" office:value="948.570196768241" calcext:value-type="currency">
            <text:p>R 949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1602.85960646352" calcext:value-type="currency">
            <text:p>R 1 603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925.714901615879" calcext:value-type="currency">
            <text:p>R 926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0" calcext:value-type="currency">
            <text:p>R 0</text:p>
          </table:table-cell>
          <table:table-cell table:style-name="ce33" table:formula="of:=([.H48]-[.AH48])/8" office:value-type="currency" office:currency="ZAR" office:value="756.42872540397" calcext:value-type="currency">
            <text:p>R 756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3" table:formula="of:=SUM([.AL48:.AU48])" office:value-type="currency" office:currency="ZAR" office:value="3285.00323348337" calcext:value-type="currency">
            <text:p>R 3 285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3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3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3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3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3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3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3" table:formula="of:=SUM([.AL49:.AU49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3" table:formula="of:=SUM([.AL50:.AU50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3" table:formula="of:=SUM([.AL51:.AU51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3" table:formula="of:=SUM([.AL52:.AU52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3" table:formula="of:=SUM([.AL53:.AU5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3" table:formula="of:=SUM([.AL54:.AU5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4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49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4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4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4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4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4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49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4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4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3" table:formula="of:=SUM([.AL55:.AU55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0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0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0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3" table:formula="of:=SUM([.AL56:.AU56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1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1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1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1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1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1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1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1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1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1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3" table:formula="of:=SUM([.AL57:.AU57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3" table:formula="of:=SUM([.AL58:.AU58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3]/((1+[$'Current Financials'.$B$18])^([.A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H5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3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3]/((1+[$'Current Financials'.$B$18])^([.D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K5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3]/((1+[$'Current Financials'.$B$18])^([.G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N53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3]/((1+[$'Current Financials'.$B$18])^([.J$21]-[$'Current Financials'.$B$12]))" office:value-type="currency" office:currency="ZAR" office:value="30000" calcext:value-type="currency">
            <text:p>R 30 000</text:p>
          </table:table-cell>
          <table:table-cell/>
          <table:table-cell table:style-name="ce33" table:formula="of:=[.A59]*0.9" office:value-type="currency" office:currency="ZAR" office:value="27000" calcext:value-type="currency">
            <text:p>R 27 00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18000" calcext:value-type="currency">
            <text:p>R 18 00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9000" calcext:value-type="currency">
            <text:p>R 9 00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54000" calcext:value-type="currency">
            <text:p>R 54 000</text:p>
          </table:table-cell>
          <table:table-cell table:number-columns-repeated="3"/>
          <table:table-cell table:style-name="ce33" table:formula="of:=[.$Y$22]*[.L59]" office:value-type="currency" office:currency="ZAR" office:value="18293.8537948161" calcext:value-type="currency">
            <text:p>R 18 294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12195.9025298774" calcext:value-type="currency">
            <text:p>R 12 196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6097.95126493869" calcext:value-type="currency">
            <text:p>R 6 098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11706.1462051839" calcext:value-type="currency">
            <text:p>R 11 706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4451.02436753065" calcext:value-type="currency">
            <text:p>R 4 451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3414.57839072304" calcext:value-type="currency">
            <text:p>R 3 415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3000" calcext:value-type="currency">
            <text:p>R 3 000</text:p>
          </table:table-cell>
          <table:table-cell/>
          <table:table-cell table:style-name="ce33" table:formula="of:=SUM([.AL59:.AU59])" office:value-type="currency" office:currency="ZAR" office:value="22571.7489634376" calcext:value-type="currency">
            <text:p>R 22 572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4]/((1+[$'Current Financials'.$B$18])^([.A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H5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18000" calcext:value-type="currency">
            <text:p>R 18 00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18000" calcext:value-type="currency">
            <text:p>R 18 000</text:p>
          </table:table-cell>
          <table:table-cell table:number-columns-repeated="3"/>
          <table:table-cell table:style-name="ce33" table:formula="of:=[.$Y$22]*[.L60]" office:value-type="currency" office:currency="ZAR" office:value="12195.9025298774" calcext:value-type="currency">
            <text:p>R 12 196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7804.09747012262" calcext:value-type="currency">
            <text:p>R 7 804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3" table:formula="of:=SUM([.AL60:.AU60])" office:value-type="currency" office:currency="ZAR" office:value="7804.09747012262" calcext:value-type="currency">
            <text:p>R 7 804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3" table:formula="of:=SUM([.AL61:.AU61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3" table:formula="of:=SUM([.AL62:.AU62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3" table:formula="of:=SUM([.AL63:.AU6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5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5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5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5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5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5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5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5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5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3" table:formula="of:=SUM([.AL64:.AU6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59]/((1+[$'Current Financials'.$B$18])^([.A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H59]/((1+[$'Current Financials'.$B$18])^([.B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I59]/((1+[$'Current Financials'.$B$18])^([.C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J59]/((1+[$'Current Financials'.$B$18])^([.D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K59]/((1+[$'Current Financials'.$B$18])^([.E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L59]/((1+[$'Current Financials'.$B$18])^([.F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M59]/((1+[$'Current Financials'.$B$18])^([.G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N59]/((1+[$'Current Financials'.$B$18])^([.H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O59]/((1+[$'Current Financials'.$B$18])^([.I$21]-[$'Current Financials'.$B$12]))" office:value-type="currency" office:currency="ZAR" office:value="20000" calcext:value-type="currency">
            <text:p>R 20 000</text:p>
          </table:table-cell>
          <table:table-cell table:style-name="ce33" table:formula="of:=[$'Ten Year Plan'.P59]/((1+[$'Current Financials'.$B$18])^([.J$21]-[$'Current Financials'.$B$12]))" office:value-type="currency" office:currency="ZAR" office:value="20000" calcext:value-type="currency">
            <text:p>R 20 000</text:p>
          </table:table-cell>
          <table:table-cell/>
          <table:table-cell table:style-name="ce33" table:formula="of:=[.A65]*0.9" office:value-type="currency" office:currency="ZAR" office:value="18000" calcext:value-type="currency">
            <text:p>R 18 000</text:p>
          </table:table-cell>
          <table:table-cell table:style-name="ce33" table:formula="of:=[.B65]*0.8" office:value-type="currency" office:currency="ZAR" office:value="16000" calcext:value-type="currency">
            <text:p>R 16 000</text:p>
          </table:table-cell>
          <table:table-cell table:style-name="ce33" table:formula="of:=[.C65]*0.7" office:value-type="currency" office:currency="ZAR" office:value="14000" calcext:value-type="currency">
            <text:p>R 14 000</text:p>
          </table:table-cell>
          <table:table-cell table:style-name="ce33" table:formula="of:=[.D65]*0.6" office:value-type="currency" office:currency="ZAR" office:value="12000" calcext:value-type="currency">
            <text:p>R 12 000</text:p>
          </table:table-cell>
          <table:table-cell table:style-name="ce33" table:formula="of:=[.E65]*0.5" office:value-type="currency" office:currency="ZAR" office:value="10000" calcext:value-type="currency">
            <text:p>R 10 000</text:p>
          </table:table-cell>
          <table:table-cell table:style-name="ce33" table:formula="of:=[.F65]*0.4" office:value-type="currency" office:currency="ZAR" office:value="8000" calcext:value-type="currency">
            <text:p>R 8 000</text:p>
          </table:table-cell>
          <table:table-cell table:style-name="ce33" table:formula="of:=[.G65]*0.3" office:value-type="currency" office:currency="ZAR" office:value="6000" calcext:value-type="currency">
            <text:p>R 6 000</text:p>
          </table:table-cell>
          <table:table-cell table:style-name="ce33" table:formula="of:=[.H65]*0.2" office:value-type="currency" office:currency="ZAR" office:value="4000" calcext:value-type="currency">
            <text:p>R 4 000</text:p>
          </table:table-cell>
          <table:table-cell table:style-name="ce33" table:formula="of:=[.I65]*0.1" office:value-type="currency" office:currency="ZAR" office:value="2000" calcext:value-type="currency">
            <text:p>R 2 00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90000" calcext:value-type="currency">
            <text:p>R 90 000</text:p>
          </table:table-cell>
          <table:table-cell table:number-columns-repeated="3"/>
          <table:table-cell table:style-name="ce33" table:formula="of:=[.$Y$22]*[.L65]" office:value-type="currency" office:currency="ZAR" office:value="12195.9025298774" calcext:value-type="currency">
            <text:p>R 12 196</text:p>
          </table:table-cell>
          <table:table-cell table:style-name="ce33" table:formula="of:=[.$Y$22]*[.M65]" office:value-type="currency" office:currency="ZAR" office:value="10840.8022487799" calcext:value-type="currency">
            <text:p>R 10 841</text:p>
          </table:table-cell>
          <table:table-cell table:style-name="ce33" table:formula="of:=[.$Y$22]*[.N65]" office:value-type="currency" office:currency="ZAR" office:value="9485.70196768241" calcext:value-type="currency">
            <text:p>R 9 486</text:p>
          </table:table-cell>
          <table:table-cell table:style-name="ce33" table:formula="of:=[.$Y$22]*[.O65]" office:value-type="currency" office:currency="ZAR" office:value="8130.60168658492" calcext:value-type="currency">
            <text:p>R 8 131</text:p>
          </table:table-cell>
          <table:table-cell table:style-name="ce33" table:formula="of:=[.$Y$22]*[.P65]" office:value-type="currency" office:currency="ZAR" office:value="6775.50140548744" calcext:value-type="currency">
            <text:p>R 6 776</text:p>
          </table:table-cell>
          <table:table-cell table:style-name="ce33" table:formula="of:=[.$Y$22]*[.Q65]" office:value-type="currency" office:currency="ZAR" office:value="5420.40112438995" calcext:value-type="currency">
            <text:p>R 5 420</text:p>
          </table:table-cell>
          <table:table-cell table:style-name="ce33" table:formula="of:=[.$Y$22]*[.R65]" office:value-type="currency" office:currency="ZAR" office:value="4065.30084329246" calcext:value-type="currency">
            <text:p>R 4 065</text:p>
          </table:table-cell>
          <table:table-cell table:style-name="ce33" table:formula="of:=[.$Y$22]*[.S65]" office:value-type="currency" office:currency="ZAR" office:value="2710.20056219497" calcext:value-type="currency">
            <text:p>R 2 710</text:p>
          </table:table-cell>
          <table:table-cell table:style-name="ce33" table:formula="of:=[.$Y$22]*[.T65]" office:value-type="currency" office:currency="ZAR" office:value="1355.10028109749" calcext:value-type="currency">
            <text:p>R 1 355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7804.09747012262" calcext:value-type="currency">
            <text:p>R 7 804</text:p>
          </table:table-cell>
          <table:table-cell table:style-name="ce33" table:formula="of:=([.B65]-[.AB65])/2" office:value-type="currency" office:currency="ZAR" office:value="4579.59887561005" calcext:value-type="currency">
            <text:p>R 4 580</text:p>
          </table:table-cell>
          <table:table-cell table:style-name="ce33" table:formula="of:=([.C65]-[.AC65])/3" office:value-type="currency" office:currency="ZAR" office:value="3504.76601077253" calcext:value-type="currency">
            <text:p>R 3 505</text:p>
          </table:table-cell>
          <table:table-cell table:style-name="ce33" table:formula="of:=([.D65]-[.AD65])/4" office:value-type="currency" office:currency="ZAR" office:value="2967.34957835377" calcext:value-type="currency">
            <text:p>R 2 967</text:p>
          </table:table-cell>
          <table:table-cell table:style-name="ce33" table:formula="of:=([.E65]-[.AE65])/5" office:value-type="currency" office:currency="ZAR" office:value="2644.89971890251" calcext:value-type="currency">
            <text:p>R 2 645</text:p>
          </table:table-cell>
          <table:table-cell table:style-name="ce33" table:formula="of:=([.F65]-[.AF65])/6" office:value-type="currency" office:currency="ZAR" office:value="2429.93314593501" calcext:value-type="currency">
            <text:p>R 2 430</text:p>
          </table:table-cell>
          <table:table-cell table:style-name="ce33" table:formula="of:=([.G65]-[.AG65])/7" office:value-type="currency" office:currency="ZAR" office:value="2276.38559381536" calcext:value-type="currency">
            <text:p>R 2 276</text:p>
          </table:table-cell>
          <table:table-cell table:style-name="ce33" table:formula="of:=([.H65]-[.AH65])/8" office:value-type="currency" office:currency="ZAR" office:value="2161.22492972563" calcext:value-type="currency">
            <text:p>R 2 161</text:p>
          </table:table-cell>
          <table:table-cell table:style-name="ce33" table:formula="of:=([.I65]-[.AI65])/9" office:value-type="currency" office:currency="ZAR" office:value="2071.6555243225" calcext:value-type="currency">
            <text:p>R 2 072</text:p>
          </table:table-cell>
          <table:table-cell table:style-name="ce33" table:formula="of:=([.J65]-[.AJ65])/10" office:value-type="currency" office:currency="ZAR" office:value="2000" calcext:value-type="currency">
            <text:p>R 2 000</text:p>
          </table:table-cell>
          <table:table-cell/>
          <table:table-cell table:style-name="ce33" table:formula="of:=SUM([.AL65:.AU65])" office:value-type="currency" office:currency="ZAR" office:value="32439.91084756" calcext:value-type="currency">
            <text:p>R 32 44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0]/((1+[$'Current Financials'.$B$18])^([.A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H60]/((1+[$'Current Financials'.$B$18])^([.B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I60]/((1+[$'Current Financials'.$B$18])^([.C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J60]/((1+[$'Current Financials'.$B$18])^([.D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K60]/((1+[$'Current Financials'.$B$18])^([.E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L60]/((1+[$'Current Financials'.$B$18])^([.F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M60]/((1+[$'Current Financials'.$B$18])^([.G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N60]/((1+[$'Current Financials'.$B$18])^([.H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O60]/((1+[$'Current Financials'.$B$18])^([.I$21]-[$'Current Financials'.$B$12]))" office:value-type="currency" office:currency="ZAR" office:value="30000" calcext:value-type="currency">
            <text:p>R 30 000</text:p>
          </table:table-cell>
          <table:table-cell table:style-name="ce33" table:formula="of:=[$'Ten Year Plan'.P60]/((1+[$'Current Financials'.$B$18])^([.J$21]-[$'Current Financials'.$B$12]))" office:value-type="currency" office:currency="ZAR" office:value="30000" calcext:value-type="currency">
            <text:p>R 30 000</text:p>
          </table:table-cell>
          <table:table-cell/>
          <table:table-cell table:style-name="ce33" table:formula="of:=[.A66]*0.9" office:value-type="currency" office:currency="ZAR" office:value="27000" calcext:value-type="currency">
            <text:p>R 27 000</text:p>
          </table:table-cell>
          <table:table-cell table:style-name="ce33" table:formula="of:=[.B66]*0.8" office:value-type="currency" office:currency="ZAR" office:value="24000" calcext:value-type="currency">
            <text:p>R 24 000</text:p>
          </table:table-cell>
          <table:table-cell table:style-name="ce33" table:formula="of:=[.C66]*0.7" office:value-type="currency" office:currency="ZAR" office:value="21000" calcext:value-type="currency">
            <text:p>R 21 000</text:p>
          </table:table-cell>
          <table:table-cell table:style-name="ce33" table:formula="of:=[.D66]*0.6" office:value-type="currency" office:currency="ZAR" office:value="18000" calcext:value-type="currency">
            <text:p>R 18 000</text:p>
          </table:table-cell>
          <table:table-cell table:style-name="ce33" table:formula="of:=[.E66]*0.5" office:value-type="currency" office:currency="ZAR" office:value="15000" calcext:value-type="currency">
            <text:p>R 15 000</text:p>
          </table:table-cell>
          <table:table-cell table:style-name="ce33" table:formula="of:=[.F66]*0.4" office:value-type="currency" office:currency="ZAR" office:value="12000" calcext:value-type="currency">
            <text:p>R 12 000</text:p>
          </table:table-cell>
          <table:table-cell table:style-name="ce33" table:formula="of:=[.G66]*0.3" office:value-type="currency" office:currency="ZAR" office:value="9000" calcext:value-type="currency">
            <text:p>R 9 000</text:p>
          </table:table-cell>
          <table:table-cell table:style-name="ce33" table:formula="of:=[.H66]*0.2" office:value-type="currency" office:currency="ZAR" office:value="6000" calcext:value-type="currency">
            <text:p>R 6 000</text:p>
          </table:table-cell>
          <table:table-cell table:style-name="ce33" table:formula="of:=[.I66]*0.1" office:value-type="currency" office:currency="ZAR" office:value="3000" calcext:value-type="currency">
            <text:p>R 3 00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135000" calcext:value-type="currency">
            <text:p>R 135 000</text:p>
          </table:table-cell>
          <table:table-cell table:number-columns-repeated="3"/>
          <table:table-cell table:style-name="ce33" table:formula="of:=[.$Y$22]*[.L66]" office:value-type="currency" office:currency="ZAR" office:value="18293.8537948161" calcext:value-type="currency">
            <text:p>R 18 294</text:p>
          </table:table-cell>
          <table:table-cell table:style-name="ce33" table:formula="of:=[.$Y$22]*[.M66]" office:value-type="currency" office:currency="ZAR" office:value="16261.2033731698" calcext:value-type="currency">
            <text:p>R 16 261</text:p>
          </table:table-cell>
          <table:table-cell table:style-name="ce33" table:formula="of:=[.$Y$22]*[.N66]" office:value-type="currency" office:currency="ZAR" office:value="14228.5529515236" calcext:value-type="currency">
            <text:p>R 14 229</text:p>
          </table:table-cell>
          <table:table-cell table:style-name="ce33" table:formula="of:=[.$Y$22]*[.O66]" office:value-type="currency" office:currency="ZAR" office:value="12195.9025298774" calcext:value-type="currency">
            <text:p>R 12 196</text:p>
          </table:table-cell>
          <table:table-cell table:style-name="ce33" table:formula="of:=[.$Y$22]*[.P66]" office:value-type="currency" office:currency="ZAR" office:value="10163.2521082312" calcext:value-type="currency">
            <text:p>R 10 163</text:p>
          </table:table-cell>
          <table:table-cell table:style-name="ce33" table:formula="of:=[.$Y$22]*[.Q66]" office:value-type="currency" office:currency="ZAR" office:value="8130.60168658492" calcext:value-type="currency">
            <text:p>R 8 131</text:p>
          </table:table-cell>
          <table:table-cell table:style-name="ce33" table:formula="of:=[.$Y$22]*[.R66]" office:value-type="currency" office:currency="ZAR" office:value="6097.95126493869" calcext:value-type="currency">
            <text:p>R 6 098</text:p>
          </table:table-cell>
          <table:table-cell table:style-name="ce33" table:formula="of:=[.$Y$22]*[.S66]" office:value-type="currency" office:currency="ZAR" office:value="4065.30084329246" calcext:value-type="currency">
            <text:p>R 4 065</text:p>
          </table:table-cell>
          <table:table-cell table:style-name="ce33" table:formula="of:=[.$Y$22]*[.T66]" office:value-type="currency" office:currency="ZAR" office:value="2032.65042164623" calcext:value-type="currency">
            <text:p>R 2 033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11706.1462051839" calcext:value-type="currency">
            <text:p>R 11 706</text:p>
          </table:table-cell>
          <table:table-cell table:style-name="ce33" table:formula="of:=([.B66]-[.AB66])/2" office:value-type="currency" office:currency="ZAR" office:value="6869.39831341508" calcext:value-type="currency">
            <text:p>R 6 869</text:p>
          </table:table-cell>
          <table:table-cell table:style-name="ce33" table:formula="of:=([.C66]-[.AC66])/3" office:value-type="currency" office:currency="ZAR" office:value="5257.14901615879" calcext:value-type="currency">
            <text:p>R 5 257</text:p>
          </table:table-cell>
          <table:table-cell table:style-name="ce33" table:formula="of:=([.D66]-[.AD66])/4" office:value-type="currency" office:currency="ZAR" office:value="4451.02436753065" calcext:value-type="currency">
            <text:p>R 4 451</text:p>
          </table:table-cell>
          <table:table-cell table:style-name="ce33" table:formula="of:=([.E66]-[.AE66])/5" office:value-type="currency" office:currency="ZAR" office:value="3967.34957835377" calcext:value-type="currency">
            <text:p>R 3 967</text:p>
          </table:table-cell>
          <table:table-cell table:style-name="ce33" table:formula="of:=([.F66]-[.AF66])/6" office:value-type="currency" office:currency="ZAR" office:value="3644.89971890251" calcext:value-type="currency">
            <text:p>R 3 645</text:p>
          </table:table-cell>
          <table:table-cell table:style-name="ce33" table:formula="of:=([.G66]-[.AG66])/7" office:value-type="currency" office:currency="ZAR" office:value="3414.57839072304" calcext:value-type="currency">
            <text:p>R 3 415</text:p>
          </table:table-cell>
          <table:table-cell table:style-name="ce33" table:formula="of:=([.H66]-[.AH66])/8" office:value-type="currency" office:currency="ZAR" office:value="3241.83739458844" calcext:value-type="currency">
            <text:p>R 3 242</text:p>
          </table:table-cell>
          <table:table-cell table:style-name="ce33" table:formula="of:=([.I66]-[.AI66])/9" office:value-type="currency" office:currency="ZAR" office:value="3107.48328648375" calcext:value-type="currency">
            <text:p>R 3 107</text:p>
          </table:table-cell>
          <table:table-cell table:style-name="ce33" table:formula="of:=([.J66]-[.AJ66])/10" office:value-type="currency" office:currency="ZAR" office:value="3000" calcext:value-type="currency">
            <text:p>R 3 000</text:p>
          </table:table-cell>
          <table:table-cell/>
          <table:table-cell table:style-name="ce33" table:formula="of:=SUM([.AL66:.AU66])" office:value-type="currency" office:currency="ZAR" office:value="48659.86627134" calcext:value-type="currency">
            <text:p>R 48 66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1]/((1+[$'Current Financials'.$B$18])^([.A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H61]/((1+[$'Current Financials'.$B$18])^([.B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I61]/((1+[$'Current Financials'.$B$18])^([.C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J61]/((1+[$'Current Financials'.$B$18])^([.D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K61]/((1+[$'Current Financials'.$B$18])^([.E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L61]/((1+[$'Current Financials'.$B$18])^([.F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M61]/((1+[$'Current Financials'.$B$18])^([.G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N61]/((1+[$'Current Financials'.$B$18])^([.H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O61]/((1+[$'Current Financials'.$B$18])^([.I$21]-[$'Current Financials'.$B$12]))" office:value-type="currency" office:currency="ZAR" office:value="7500" calcext:value-type="currency">
            <text:p>R 7 500</text:p>
          </table:table-cell>
          <table:table-cell table:style-name="ce33" table:formula="of:=[$'Ten Year Plan'.P61]/((1+[$'Current Financials'.$B$18])^([.J$21]-[$'Current Financials'.$B$12]))" office:value-type="currency" office:currency="ZAR" office:value="7500" calcext:value-type="currency">
            <text:p>R 7 500</text:p>
          </table:table-cell>
          <table:table-cell/>
          <table:table-cell table:style-name="ce33" table:formula="of:=[.A67]*0.9" office:value-type="currency" office:currency="ZAR" office:value="6750" calcext:value-type="currency">
            <text:p>R 6 750</text:p>
          </table:table-cell>
          <table:table-cell table:style-name="ce33" table:formula="of:=[.B67]*0.8" office:value-type="currency" office:currency="ZAR" office:value="6000" calcext:value-type="currency">
            <text:p>R 6 000</text:p>
          </table:table-cell>
          <table:table-cell table:style-name="ce33" table:formula="of:=[.C67]*0.7" office:value-type="currency" office:currency="ZAR" office:value="5250" calcext:value-type="currency">
            <text:p>R 5 250</text:p>
          </table:table-cell>
          <table:table-cell table:style-name="ce33" table:formula="of:=[.D67]*0.6" office:value-type="currency" office:currency="ZAR" office:value="4500" calcext:value-type="currency">
            <text:p>R 4 500</text:p>
          </table:table-cell>
          <table:table-cell table:style-name="ce33" table:formula="of:=[.E67]*0.5" office:value-type="currency" office:currency="ZAR" office:value="3750" calcext:value-type="currency">
            <text:p>R 3 750</text:p>
          </table:table-cell>
          <table:table-cell table:style-name="ce33" table:formula="of:=[.F67]*0.4" office:value-type="currency" office:currency="ZAR" office:value="3000" calcext:value-type="currency">
            <text:p>R 3 000</text:p>
          </table:table-cell>
          <table:table-cell table:style-name="ce33" table:formula="of:=[.G67]*0.3" office:value-type="currency" office:currency="ZAR" office:value="2250" calcext:value-type="currency">
            <text:p>R 2 250</text:p>
          </table:table-cell>
          <table:table-cell table:style-name="ce33" table:formula="of:=[.H67]*0.2" office:value-type="currency" office:currency="ZAR" office:value="1500" calcext:value-type="currency">
            <text:p>R 1 500</text:p>
          </table:table-cell>
          <table:table-cell table:style-name="ce33" table:formula="of:=[.I67]*0.1" office:value-type="currency" office:currency="ZAR" office:value="750" calcext:value-type="currency">
            <text:p>R 75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33750" calcext:value-type="currency">
            <text:p>R 33 750</text:p>
          </table:table-cell>
          <table:table-cell table:number-columns-repeated="3"/>
          <table:table-cell table:style-name="ce33" table:formula="of:=[.$Y$22]*[.L67]" office:value-type="currency" office:currency="ZAR" office:value="4573.46344870402" calcext:value-type="currency">
            <text:p>R 4 573</text:p>
          </table:table-cell>
          <table:table-cell table:style-name="ce33" table:formula="of:=[.$Y$22]*[.M67]" office:value-type="currency" office:currency="ZAR" office:value="4065.30084329246" calcext:value-type="currency">
            <text:p>R 4 065</text:p>
          </table:table-cell>
          <table:table-cell table:style-name="ce33" table:formula="of:=[.$Y$22]*[.N67]" office:value-type="currency" office:currency="ZAR" office:value="3557.1382378809" calcext:value-type="currency">
            <text:p>R 3 557</text:p>
          </table:table-cell>
          <table:table-cell table:style-name="ce33" table:formula="of:=[.$Y$22]*[.O67]" office:value-type="currency" office:currency="ZAR" office:value="3048.97563246935" calcext:value-type="currency">
            <text:p>R 3 049</text:p>
          </table:table-cell>
          <table:table-cell table:style-name="ce33" table:formula="of:=[.$Y$22]*[.P67]" office:value-type="currency" office:currency="ZAR" office:value="2540.81302705779" calcext:value-type="currency">
            <text:p>R 2 541</text:p>
          </table:table-cell>
          <table:table-cell table:style-name="ce33" table:formula="of:=[.$Y$22]*[.Q67]" office:value-type="currency" office:currency="ZAR" office:value="2032.65042164623" calcext:value-type="currency">
            <text:p>R 2 033</text:p>
          </table:table-cell>
          <table:table-cell table:style-name="ce33" table:formula="of:=[.$Y$22]*[.R67]" office:value-type="currency" office:currency="ZAR" office:value="1524.48781623467" calcext:value-type="currency">
            <text:p>R 1 524</text:p>
          </table:table-cell>
          <table:table-cell table:style-name="ce33" table:formula="of:=[.$Y$22]*[.S67]" office:value-type="currency" office:currency="ZAR" office:value="1016.32521082312" calcext:value-type="currency">
            <text:p>R 1 016</text:p>
          </table:table-cell>
          <table:table-cell table:style-name="ce33" table:formula="of:=[.$Y$22]*[.T67]" office:value-type="currency" office:currency="ZAR" office:value="508.162605411558" calcext:value-type="currency">
            <text:p>R 508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2926.53655129598" calcext:value-type="currency">
            <text:p>R 2 927</text:p>
          </table:table-cell>
          <table:table-cell table:style-name="ce33" table:formula="of:=([.B67]-[.AB67])/2" office:value-type="currency" office:currency="ZAR" office:value="1717.34957835377" calcext:value-type="currency">
            <text:p>R 1 717</text:p>
          </table:table-cell>
          <table:table-cell table:style-name="ce33" table:formula="of:=([.C67]-[.AC67])/3" office:value-type="currency" office:currency="ZAR" office:value="1314.2872540397" calcext:value-type="currency">
            <text:p>R 1 314</text:p>
          </table:table-cell>
          <table:table-cell table:style-name="ce33" table:formula="of:=([.D67]-[.AD67])/4" office:value-type="currency" office:currency="ZAR" office:value="1112.75609188266" calcext:value-type="currency">
            <text:p>R 1 113</text:p>
          </table:table-cell>
          <table:table-cell table:style-name="ce33" table:formula="of:=([.E67]-[.AE67])/5" office:value-type="currency" office:currency="ZAR" office:value="991.837394588442" calcext:value-type="currency">
            <text:p>R 992</text:p>
          </table:table-cell>
          <table:table-cell table:style-name="ce33" table:formula="of:=([.F67]-[.AF67])/6" office:value-type="currency" office:currency="ZAR" office:value="911.224929725628" calcext:value-type="currency">
            <text:p>R 911</text:p>
          </table:table-cell>
          <table:table-cell table:style-name="ce33" table:formula="of:=([.G67]-[.AG67])/7" office:value-type="currency" office:currency="ZAR" office:value="853.644597680761" calcext:value-type="currency">
            <text:p>R 854</text:p>
          </table:table-cell>
          <table:table-cell table:style-name="ce33" table:formula="of:=([.H67]-[.AH67])/8" office:value-type="currency" office:currency="ZAR" office:value="810.459348647111" calcext:value-type="currency">
            <text:p>R 810</text:p>
          </table:table-cell>
          <table:table-cell table:style-name="ce33" table:formula="of:=([.I67]-[.AI67])/9" office:value-type="currency" office:currency="ZAR" office:value="776.870821620938" calcext:value-type="currency">
            <text:p>R 777</text:p>
          </table:table-cell>
          <table:table-cell table:style-name="ce33" table:formula="of:=([.J67]-[.AJ67])/10" office:value-type="currency" office:currency="ZAR" office:value="750" calcext:value-type="currency">
            <text:p>R 750</text:p>
          </table:table-cell>
          <table:table-cell/>
          <table:table-cell table:style-name="ce33" table:formula="of:=SUM([.AL67:.AU67])" office:value-type="currency" office:currency="ZAR" office:value="12164.966567835" calcext:value-type="currency">
            <text:p>R 12 165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2]/((1+[$'Current Financials'.$B$18])^([.J$21]-[$'Current Financials'.$B$12]))" office:value-type="currency" office:currency="ZAR" office:value="50000" calcext:value-type="currency">
            <text:p>R 50 00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5000" calcext:value-type="currency">
            <text:p>R 5 000</text:p>
          </table:table-cell>
          <table:table-cell/>
          <table:table-cell table:style-name="ce33" table:formula="of:=SUM([.AL68:.AU68])" office:value-type="currency" office:currency="ZAR" office:value="5000" calcext:value-type="currency">
            <text:p>R 5 00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3]/((1+[$'Current Financials'.$B$18])^([.A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H63]/((1+[$'Current Financials'.$B$18])^([.B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I63]/((1+[$'Current Financials'.$B$18])^([.C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J63]/((1+[$'Current Financials'.$B$18])^([.D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K63]/((1+[$'Current Financials'.$B$18])^([.E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L63]/((1+[$'Current Financials'.$B$18])^([.F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M63]/((1+[$'Current Financials'.$B$18])^([.G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N63]/((1+[$'Current Financials'.$B$18])^([.H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O63]/((1+[$'Current Financials'.$B$18])^([.I$21]-[$'Current Financials'.$B$12]))" office:value-type="currency" office:currency="ZAR" office:value="10000" calcext:value-type="currency">
            <text:p>R 10 000</text:p>
          </table:table-cell>
          <table:table-cell table:style-name="ce33" table:formula="of:=[$'Ten Year Plan'.P63]/((1+[$'Current Financials'.$B$18])^([.J$21]-[$'Current Financials'.$B$12]))" office:value-type="currency" office:currency="ZAR" office:value="10000" calcext:value-type="currency">
            <text:p>R 10 000</text:p>
          </table:table-cell>
          <table:table-cell/>
          <table:table-cell table:style-name="ce33" table:formula="of:=[.A69]*0.9" office:value-type="currency" office:currency="ZAR" office:value="9000" calcext:value-type="currency">
            <text:p>R 9 000</text:p>
          </table:table-cell>
          <table:table-cell table:style-name="ce33" table:formula="of:=[.B69]*0.8" office:value-type="currency" office:currency="ZAR" office:value="8000" calcext:value-type="currency">
            <text:p>R 8 000</text:p>
          </table:table-cell>
          <table:table-cell table:style-name="ce33" table:formula="of:=[.C69]*0.7" office:value-type="currency" office:currency="ZAR" office:value="7000" calcext:value-type="currency">
            <text:p>R 7 000</text:p>
          </table:table-cell>
          <table:table-cell table:style-name="ce33" table:formula="of:=[.D69]*0.6" office:value-type="currency" office:currency="ZAR" office:value="6000" calcext:value-type="currency">
            <text:p>R 6 000</text:p>
          </table:table-cell>
          <table:table-cell table:style-name="ce33" table:formula="of:=[.E69]*0.5" office:value-type="currency" office:currency="ZAR" office:value="5000" calcext:value-type="currency">
            <text:p>R 5 000</text:p>
          </table:table-cell>
          <table:table-cell table:style-name="ce33" table:formula="of:=[.F69]*0.4" office:value-type="currency" office:currency="ZAR" office:value="4000" calcext:value-type="currency">
            <text:p>R 4 000</text:p>
          </table:table-cell>
          <table:table-cell table:style-name="ce33" table:formula="of:=[.G69]*0.3" office:value-type="currency" office:currency="ZAR" office:value="3000" calcext:value-type="currency">
            <text:p>R 3 000</text:p>
          </table:table-cell>
          <table:table-cell table:style-name="ce33" table:formula="of:=[.H69]*0.2" office:value-type="currency" office:currency="ZAR" office:value="2000" calcext:value-type="currency">
            <text:p>R 2 000</text:p>
          </table:table-cell>
          <table:table-cell table:style-name="ce33" table:formula="of:=[.I69]*0.1" office:value-type="currency" office:currency="ZAR" office:value="1000" calcext:value-type="currency">
            <text:p>R 1 00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45000" calcext:value-type="currency">
            <text:p>R 45 000</text:p>
          </table:table-cell>
          <table:table-cell table:number-columns-repeated="3"/>
          <table:table-cell table:style-name="ce33" table:formula="of:=[.$Y$22]*[.L69]" office:value-type="currency" office:currency="ZAR" office:value="6097.95126493869" calcext:value-type="currency">
            <text:p>R 6 098</text:p>
          </table:table-cell>
          <table:table-cell table:style-name="ce33" table:formula="of:=[.$Y$22]*[.M69]" office:value-type="currency" office:currency="ZAR" office:value="5420.40112438995" calcext:value-type="currency">
            <text:p>R 5 420</text:p>
          </table:table-cell>
          <table:table-cell table:style-name="ce33" table:formula="of:=[.$Y$22]*[.N69]" office:value-type="currency" office:currency="ZAR" office:value="4742.85098384121" calcext:value-type="currency">
            <text:p>R 4 743</text:p>
          </table:table-cell>
          <table:table-cell table:style-name="ce33" table:formula="of:=[.$Y$22]*[.O69]" office:value-type="currency" office:currency="ZAR" office:value="4065.30084329246" calcext:value-type="currency">
            <text:p>R 4 065</text:p>
          </table:table-cell>
          <table:table-cell table:style-name="ce33" table:formula="of:=[.$Y$22]*[.P69]" office:value-type="currency" office:currency="ZAR" office:value="3387.75070274372" calcext:value-type="currency">
            <text:p>R 3 388</text:p>
          </table:table-cell>
          <table:table-cell table:style-name="ce33" table:formula="of:=[.$Y$22]*[.Q69]" office:value-type="currency" office:currency="ZAR" office:value="2710.20056219497" calcext:value-type="currency">
            <text:p>R 2 710</text:p>
          </table:table-cell>
          <table:table-cell table:style-name="ce33" table:formula="of:=[.$Y$22]*[.R69]" office:value-type="currency" office:currency="ZAR" office:value="2032.65042164623" calcext:value-type="currency">
            <text:p>R 2 033</text:p>
          </table:table-cell>
          <table:table-cell table:style-name="ce33" table:formula="of:=[.$Y$22]*[.S69]" office:value-type="currency" office:currency="ZAR" office:value="1355.10028109749" calcext:value-type="currency">
            <text:p>R 1 355</text:p>
          </table:table-cell>
          <table:table-cell table:style-name="ce33" table:formula="of:=[.$Y$22]*[.T69]" office:value-type="currency" office:currency="ZAR" office:value="677.550140548744" calcext:value-type="currency">
            <text:p>R 678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3902.04873506131" calcext:value-type="currency">
            <text:p>R 3 902</text:p>
          </table:table-cell>
          <table:table-cell table:style-name="ce33" table:formula="of:=([.B69]-[.AB69])/2" office:value-type="currency" office:currency="ZAR" office:value="2289.79943780503" calcext:value-type="currency">
            <text:p>R 2 290</text:p>
          </table:table-cell>
          <table:table-cell table:style-name="ce33" table:formula="of:=([.C69]-[.AC69])/3" office:value-type="currency" office:currency="ZAR" office:value="1752.38300538626" calcext:value-type="currency">
            <text:p>R 1 752</text:p>
          </table:table-cell>
          <table:table-cell table:style-name="ce33" table:formula="of:=([.D69]-[.AD69])/4" office:value-type="currency" office:currency="ZAR" office:value="1483.67478917688" calcext:value-type="currency">
            <text:p>R 1 484</text:p>
          </table:table-cell>
          <table:table-cell table:style-name="ce33" table:formula="of:=([.E69]-[.AE69])/5" office:value-type="currency" office:currency="ZAR" office:value="1322.44985945126" calcext:value-type="currency">
            <text:p>R 1 322</text:p>
          </table:table-cell>
          <table:table-cell table:style-name="ce33" table:formula="of:=([.F69]-[.AF69])/6" office:value-type="currency" office:currency="ZAR" office:value="1214.9665729675" calcext:value-type="currency">
            <text:p>R 1 215</text:p>
          </table:table-cell>
          <table:table-cell table:style-name="ce33" table:formula="of:=([.G69]-[.AG69])/7" office:value-type="currency" office:currency="ZAR" office:value="1138.19279690768" calcext:value-type="currency">
            <text:p>R 1 138</text:p>
          </table:table-cell>
          <table:table-cell table:style-name="ce33" table:formula="of:=([.H69]-[.AH69])/8" office:value-type="currency" office:currency="ZAR" office:value="1080.61246486281" calcext:value-type="currency">
            <text:p>R 1 081</text:p>
          </table:table-cell>
          <table:table-cell table:style-name="ce33" table:formula="of:=([.I69]-[.AI69])/9" office:value-type="currency" office:currency="ZAR" office:value="1035.82776216125" calcext:value-type="currency">
            <text:p>R 1 036</text:p>
          </table:table-cell>
          <table:table-cell table:style-name="ce33" table:formula="of:=([.J69]-[.AJ69])/10" office:value-type="currency" office:currency="ZAR" office:value="1000" calcext:value-type="currency">
            <text:p>R 1 000</text:p>
          </table:table-cell>
          <table:table-cell/>
          <table:table-cell table:style-name="ce33" table:formula="of:=SUM([.AL69:.AU69])" office:value-type="currency" office:currency="ZAR" office:value="16219.95542378" calcext:value-type="currency">
            <text:p>R 16 22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3" table:formula="of:=SUM([.AL70:.AU70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3" table:formula="of:=SUM([.AL71:.AU71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3" table:formula="of:=SUM([.AL72:.AU72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3" table:formula="of:=SUM([.AL73:.AU7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3" table:formula="of:=SUM([.AL74:.AU7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6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69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6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6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6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6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6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69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6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6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3" table:formula="of:=SUM([.AL75:.AU75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0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0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0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3" table:formula="of:=SUM([.AL76:.AU76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1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1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1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1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1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1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1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1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1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1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3" table:formula="of:=SUM([.AL77:.AU77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3" table:formula="of:=SUM([.AL78:.AU78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3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3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3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3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3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3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3" table:formula="of:=SUM([.AL79:.AU79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3" table:formula="of:=SUM([.AL80:.AU80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3" table:formula="of:=SUM([.AL81:.AU81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3" table:formula="of:=SUM([.AL82:.AU82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3" table:formula="of:=SUM([.AL83:.AU8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8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8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8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8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8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8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8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8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8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8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3" table:formula="of:=SUM([.AL84:.AU84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79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79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79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79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79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79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79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79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79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79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3" table:formula="of:=SUM([.AL85:.AU85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0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0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0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0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0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0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0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0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0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0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3" table:formula="of:=SUM([.AL86:.AU86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1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1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1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1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1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1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1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1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1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1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3" table:formula="of:=SUM([.AL87:.AU87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2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2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2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2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2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2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2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2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2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2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33" table:formula="of:=SUM([.AL88:.AU88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3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3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3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3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3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3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3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3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3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3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33" table:formula="of:=SUM([.AL89:.AU89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4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4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4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4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4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4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4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4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4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4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0" calcext:value-type="currency">
            <text:p>R 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0]" office:value-type="currency" office:currency="ZAR" office:value="0" calcext:value-type="currency">
            <text:p>R 0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0" calcext:value-type="currency">
            <text:p>R 0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33" table:formula="of:=SUM([.AL90:.AU90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5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5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5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5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5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5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5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5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5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5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33" table:formula="of:=SUM([.AL91:.AU91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6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6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6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6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6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6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6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6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6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6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33" table:formula="of:=SUM([.AL92:.AU92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[$'Ten Year Plan'.G87]/((1+[$'Current Financials'.$B$18])^([.A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H87]/((1+[$'Current Financials'.$B$18])^([.B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I87]/((1+[$'Current Financials'.$B$18])^([.C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J87]/((1+[$'Current Financials'.$B$18])^([.D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K87]/((1+[$'Current Financials'.$B$18])^([.E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L87]/((1+[$'Current Financials'.$B$18])^([.F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M87]/((1+[$'Current Financials'.$B$18])^([.G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N87]/((1+[$'Current Financials'.$B$18])^([.H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O87]/((1+[$'Current Financials'.$B$18])^([.I$21]-[$'Current Financials'.$B$12]))" office:value-type="currency" office:currency="ZAR" office:value="0" calcext:value-type="currency">
            <text:p>R 0</text:p>
          </table:table-cell>
          <table:table-cell table:style-name="ce33" table:formula="of:=[$'Ten Year Plan'.P87]/((1+[$'Current Financials'.$B$18])^([.J$21]-[$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33" table:formula="of:=SUM([.AL93:.AU93])" office:value-type="currency" office:currency="ZAR" office:value="0" calcext:value-type="currency">
            <text:p>R 0</text:p>
          </table:table-cell>
          <table:table-cell table:number-columns-repeated="975"/>
        </table:table-row>
        <table:table-row table:style-name="ro3" table:visibility="collapse">
          <table:table-cell table:style-name="ce33" table:formula="of:=SUM([.A22:.A93])" office:value-type="currency" office:currency="ZAR" office:value="697500" calcext:value-type="currency">
            <text:p>R 697 500</text:p>
          </table:table-cell>
          <table:table-cell table:number-columns-repeated="1023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ning and Projections" table:style-name="ta5" table:protected="true">
        <loext:table-protection loext:select-unprotected-cells="true"/>
        <office:forms form:automatic-focus="false" form:apply-design-mode="false"/>
        <table:table-column table:style-name="co11" table:default-cell-style-name="ce6"/>
        <table:table-column table:style-name="co2" table:number-columns-repeated="1023" table:default-cell-style-name="ce6"/>
        <table:table-row table:style-name="ro4">
          <table:table-cell table:style-name="ce25" office:value-type="string" calcext:value-type="string">
            <text:p>Planning and Projection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is worksheet is used to determine what year on year increase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should be considered over the next ten years. The changes ar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expressed in real terms, i.e. constant currency ignoring inflation.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If the annual changes are close to zero, a Sectional Title schem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would be appear to be in sound financial health and resident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should not be unpleasantly surprised by large levy fluctuations.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/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If either of the “Reserve fund budget OK?” or “Final reserve OK?”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entries shows “NOT OK”, it should be taken as a warning that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the financial planning may be inadequate for the long-term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" office:value-type="string" calcext:value-type="string">
            <text:p>maintenance of a scheme.</text:p>
          </table:table-cell>
          <table:table-cell table:style-name="ce30"/>
          <table:table-cell table:number-columns-repeated="1022"/>
        </table:table-row>
        <table:table-row table:style-name="ro1" table:number-rows-repeated="2">
          <table:table-cell table:style-name="ce3"/>
          <table:table-cell table:style-name="ce30"/>
          <table:table-cell table:number-columns-repeated="1022"/>
        </table:table-row>
        <table:table-row table:style-name="ro1">
          <table:table-cell table:style-name="ce38" office:value-type="string" calcext:value-type="string">
            <text:p>Year</text:p>
          </table:table-cell>
          <table:table-cell table:style-name="ce30" table:formula="of:=[$'Current Financials'.B12]" office:value-type="float" office:value="2023" calcext:value-type="float">
            <text:p>2023</text:p>
          </table:table-cell>
          <table:table-cell table:style-name="ce30" table:formula="of:=[.B15]+1" office:value-type="float" office:value="2024" calcext:value-type="float">
            <text:p>2024</text:p>
          </table:table-cell>
          <table:table-cell table:style-name="ce30" table:formula="of:=[.C15]+1" office:value-type="float" office:value="2025" calcext:value-type="float">
            <text:p>2025</text:p>
          </table:table-cell>
          <table:table-cell table:style-name="ce30" table:formula="of:=[.D15]+1" office:value-type="float" office:value="2026" calcext:value-type="float">
            <text:p>2026</text:p>
          </table:table-cell>
          <table:table-cell table:style-name="ce30" table:formula="of:=[.E15]+1" office:value-type="float" office:value="2027" calcext:value-type="float">
            <text:p>2027</text:p>
          </table:table-cell>
          <table:table-cell table:style-name="ce30" table:formula="of:=[.F15]+1" office:value-type="float" office:value="2028" calcext:value-type="float">
            <text:p>2028</text:p>
          </table:table-cell>
          <table:table-cell table:style-name="ce30" table:formula="of:=[.G15]+1" office:value-type="float" office:value="2029" calcext:value-type="float">
            <text:p>2029</text:p>
          </table:table-cell>
          <table:table-cell table:style-name="ce30" table:formula="of:=[.H15]+1" office:value-type="float" office:value="2030" calcext:value-type="float">
            <text:p>2030</text:p>
          </table:table-cell>
          <table:table-cell table:style-name="ce30" table:formula="of:=[.I15]+1" office:value-type="float" office:value="2031" calcext:value-type="float">
            <text:p>2031</text:p>
          </table:table-cell>
          <table:table-cell table:style-name="ce30" table:formula="of:=[.J15]+1" office:value-type="float" office:value="2032" calcext:value-type="float">
            <text:p>2032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Proposed budget change real (%)</text:p>
          </table:table-cell>
          <table:table-cell table:style-name="ce40" office:value-type="percentage" office:value="0.01" calcext:value-type="percentage">
            <text:p>1,00%</text:p>
          </table:table-cell>
          <table:table-cell table:number-columns-repeated="9" table:style-name="ce40" office:value-type="percentage" office:value="0.02" calcext:value-type="percentage">
            <text:p>2,00%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41" table:formula="of:=[.B16]+[$'Current Financials'.$B$18]" office:value-type="percentage" office:value="0.06" calcext:value-type="percentage">
            <text:p>6,00%</text:p>
          </table:table-cell>
          <table:table-cell table:style-name="ce41" table:formula="of:=[.C16]+[$'Current Financials'.$B$18]" office:value-type="percentage" office:value="0.07" calcext:value-type="percentage">
            <text:p>7,00%</text:p>
          </table:table-cell>
          <table:table-cell table:style-name="ce41" table:formula="of:=[.D16]+[$'Current Financials'.$B$18]" office:value-type="percentage" office:value="0.07" calcext:value-type="percentage">
            <text:p>7,00%</text:p>
          </table:table-cell>
          <table:table-cell table:style-name="ce41" table:formula="of:=[.E16]+[$'Current Financials'.$B$18]" office:value-type="percentage" office:value="0.07" calcext:value-type="percentage">
            <text:p>7,00%</text:p>
          </table:table-cell>
          <table:table-cell table:style-name="ce41" table:formula="of:=[.F16]+[$'Current Financials'.$B$18]" office:value-type="percentage" office:value="0.07" calcext:value-type="percentage">
            <text:p>7,00%</text:p>
          </table:table-cell>
          <table:table-cell table:style-name="ce41" table:formula="of:=[.G16]+[$'Current Financials'.$B$18]" office:value-type="percentage" office:value="0.07" calcext:value-type="percentage">
            <text:p>7,00%</text:p>
          </table:table-cell>
          <table:table-cell table:style-name="ce41" table:formula="of:=[.H16]+[$'Current Financials'.$B$18]" office:value-type="percentage" office:value="0.07" calcext:value-type="percentage">
            <text:p>7,00%</text:p>
          </table:table-cell>
          <table:table-cell table:style-name="ce41" table:formula="of:=[.I16]+[$'Current Financials'.$B$18]" office:value-type="percentage" office:value="0.07" calcext:value-type="percentage">
            <text:p>7,00%</text:p>
          </table:table-cell>
          <table:table-cell table:style-name="ce41" table:formula="of:=[.J16]+[$'Current Financials'.$B$18]" office:value-type="percentage" office:value="0.07" calcext:value-type="percentage">
            <text:p>7,00%</text:p>
          </table:table-cell>
          <table:table-cell table:style-name="ce41" table:formula="of:=[.K16]+[$'Current Financials'.$B$18]" office:value-type="percentage" office:value="0.07" calcext:value-type="percentage">
            <text:p>7,00%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$'Current Financials'.B17]" office:value-type="currency" office:currency="ZAR" office:value="1964455" calcext:value-type="currency">
            <text:p>R 1 964 455</text:p>
          </table:table-cell>
          <table:table-cell table:style-name="ce33" table:formula="of:=[.B26]" office:value-type="currency" office:currency="ZAR" office:value="1661535.6365" calcext:value-type="currency">
            <text:p>R 1 661 536</text:p>
          </table:table-cell>
          <table:table-cell table:style-name="ce33" table:formula="of:=[.C26]" office:value-type="currency" office:currency="ZAR" office:value="580134.7722175" calcext:value-type="currency">
            <text:p>R 580 135</text:p>
          </table:table-cell>
          <table:table-cell table:style-name="ce33" table:formula="of:=[.D26]" office:value-type="currency" office:currency="ZAR" office:value="851069.992714288" calcext:value-type="currency">
            <text:p>R 851 070</text:p>
          </table:table-cell>
          <table:table-cell table:style-name="ce33" table:formula="of:=[.E26]" office:value-type="currency" office:currency="ZAR" office:value="1226639.82589439" calcext:value-type="currency">
            <text:p>R 1 226 640</text:p>
          </table:table-cell>
          <table:table-cell table:style-name="ce33" table:formula="of:=[.F26]" office:value-type="currency" office:currency="ZAR" office:value="557540.539643726" calcext:value-type="currency">
            <text:p>R 557 541</text:p>
          </table:table-cell>
          <table:table-cell table:style-name="ce33" table:formula="of:=[.G26]" office:value-type="currency" office:currency="ZAR" office:value="1107934.04784884" calcext:value-type="currency">
            <text:p>R 1 107 934</text:p>
          </table:table-cell>
          <table:table-cell table:style-name="ce33" table:formula="of:=[.H26]" office:value-type="currency" office:currency="ZAR" office:value="1661370.12792293" calcext:value-type="currency">
            <text:p>R 1 661 370</text:p>
          </table:table-cell>
          <table:table-cell table:style-name="ce33" table:formula="of:=[.I26]" office:value-type="currency" office:currency="ZAR" office:value="529557.409303943" calcext:value-type="currency">
            <text:p>R 529 557</text:p>
          </table:table-cell>
          <table:table-cell table:style-name="ce33" table:formula="of:=[.J26]" office:value-type="currency" office:currency="ZAR" office:value="877876.264613856" calcext:value-type="currency">
            <text:p>R 877 87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$'Current Financials'.B15]" office:value-type="currency" office:currency="ZAR" office:value="1194840" calcext:value-type="currency">
            <text:p>R 1 194 840</text:p>
          </table:table-cell>
          <table:table-cell table:style-name="ce33" table:formula="of:=[.B19]*(1+[$'Current Financials'.$B$18])" office:value-type="currency" office:currency="ZAR" office:value="1254582" calcext:value-type="currency">
            <text:p>R 1 254 582</text:p>
          </table:table-cell>
          <table:table-cell table:style-name="ce33" table:formula="of:=[.C19]*(1+[$'Current Financials'.$B$18])" office:value-type="currency" office:currency="ZAR" office:value="1317311.1" calcext:value-type="currency">
            <text:p>R 1 317 311</text:p>
          </table:table-cell>
          <table:table-cell table:style-name="ce33" table:formula="of:=[.D19]*(1+[$'Current Financials'.$B$18])" office:value-type="currency" office:currency="ZAR" office:value="1383176.655" calcext:value-type="currency">
            <text:p>R 1 383 177</text:p>
          </table:table-cell>
          <table:table-cell table:style-name="ce33" table:formula="of:=[.E19]*(1+[$'Current Financials'.$B$18])" office:value-type="currency" office:currency="ZAR" office:value="1452335.48775" calcext:value-type="currency">
            <text:p>R 1 452 335</text:p>
          </table:table-cell>
          <table:table-cell table:style-name="ce33" table:formula="of:=[.F19]*(1+[$'Current Financials'.$B$18])" office:value-type="currency" office:currency="ZAR" office:value="1524952.2621375" calcext:value-type="currency">
            <text:p>R 1 524 952</text:p>
          </table:table-cell>
          <table:table-cell table:style-name="ce33" table:formula="of:=[.G19]*(1+[$'Current Financials'.$B$18])" office:value-type="currency" office:currency="ZAR" office:value="1601199.87524438" calcext:value-type="currency">
            <text:p>R 1 601 200</text:p>
          </table:table-cell>
          <table:table-cell table:style-name="ce33" table:formula="of:=[.H19]*(1+[$'Current Financials'.$B$18])" office:value-type="currency" office:currency="ZAR" office:value="1681259.86900659" calcext:value-type="currency">
            <text:p>R 1 681 260</text:p>
          </table:table-cell>
          <table:table-cell table:style-name="ce33" table:formula="of:=[.I19]*(1+[$'Current Financials'.$B$18])" office:value-type="currency" office:currency="ZAR" office:value="1765322.86245692" calcext:value-type="currency">
            <text:p>R 1 765 323</text:p>
          </table:table-cell>
          <table:table-cell table:style-name="ce33" table:formula="of:=[.J19]*(1+[$'Current Financials'.$B$18])" office:value-type="currency" office:currency="ZAR" office:value="1853589.00557977" calcext:value-type="currency">
            <text:p>R 1 853 58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$'Current Financials'.B16]" office:value-type="currency" office:currency="ZAR" office:value="438600" calcext:value-type="currency">
            <text:p>R 438 600</text:p>
          </table:table-cell>
          <table:table-cell table:style-name="ce33" table:formula="of:=[.B20]*(1+[$'Current Financials'.$B$18])" office:value-type="currency" office:currency="ZAR" office:value="460530" calcext:value-type="currency">
            <text:p>R 460 530</text:p>
          </table:table-cell>
          <table:table-cell table:style-name="ce33" table:formula="of:=[.C20]*(1+[$'Current Financials'.$B$18])" office:value-type="currency" office:currency="ZAR" office:value="483556.5" calcext:value-type="currency">
            <text:p>R 483 557</text:p>
          </table:table-cell>
          <table:table-cell table:style-name="ce33" table:formula="of:=[.D20]*(1+[$'Current Financials'.$B$18])" office:value-type="currency" office:currency="ZAR" office:value="507734.325" calcext:value-type="currency">
            <text:p>R 507 734</text:p>
          </table:table-cell>
          <table:table-cell table:style-name="ce33" table:formula="of:=[.E20]*(1+[$'Current Financials'.$B$18])" office:value-type="currency" office:currency="ZAR" office:value="533121.04125" calcext:value-type="currency">
            <text:p>R 533 121</text:p>
          </table:table-cell>
          <table:table-cell table:style-name="ce33" table:formula="of:=[.F20]*(1+[$'Current Financials'.$B$18])" office:value-type="currency" office:currency="ZAR" office:value="559777.0933125" calcext:value-type="currency">
            <text:p>R 559 777</text:p>
          </table:table-cell>
          <table:table-cell table:style-name="ce33" table:formula="of:=[.G20]*(1+[$'Current Financials'.$B$18])" office:value-type="currency" office:currency="ZAR" office:value="587765.947978125" calcext:value-type="currency">
            <text:p>R 587 766</text:p>
          </table:table-cell>
          <table:table-cell table:style-name="ce33" table:formula="of:=[.H20]*(1+[$'Current Financials'.$B$18])" office:value-type="currency" office:currency="ZAR" office:value="617154.245377031" calcext:value-type="currency">
            <text:p>R 617 154</text:p>
          </table:table-cell>
          <table:table-cell table:style-name="ce33" table:formula="of:=[.I20]*(1+[$'Current Financials'.$B$18])" office:value-type="currency" office:currency="ZAR" office:value="648011.957645883" calcext:value-type="currency">
            <text:p>R 648 012</text:p>
          </table:table-cell>
          <table:table-cell table:style-name="ce33" table:formula="of:=[.J20]*(1+[$'Current Financials'.$B$18])" office:value-type="currency" office:currency="ZAR" office:value="680412.555528177" calcext:value-type="currency">
            <text:p>R 680 41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2" table:formula="of:=[$'Current Financials'.B14]*(1+[.B17])" office:value-type="currency" office:currency="ZAR" office:value="1544655.32" calcext:value-type="currency">
            <text:p>R 1 544 655</text:p>
          </table:table-cell>
          <table:table-cell table:style-name="ce42" table:formula="of:=[.B21]*(1+[.C17])" office:value-type="currency" office:currency="ZAR" office:value="1652781.1924" calcext:value-type="currency">
            <text:p>R 1 652 781</text:p>
          </table:table-cell>
          <table:table-cell table:style-name="ce42" table:formula="of:=[.C21]*(1+[.D17])" office:value-type="currency" office:currency="ZAR" office:value="1768475.875868" calcext:value-type="currency">
            <text:p>R 1 768 476</text:p>
          </table:table-cell>
          <table:table-cell table:style-name="ce42" table:formula="of:=[.D21]*(1+[.E17])" office:value-type="currency" office:currency="ZAR" office:value="1892269.18717876" calcext:value-type="currency">
            <text:p>R 1 892 269</text:p>
          </table:table-cell>
          <table:table-cell table:style-name="ce42" table:formula="of:=[.E21]*(1+[.F17])" office:value-type="currency" office:currency="ZAR" office:value="2024728.03028127" calcext:value-type="currency">
            <text:p>R 2 024 728</text:p>
          </table:table-cell>
          <table:table-cell table:style-name="ce42" table:formula="of:=[.F21]*(1+[.G17])" office:value-type="currency" office:currency="ZAR" office:value="2166458.99240096" calcext:value-type="currency">
            <text:p>R 2 166 459</text:p>
          </table:table-cell>
          <table:table-cell table:style-name="ce42" table:formula="of:=[.G21]*(1+[.H17])" office:value-type="currency" office:currency="ZAR" office:value="2318111.12186903" calcext:value-type="currency">
            <text:p>R 2 318 111</text:p>
          </table:table-cell>
          <table:table-cell table:style-name="ce42" table:formula="of:=[.H21]*(1+[.I17])" office:value-type="currency" office:currency="ZAR" office:value="2480378.90039986" calcext:value-type="currency">
            <text:p>R 2 480 379</text:p>
          </table:table-cell>
          <table:table-cell table:style-name="ce42" table:formula="of:=[.I21]*(1+[.J17])" office:value-type="currency" office:currency="ZAR" office:value="2654005.42342785" calcext:value-type="currency">
            <text:p>R 2 654 005</text:p>
          </table:table-cell>
          <table:table-cell table:style-name="ce42" table:formula="of:=[.J21]*(1+[.K17])" office:value-type="currency" office:currency="ZAR" office:value="2839785.8030678" calcext:value-type="currency">
            <text:p>R 2 839 78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349815.32" calcext:value-type="currency">
            <text:p>R 349 815</text:p>
          </table:table-cell>
          <table:table-cell table:style-name="ce33" table:formula="of:=[.C21]-[.C19]" office:value-type="currency" office:currency="ZAR" office:value="398199.1924" calcext:value-type="currency">
            <text:p>R 398 199</text:p>
          </table:table-cell>
          <table:table-cell table:style-name="ce33" table:formula="of:=[.D21]-[.D19]" office:value-type="currency" office:currency="ZAR" office:value="451164.775868" calcext:value-type="currency">
            <text:p>R 451 165</text:p>
          </table:table-cell>
          <table:table-cell table:style-name="ce33" table:formula="of:=[.E21]-[.E19]" office:value-type="currency" office:currency="ZAR" office:value="509092.53217876" calcext:value-type="currency">
            <text:p>R 509 093</text:p>
          </table:table-cell>
          <table:table-cell table:style-name="ce33" table:formula="of:=[.F21]-[.F19]" office:value-type="currency" office:currency="ZAR" office:value="572392.542531273" calcext:value-type="currency">
            <text:p>R 572 393</text:p>
          </table:table-cell>
          <table:table-cell table:style-name="ce33" table:formula="of:=[.G21]-[.G19]" office:value-type="currency" office:currency="ZAR" office:value="641506.730263463" calcext:value-type="currency">
            <text:p>R 641 507</text:p>
          </table:table-cell>
          <table:table-cell table:style-name="ce33" table:formula="of:=[.H21]-[.H19]" office:value-type="currency" office:currency="ZAR" office:value="716911.246624655" calcext:value-type="currency">
            <text:p>R 716 911</text:p>
          </table:table-cell>
          <table:table-cell table:style-name="ce33" table:formula="of:=[.I21]-[.I19]" office:value-type="currency" office:currency="ZAR" office:value="799119.031393269" calcext:value-type="currency">
            <text:p>R 799 119</text:p>
          </table:table-cell>
          <table:table-cell table:style-name="ce33" table:formula="of:=[.J21]-[.J19]" office:value-type="currency" office:currency="ZAR" office:value="888682.560970929" calcext:value-type="currency">
            <text:p>R 888 683</text:p>
          </table:table-cell>
          <table:table-cell table:style-name="ce33" table:formula="of:=[.K21]-[.K19]" office:value-type="currency" office:currency="ZAR" office:value="986196.797488033" calcext:value-type="currency">
            <text:p>R 986 197</text:p>
          </table:table-cell>
          <table:table-cell table:number-columns-repeated="1013"/>
        </table:table-row>
        <table:table-row table:style-name="ro3">
          <table:table-cell table:style-name="ce34" office:value-type="string" calcext:value-type="string">
            <text:p>Additional months of fund contributions needed for current year</text:p>
          </table:table-cell>
          <table:table-cell table:style-name="ce43" table:formula="of:=IF([.B18]&gt;=[.B25];0;([.B25]-[.B18])/([.B22]/12))" office:value-type="float" office:value="0" calcext:value-type="float">
            <text:p>0,0</text:p>
          </table:table-cell>
          <table:table-cell table:style-name="ce43" table:formula="of:=IF([.C18]&gt;=[.C25];0;([.C25]-[.C18])/([.C22]/12))" office:value-type="float" office:value="0" calcext:value-type="float">
            <text:p>0,0</text:p>
          </table:table-cell>
          <table:table-cell table:style-name="ce43" table:formula="of:=IF([.D18]&gt;=[.D25];0;([.D25]-[.D18])/([.D22]/12))" office:value-type="float" office:value="0" calcext:value-type="float">
            <text:p>0,0</text:p>
          </table:table-cell>
          <table:table-cell table:style-name="ce43" table:formula="of:=IF([.E18]&gt;=[.E25];0;([.E25]-[.E18])/([.E22]/12))" office:value-type="float" office:value="0" calcext:value-type="float">
            <text:p>0,0</text:p>
          </table:table-cell>
          <table:table-cell table:style-name="ce43" table:formula="of:=IF([.F18]&gt;=[.F25];0;([.F25]-[.F18])/([.F22]/12))" office:value-type="float" office:value="0.773153070461516" calcext:value-type="float">
            <text:p>0,8</text:p>
          </table:table-cell>
          <table:table-cell table:style-name="ce43" table:formula="of:=IF([.G18]&gt;=[.G25];0;([.G25]-[.G18])/([.G22]/12))" office:value-type="float" office:value="0" calcext:value-type="float">
            <text:p>0,0</text:p>
          </table:table-cell>
          <table:table-cell table:style-name="ce43" table:formula="of:=IF([.H18]&gt;=[.H25];0;([.H25]-[.H18])/([.H22]/12))" office:value-type="float" office:value="0" calcext:value-type="float">
            <text:p>0,0</text:p>
          </table:table-cell>
          <table:table-cell table:style-name="ce43" table:formula="of:=IF([.I18]&gt;=[.I25];0;([.I25]-[.I18])/([.I22]/12))" office:value-type="float" office:value="4.45405650799376" calcext:value-type="float">
            <text:p>4,5</text:p>
          </table:table-cell>
          <table:table-cell table:style-name="ce43" table:formula="of:=IF([.J18]&gt;=[.J25];0;([.J25]-[.J18])/([.J22]/12))" office:value-type="float" office:value="0.380545611638491" calcext:value-type="float">
            <text:p>0,4</text:p>
          </table:table-cell>
          <table:table-cell table:style-name="ce43" table:formula="of:=IF([.K18]&gt;=[.K25];0;([.K25]-[.K18])/([.K22]/12))" office:value-type="float" office:value="0" calcext:value-type="float">
            <text:p>0,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4" table:formula="of:=IF([.B18]&gt;=[$'Current Financials'.$B$13];&quot;&quot;;IF([.B18]&gt;=[$'Current Financials'.$B$13]/4;IF([.B22]&gt;=[.B20]; &quot;&quot;; &quot;NOT OK1&quot;); IF([.B22]&gt;=0.15*[.B19]; &quot;&quot;; &quot;NOT OK2&quot;)))">
            <text:p/>
          </table:table-cell>
          <table:table-cell table:style-name="ce4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4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4" table:formula="of:=IF([.K18]&gt;=[.J19];&quot;&quot;;IF([.K18]&gt;=[.J19]/4;IF([.K22]&gt;=[.K20]; &quot;&quot;; &quot;NOT OK1&quot;); IF([.K22]&gt;=0.15*[.K19]; &quot;&quot;; &quot;NOT OK2&quot;))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$'Ten Year Plan'.G$16:.G$87])" office:value-type="currency" office:currency="ZAR" office:value="697500" calcext:value-type="currency">
            <text:p>R 697 500</text:p>
          </table:table-cell>
          <table:table-cell table:style-name="ce33" table:formula="of:=SUM([$'Ten Year Plan'.H$16:.H$87])" office:value-type="currency" office:currency="ZAR" office:value="1507275" calcext:value-type="currency">
            <text:p>R 1 507 275</text:p>
          </table:table-cell>
          <table:table-cell table:style-name="ce33" table:formula="of:=SUM([$'Ten Year Plan'.I$16:.I$87])" office:value-type="currency" office:currency="ZAR" office:value="197898.75" calcext:value-type="currency">
            <text:p>R 197 899</text:p>
          </table:table-cell>
          <table:table-cell table:style-name="ce33" table:formula="of:=SUM([$'Ten Year Plan'.J$16:.J$87])" office:value-type="currency" office:currency="ZAR" office:value="159173.4375" calcext:value-type="currency">
            <text:p>R 159 173</text:p>
          </table:table-cell>
          <table:table-cell table:style-name="ce33" table:formula="of:=SUM([$'Ten Year Plan'.K$16:.K$87])" office:value-type="currency" office:currency="ZAR" office:value="1263518.746875" calcext:value-type="currency">
            <text:p>R 1 263 519</text:p>
          </table:table-cell>
          <table:table-cell table:style-name="ce33" table:formula="of:=SUM([$'Ten Year Plan'.L$16:.L$87])" office:value-type="currency" office:currency="ZAR" office:value="111674.63671875" calcext:value-type="currency">
            <text:p>R 111 675</text:p>
          </table:table-cell>
          <table:table-cell table:style-name="ce33" table:formula="of:=SUM([$'Ten Year Plan'.M$16:.M$87])" office:value-type="currency" office:currency="ZAR" office:value="197664.106992188" calcext:value-type="currency">
            <text:p>R 197 664</text:p>
          </table:table-cell>
          <table:table-cell table:style-name="ce33" table:formula="of:=SUM([$'Ten Year Plan'.N$16:.N$87])" office:value-type="currency" office:currency="ZAR" office:value="1957980.23812617" calcext:value-type="currency">
            <text:p>R 1 957 980</text:p>
          </table:table-cell>
          <table:table-cell table:style-name="ce33" table:formula="of:=SUM([$'Ten Year Plan'.O$16:.O$87])" office:value-type="currency" office:currency="ZAR" office:value="557739.430030371" calcext:value-type="currency">
            <text:p>R 557 739</text:p>
          </table:table-cell>
          <table:table-cell table:style-name="ce33" table:formula="of:=SUM([$'Ten Year Plan'.P$16:.P$87])" office:value-type="currency" office:currency="ZAR" office:value="290874.040495972" calcext:value-type="currency">
            <text:p>R 290 87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42" table:formula="of:=[.B18]+[.B22]-[.B25]+(2*[.B18]+[.B22]-[.B25])/2*[$'Current Financials'.$B$19]" office:value-type="currency" office:currency="ZAR" office:value="1661535.6365" calcext:value-type="currency">
            <text:p>R 1 661 536</text:p>
          </table:table-cell>
          <table:table-cell table:style-name="ce42" table:formula="of:=[.C18]+[.C22]-[.C25]+(2*[.C18]+[.C22]-[.C25])/2*[$'Current Financials'.$B$19]" office:value-type="currency" office:currency="ZAR" office:value="580134.7722175" calcext:value-type="currency">
            <text:p>R 580 135</text:p>
          </table:table-cell>
          <table:table-cell table:style-name="ce42" table:formula="of:=[.D18]+[.D22]-[.D25]+(2*[.D18]+[.D22]-[.D25])/2*[$'Current Financials'.$B$19]" office:value-type="currency" office:currency="ZAR" office:value="851069.992714288" calcext:value-type="currency">
            <text:p>R 851 070</text:p>
          </table:table-cell>
          <table:table-cell table:style-name="ce42" table:formula="of:=[.E18]+[.E22]-[.E25]+(2*[.E18]+[.E22]-[.E25])/2*[$'Current Financials'.$B$19]" office:value-type="currency" office:currency="ZAR" office:value="1226639.82589439" calcext:value-type="currency">
            <text:p>R 1 226 640</text:p>
          </table:table-cell>
          <table:table-cell table:style-name="ce42" table:formula="of:=[.F18]+[.F22]-[.F25]+(2*[.F18]+[.F22]-[.F25])/2*[$'Current Financials'.$B$19]" office:value-type="currency" office:currency="ZAR" office:value="557540.539643726" calcext:value-type="currency">
            <text:p>R 557 541</text:p>
          </table:table-cell>
          <table:table-cell table:style-name="ce42" table:formula="of:=[.G18]+[.G22]-[.G25]+(2*[.G18]+[.G22]-[.G25])/2*[$'Current Financials'.$B$19]" office:value-type="currency" office:currency="ZAR" office:value="1107934.04784884" calcext:value-type="currency">
            <text:p>R 1 107 934</text:p>
          </table:table-cell>
          <table:table-cell table:style-name="ce42" table:formula="of:=[.H18]+[.H22]-[.H25]+(2*[.H18]+[.H22]-[.H25])/2*[$'Current Financials'.$B$19]" office:value-type="currency" office:currency="ZAR" office:value="1661370.12792293" calcext:value-type="currency">
            <text:p>R 1 661 370</text:p>
          </table:table-cell>
          <table:table-cell table:style-name="ce42" table:formula="of:=[.I18]+[.I22]-[.I25]+(2*[.I18]+[.I22]-[.I25])/2*[$'Current Financials'.$B$19]" office:value-type="currency" office:currency="ZAR" office:value="529557.409303943" calcext:value-type="currency">
            <text:p>R 529 557</text:p>
          </table:table-cell>
          <table:table-cell table:style-name="ce42" table:formula="of:=[.J18]+[.J22]-[.J25]+(2*[.J18]+[.J22]-[.J25])/2*[$'Current Financials'.$B$19]" office:value-type="currency" office:currency="ZAR" office:value="877876.264613856" calcext:value-type="currency">
            <text:p>R 877 876</text:p>
          </table:table-cell>
          <table:table-cell table:style-name="ce42" table:formula="of:=[.K18]+[.K22]-[.K25]+(2*[.K18]+[.K22]-[.K25])/2*[$'Current Financials'.$B$19]" office:value-type="currency" office:currency="ZAR" office:value="1603837.46268367" calcext:value-type="currency">
            <text:p>R 1 603 83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45" table:formula="of:=[.B26]/[.B19]*12" office:value-type="float" office:value="16.6871109420508" calcext:value-type="float">
            <text:p>16,7</text:p>
          </table:table-cell>
          <table:table-cell table:style-name="ce45" table:formula="of:=[.C26]/[.C19]*12" office:value-type="float" office:value="5.54895356908517" calcext:value-type="float">
            <text:p>5,5</text:p>
          </table:table-cell>
          <table:table-cell table:style-name="ce45" table:formula="of:=[.D26]/[.D19]*12" office:value-type="float" office:value="7.75279272494664" calcext:value-type="float">
            <text:p>7,8</text:p>
          </table:table-cell>
          <table:table-cell table:style-name="ce45" table:formula="of:=[.E26]/[.E19]*12" office:value-type="float" office:value="10.6419363409027" calcext:value-type="float">
            <text:p>10,6</text:p>
          </table:table-cell>
          <table:table-cell table:style-name="ce45" table:formula="of:=[.F26]/[.F19]*12" office:value-type="float" office:value="4.60670866487591" calcext:value-type="float">
            <text:p>4,6</text:p>
          </table:table-cell>
          <table:table-cell table:style-name="ce45" table:formula="of:=[.G26]/[.G19]*12" office:value-type="float" office:value="8.71844247475027" calcext:value-type="float">
            <text:p>8,7</text:p>
          </table:table-cell>
          <table:table-cell table:style-name="ce45" table:formula="of:=[.H26]/[.H19]*12" office:value-type="float" office:value="12.4509387262053" calcext:value-type="float">
            <text:p>12,5</text:p>
          </table:table-cell>
          <table:table-cell table:style-name="ce45" table:formula="of:=[.I26]/[.I19]*12" office:value-type="float" office:value="3.77971842949068" calcext:value-type="float">
            <text:p>3,8</text:p>
          </table:table-cell>
          <table:table-cell table:style-name="ce45" table:formula="of:=[.J26]/[.J19]*12" office:value-type="float" office:value="5.9674722394433" calcext:value-type="float">
            <text:p>6,0</text:p>
          </table:table-cell>
          <table:table-cell table:style-name="ce45" table:formula="of:=[.K26]/[.K19]*12" office:value-type="float" office:value="10.3831267310437" calcext:value-type="float">
            <text:p>10,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44" table:formula="of:=IF([.B26]&lt;0; &quot;NOT OK!&quot;; IF([.B26]&gt;=[.B19]/4;&quot;&quot;;&quot;Low&quot;))">
            <text:p/>
          </table:table-cell>
          <table:table-cell table:style-name="ce44" table:formula="of:=IF([.C26]&lt;0; &quot;NOT OK!&quot;; IF([.C26]&gt;=[.C19]/4;&quot;&quot;;&quot;Low&quot;))">
            <text:p/>
          </table:table-cell>
          <table:table-cell table:style-name="ce44" table:formula="of:=IF([.D26]&lt;0; &quot;NOT OK!&quot;; IF([.D26]&gt;=[.D19]/4;&quot;&quot;;&quot;Low&quot;))">
            <text:p/>
          </table:table-cell>
          <table:table-cell table:style-name="ce44" table:formula="of:=IF([.E26]&lt;0; &quot;NOT OK!&quot;; IF([.E26]&gt;=[.E19]/4;&quot;&quot;;&quot;Low&quot;))">
            <text:p/>
          </table:table-cell>
          <table:table-cell table:style-name="ce44" table:formula="of:=IF([.F26]&lt;0; &quot;NOT OK!&quot;; IF([.F26]&gt;=[.F19]/4;&quot;&quot;;&quot;Low&quot;))">
            <text:p/>
          </table:table-cell>
          <table:table-cell table:style-name="ce44" table:formula="of:=IF([.G26]&lt;0; &quot;NOT OK!&quot;; IF([.G26]&gt;=[.G19]/4;&quot;&quot;;&quot;Low&quot;))">
            <text:p/>
          </table:table-cell>
          <table:table-cell table:style-name="ce44" table:formula="of:=IF([.H26]&lt;0; &quot;NOT OK!&quot;; IF([.H26]&gt;=[.H19]/4;&quot;&quot;;&quot;Low&quot;))">
            <text:p/>
          </table:table-cell>
          <table:table-cell table:style-name="ce44" table:formula="of:=IF([.I26]&lt;0; &quot;NOT OK!&quot;; IF([.I26]&gt;=[.I19]/4;&quot;&quot;;&quot;Low&quot;))">
            <text:p/>
          </table:table-cell>
          <table:table-cell table:style-name="ce44" table:formula="of:=IF([.J26]&lt;0; &quot;NOT OK!&quot;; IF([.J26]&gt;=[.J19]/4;&quot;&quot;;&quot;Low&quot;))">
            <text:p/>
          </table:table-cell>
          <table:table-cell table:style-name="ce44" table:formula="of:=IF([.K26]&lt;0; &quot;NOT OK!&quot;; IF([.K26]&gt;=[.K19]/4;&quot;&quot;;&quot;Low&quot;))">
            <text:p/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dget Summary" table:style-name="ta6" table:protected="true">
        <loext:table-protection loext:select-unprotected-cells="true"/>
        <table:table-column table:style-name="co12" table:default-cell-style-name="ce6"/>
        <table:table-column table:style-name="co13" table:default-cell-style-name="ce6"/>
        <table:table-column table:style-name="co2" table:number-columns-repeated="1022" table:default-cell-style-name="ce6"/>
        <table:table-row table:style-name="ro4">
          <table:table-cell table:style-name="ce19" office:value-type="string" calcext:value-type="string" table:number-columns-spanned="2" table:number-rows-spanned="1">
            <text:p>Budget Summary</text:p>
          </table:table-cell>
          <table:covered-table-cell table:style-name="ce25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year.</text:p>
          </table:table-cell>
          <table:covered-table-cell table:style-name="ce4"/>
          <table:table-cell table:number-columns-repeated="1022"/>
        </table:table-row>
        <table:table-row table:style-name="ro3">
          <table:table-cell table:style-name="ce8" table:number-columns-spanned="2" table:number-rows-spanned="1"/>
          <table:covered-table-cell table:style-name="ce4"/>
          <table:table-cell table:number-columns-repeated="1022"/>
        </table:table-row>
        <table:table-row table:style-name="ro3" table:number-rows-repeated="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Budget Summary</text:p>
          </table:table-cell>
          <table:table-cell table:number-columns-repeated="1023"/>
        </table:table-row>
        <table:table-row table:style-name="ro3">
          <table:table-cell table:style-name="ce34" office:value-type="string" calcext:value-type="string">
            <text:p>Administrative budget</text:p>
          </table:table-cell>
          <table:table-cell table:style-name="ce33" table:formula="of:=[$'Current Financials'.B15]" office:value-type="currency" office:currency="ZAR" office:value="1194840" calcext:value-type="currency">
            <text:p>R 1 194 840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Reserve fund budget</text:p>
          </table:table-cell>
          <table:table-cell table:style-name="ce33" table:formula="of:=[$'Planning and Projections'.B22]" office:value-type="currency" office:currency="ZAR" office:value="349815.32" calcext:value-type="currency">
            <text:p>R 349 81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Total budget</text:p>
          </table:table-cell>
          <table:table-cell table:style-name="ce33" table:formula="of:=[$'Planning and Projections'.B21]" office:value-type="currency" office:currency="ZAR" office:value="1544655.32" calcext:value-type="currency">
            <text:p>R 1 544 65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Reserve fund budget / Total budget</text:p>
          </table:table-cell>
          <table:table-cell table:style-name="ce47" table:formula="of:=[.B10]/[.B11]" office:value-type="percentage" office:value="0.226468206512246" calcext:value-type="percentage">
            <text:p>22,6%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Previous year's total budget</text:p>
          </table:table-cell>
          <table:table-cell table:style-name="ce33" table:formula="of:=[$'Current Financials'.B14]" office:value-type="currency" office:currency="ZAR" office:value="1457222" calcext:value-type="currency">
            <text:p>R 1 457 222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Total budget change from previous year (%)</text:p>
          </table:table-cell>
          <table:table-cell table:style-name="ce47" table:formula="of:=[.B11]/[$'Current Financials'.B14]-1" office:value-type="percentage" office:value="0.0600000000000001" calcext:value-type="percentage">
            <text:p>6,0%</text:p>
          </table:table-cell>
          <table:table-cell table:number-columns-repeated="1022"/>
        </table:table-row>
        <table:table-row table:style-name="ro3">
          <table:table-cell table:style-name="ce34"/>
          <table:table-cell table:style-name="ce47"/>
          <table:table-cell table:number-columns-repeated="1022"/>
        </table:table-row>
        <table:table-row table:style-name="ro2">
          <table:table-cell table:style-name="ce46" office:value-type="string" calcext:value-type="string">
            <text:p>Reserve Fund Summary</text:p>
          </table:table-cell>
          <table:table-cell table:style-name="ce47"/>
          <table:table-cell table:number-columns-repeated="1022"/>
        </table:table-row>
        <table:table-row table:style-name="ro3">
          <table:table-cell table:style-name="ce34" office:value-type="string" calcext:value-type="string">
            <text:p>Initial reserves</text:p>
          </table:table-cell>
          <table:table-cell table:style-name="ce33" table:formula="of:=[$'Planning and Projections'.B18]" office:value-type="currency" office:currency="ZAR" office:value="1964455" calcext:value-type="currency">
            <text:p>R 1 964 45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Recommended initial reserves</text:p>
          </table:table-cell>
          <table:table-cell table:style-name="ce33" table:formula="of:=[$'Current Year Planner'.E13]" office:value-type="currency" office:currency="ZAR" office:value="2899350" calcext:value-type="currency">
            <text:p>R 2 899 350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Actual versus recommended difference</text:p>
          </table:table-cell>
          <table:table-cell table:style-name="ce33" table:formula="of:=[.B17]-[.B18]" office:value-type="currency" office:currency="ZAR" office:value="-934895" calcext:value-type="currency">
            <text:p>R-934 89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Actual versus recommended difference (%)</text:p>
          </table:table-cell>
          <table:table-cell table:style-name="ce35" table:formula="of:=([.B17]-[.B18])/[.B18]" office:value-type="percentage" office:value="-0.322449859451256" calcext:value-type="percentage">
            <text:p>-32,2%</text:p>
          </table:table-cell>
          <table:table-cell table:number-columns-repeated="1022"/>
        </table:table-row>
        <table:table-row table:style-name="ro3">
          <table:table-cell table:style-name="ce34"/>
          <table:table-cell table:style-name="ce33"/>
          <table:table-cell table:number-columns-repeated="1022"/>
        </table:table-row>
        <table:table-row table:style-name="ro3">
          <table:table-cell table:style-name="ce34" office:value-type="string" calcext:value-type="string">
            <text:p>Projected final reserves at year end</text:p>
          </table:table-cell>
          <table:table-cell table:style-name="ce33" table:formula="of:=[$'Planning and Projections'.B26]" office:value-type="currency" office:currency="ZAR" office:value="1661535.6365" calcext:value-type="currency">
            <text:p>R 1 661 536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Recommended final reserves</text:p>
          </table:table-cell>
          <table:table-cell table:style-name="ce33" table:formula="of:=[$'Current Year Planner'.E19]" office:value-type="currency" office:currency="ZAR" office:value="2346002.62476199" calcext:value-type="currency">
            <text:p>R 2 346 003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Actual versus recommended difference</text:p>
          </table:table-cell>
          <table:table-cell table:style-name="ce33" table:formula="of:=[.B22]-[.B23]" office:value-type="currency" office:currency="ZAR" office:value="-684466.988261993" calcext:value-type="currency">
            <text:p>R-684 467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Actual versus recommended difference (%)</text:p>
          </table:table-cell>
          <table:table-cell table:style-name="ce35" table:formula="of:=([.B22]-[.B23])/[.B23]" office:value-type="percentage" office:value="-0.291758833105071" calcext:value-type="percentage">
            <text:p>-29,2%</text:p>
          </table:table-cell>
          <table:table-cell table:number-columns-repeated="1022"/>
        </table:table-row>
        <table:table-row table:style-name="ro3">
          <table:table-cell table:style-name="ce34"/>
          <table:table-cell table:style-name="ce33"/>
          <table:table-cell table:number-columns-repeated="1022"/>
        </table:table-row>
        <table:table-row table:style-name="ro3">
          <table:table-cell table:style-name="ce34" office:value-type="string" calcext:value-type="string">
            <text:p>Percentage change in reserves</text:p>
          </table:table-cell>
          <table:table-cell table:style-name="ce35" table:formula="of:=([.B22]-[.B17])/[.B17]" office:value-type="percentage" office:value="-0.154200204891433" calcext:value-type="percentage">
            <text:p>-15,4%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Reserves in months</text:p>
          </table:table-cell>
          <table:table-cell table:style-name="ce48" table:formula="of:=[$'Planning and Projections'.B27]" office:value-type="float" office:value="16.6871109420508" calcext:value-type="float">
            <text:p>16,7</text:p>
          </table:table-cell>
          <table:table-cell table:number-columns-repeated="102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R </number:text>
      <number:number number:decimal-places="0" loext:min-decimal-places="0" number:min-integer-digits="1" number:grouping="true"/>
    </number:number-style>
    <number:number-style style:name="N113">
      <number:text>R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2" loext:min-decimal-places="2" number:min-integer-digits="1" number:grouping="true"/>
    </number:number-style>
    <number:number-style style:name="N115">
      <number:text>R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percentage-style style:name="N135P0" style:volatile="true">
      <number:number number:decimal-places="1" loext:min-decimal-places="1" number:min-integer-digits="1"/>
      <number:text>%</number:text>
    </number:percentage-style>
    <number:percentage-style style:name="N135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35P0"/>
    </number:percentage-style>
    <number:number-style style:name="N136">
      <number:number number:decimal-places="1" loext:min-decimal-places="1" number:min-integer-digits="1"/>
    </number:number-style>
    <number:number-style style:name="N137P0" style:volatile="true">
      <number:number number:decimal-places="1" loext:min-decimal-places="1" number:min-integer-digits="1"/>
    </number:number-style>
    <number:number-style style:name="N137">
      <style:text-properties fo:color="#ff0000"/>
      <number:text>-</number:text>
      <number:number number:decimal-places="1" loext:min-decimal-places="1" number:min-integer-digits="1"/>
      <style:map style:condition="value()&gt;=0" style:apply-style-name="N137P0"/>
    </number:number-style>
    <number:percentage-style style:name="N138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_20_Year_20_Plan" style:display-name="PageStyle_Ten Year Pl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rrent_20_Financials" style:display-name="PageStyle_Current Financi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ning_20_and_20_Projections" style:display-name="PageStyle_Planning and Projec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rrent_20_Year_20_Planner" style:display-name="PageStyle_Current Year Plann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dget_20_Summary" style:display-name="PageStyle_Budget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bout" style:display-name="PageStyle_Ab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</meta:creation-date>
    <dc:language>en-ZA</dc:language>
    <dc:date>2023-01-01T16:28:49.603476721</dc:date>
    <meta:editing-cycles>85</meta:editing-cycles>
    <meta:editing-duration>PT20H31M44S</meta:editing-duration>
    <meta:generator>LibreOffice/6.4.7.2$Linux_X86_64 LibreOffice_project/40$Build-2</meta:generator>
    <meta:document-statistic meta:table-count="6" meta:cell-count="4197" meta:object-count="0"/>
  </office:meta>
</office:document-meta>
</file>